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91mm"/>
    </style:style>
    <style:style style:name="co3" style:family="table-column">
      <style:table-column-properties fo:break-before="auto" style:column-width="26.93mm"/>
    </style:style>
    <style:style style:name="co4" style:family="table-column">
      <style:table-column-properties fo:break-before="auto" style:column-width="24.69mm"/>
    </style:style>
    <style:style style:name="co5" style:family="table-column">
      <style:table-column-properties fo:break-before="auto" style:column-width="27.94mm"/>
    </style:style>
    <style:style style:name="co6" style:family="table-column">
      <style:table-column-properties fo:break-before="auto" style:column-width="26.44mm"/>
    </style:style>
    <style:style style:name="co7" style:family="table-column">
      <style:table-column-properties fo:break-before="auto" style:column-width="25.95mm"/>
    </style:style>
    <style:style style:name="co8" style:family="table-column">
      <style:table-column-properties fo:break-before="auto" style:column-width="20.96mm"/>
    </style:style>
    <style:style style:name="co9" style:family="table-column">
      <style:table-column-properties fo:break-before="auto" style:column-width="20.2mm"/>
    </style:style>
    <style:style style:name="co10" style:family="table-column">
      <style:table-column-properties fo:break-before="auto" style:column-width="16.97mm"/>
    </style:style>
    <style:style style:name="co11" style:family="table-column">
      <style:table-column-properties fo:break-before="auto" style:column-width="28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row table:style-name="ro1" table:number-rows-repeated="6">
          <table:table-cell table:number-columns-repeated="26"/>
        </table:table-row>
        <table:table-row table:style-name="ro1">
          <table:table-cell table:number-columns-repeated="4"/>
          <table:table-cell office:value-type="float" office:value="312674578" calcext:value-type="float">
            <text:p>312674578</text:p>
          </table:table-cell>
          <table:table-cell office:value-type="float" office:value="428481280" calcext:value-type="float">
            <text:p>428481280</text:p>
          </table:table-cell>
          <table:table-cell office:value-type="float" office:value="272345824" calcext:value-type="float">
            <text:p>272345824</text:p>
          </table:table-cell>
          <table:table-cell/>
          <table:table-cell table:formula="of:=[.F7]/([.F7]-[.G7])" office:value-type="float" office:value="2.744291981957" calcext:value-type="float">
            <text:p>2.744291982</text:p>
          </table:table-cell>
          <table:table-cell table:formula="of:=[.F7]/[.E7]" office:value-type="float" office:value="1.37037453681316" calcext:value-type="float">
            <text:p>1.370374536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12763920" calcext:value-type="float">
            <text:p>312763920</text:p>
          </table:table-cell>
          <table:table-cell office:value-type="float" office:value="428734752" calcext:value-type="float">
            <text:p>428734752</text:p>
          </table:table-cell>
          <table:table-cell office:value-type="float" office:value="272552296" calcext:value-type="float">
            <text:p>272552296</text:p>
          </table:table-cell>
          <table:table-cell/>
          <table:table-cell table:formula="of:=[.F8]/([.F8]-[.G8])" office:value-type="float" office:value="2.74508906429286" calcext:value-type="float">
            <text:p>2.7450890643</text:p>
          </table:table-cell>
          <table:table-cell table:formula="of:=[.F8]/[.E8]" office:value-type="float" office:value="1.37079351096508" calcext:value-type="float">
            <text:p>1.3707935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12588094" calcext:value-type="float">
            <text:p>312588094</text:p>
          </table:table-cell>
          <table:table-cell office:value-type="float" office:value="428263792" calcext:value-type="float">
            <text:p>428263792</text:p>
          </table:table-cell>
          <table:table-cell office:value-type="float" office:value="272166240" calcext:value-type="float">
            <text:p>272166240</text:p>
          </table:table-cell>
          <table:table-cell/>
          <table:table-cell table:formula="of:=[.F9]/([.F9]-[.G9])" office:value-type="float" office:value="2.74356507525499" calcext:value-type="float">
            <text:p>2.7435650753</text:p>
          </table:table-cell>
          <table:table-cell table:formula="of:=[.F9]/[.E9]" office:value-type="float" office:value="1.370057913978" calcext:value-type="float">
            <text:p>1.370057914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12440272" calcext:value-type="float">
            <text:p>312440272</text:p>
          </table:table-cell>
          <table:table-cell office:value-type="float" office:value="428224056" calcext:value-type="float">
            <text:p>428224056</text:p>
          </table:table-cell>
          <table:table-cell office:value-type="float" office:value="272200600" calcext:value-type="float">
            <text:p>272200600</text:p>
          </table:table-cell>
          <table:table-cell/>
          <table:table-cell table:formula="of:=[.F10]/([.F10]-[.G10])" office:value-type="float" office:value="2.74461332275578" calcext:value-type="float">
            <text:p>2.7446133228</text:p>
          </table:table-cell>
          <table:table-cell table:formula="of:=[.F10]/[.E10]" office:value-type="float" office:value="1.37057893740407" calcext:value-type="float">
            <text:p>1.3705789374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12836489" calcext:value-type="float">
            <text:p>312836489</text:p>
          </table:table-cell>
          <table:table-cell office:value-type="float" office:value="429005664" calcext:value-type="float">
            <text:p>429005664</text:p>
          </table:table-cell>
          <table:table-cell office:value-type="float" office:value="272780248" calcext:value-type="float">
            <text:p>272780248</text:p>
          </table:table-cell>
          <table:table-cell/>
          <table:table-cell table:formula="of:=[.F11]/([.F11]-[.G11])" office:value-type="float" office:value="2.74606830939724" calcext:value-type="float">
            <text:p>2.7460683094</text:p>
          </table:table-cell>
          <table:table-cell table:formula="of:=[.F11]/[.E11]" office:value-type="float" office:value="1.37134151253053" calcext:value-type="float">
            <text:p>1.3713415125</text:p>
          </table:table-cell>
          <table:table-cell table:number-columns-repeated="16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4"/>
          <table:table-cell office:value-type="float" office:value="130676224" calcext:value-type="float">
            <text:p>130676224</text:p>
          </table:table-cell>
          <table:table-cell office:value-type="float" office:value="130730784" calcext:value-type="float">
            <text:p>130730784</text:p>
          </table:table-cell>
          <table:table-cell office:value-type="float" office:value="54560" calcext:value-type="float">
            <text:p>54560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float" office:value="130676224" calcext:value-type="float">
            <text:p>130676224</text:p>
          </table:table-cell>
          <table:table-cell office:value-type="float" office:value="130730784" calcext:value-type="float">
            <text:p>130730784</text:p>
          </table:table-cell>
          <table:table-cell office:value-type="float" office:value="54560" calcext:value-type="float">
            <text:p>54560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float" office:value="130676224" calcext:value-type="float">
            <text:p>130676224</text:p>
          </table:table-cell>
          <table:table-cell office:value-type="float" office:value="130730784" calcext:value-type="float">
            <text:p>130730784</text:p>
          </table:table-cell>
          <table:table-cell office:value-type="float" office:value="54560" calcext:value-type="float">
            <text:p>54560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float" office:value="130676224" calcext:value-type="float">
            <text:p>130676224</text:p>
          </table:table-cell>
          <table:table-cell office:value-type="float" office:value="130730784" calcext:value-type="float">
            <text:p>130730784</text:p>
          </table:table-cell>
          <table:table-cell office:value-type="float" office:value="54560" calcext:value-type="float">
            <text:p>54560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float" office:value="130676224" calcext:value-type="float">
            <text:p>130676224</text:p>
          </table:table-cell>
          <table:table-cell office:value-type="float" office:value="130730784" calcext:value-type="float">
            <text:p>130730784</text:p>
          </table:table-cell>
          <table:table-cell office:value-type="float" office:value="54560" calcext:value-type="float">
            <text:p>54560</text:p>
          </table:table-cell>
          <table:table-cell table:number-columns-repeated="19"/>
        </table:table-row>
        <table:table-row table:style-name="ro1" table:number-rows-repeated="7">
          <table:table-cell table:number-columns-repeated="26"/>
        </table:table-row>
        <table:table-row table:style-name="ro1">
          <table:table-cell table:number-columns-repeated="15"/>
          <table:table-cell office:value-type="string" calcext:value-type="string">
            <text:p># CTL SIDE 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string" calcext:value-type="string">
            <text:p>#comp_controller statistics</text:p>
          </table:table-cell>
          <table:table-cell office:value-type="string" calcext:value-type="string">
            <text:p><text:s/>gc_rd_cnt</text:p>
          </table:table-cell>
          <table:table-cell office:value-type="string" calcext:value-type="string">
            <text:p><text:s/>gc_wr_cnt</text:p>
          </table:table-cell>
          <table:table-cell office:value-type="string" calcext:value-type="string">
            <text:p><text:s/>gc_rd_sect</text:p>
          </table:table-cell>
          <table:table-cell office:value-type="string" calcext:value-type="string">
            <text:p><text:s/>gc_wr_sec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gc rd cnt</text:p>
          </table:table-cell>
          <table:table-cell office:value-type="string" calcext:value-type="string">
            <text:p>gc wr cnt</text:p>
          </table:table-cell>
          <table:table-cell office:value-type="string" calcext:value-type="string">
            <text:p>gc rd sect</text:p>
          </table:table-cell>
          <table:table-cell office:value-type="string" calcext:value-type="string">
            <text:p>gc wr sect</text:p>
          </table:table-cell>
          <table:table-cell table:number-columns-repeated="8"/>
          <table:table-cell table:number-columns-repeated="2" office:value-type="float" office:value="141924181" calcext:value-type="float">
            <text:p>141924181</text:p>
          </table:table-cell>
          <table:table-cell table:number-columns-repeated="2" office:value-type="float" office:value="1135393448" calcext:value-type="float">
            <text:p>1135393448</text:p>
          </table:table-cell>
          <table:table-cell table:number-columns-repeated="6"/>
        </table:table-row>
        <table:table-row table:style-name="ro1">
          <table:table-cell table:number-columns-repeated="4"/>
          <table:table-cell table:number-columns-repeated="2" office:value-type="float" office:value="325357" calcext:value-type="float">
            <text:p>325357</text:p>
          </table:table-cell>
          <table:table-cell table:number-columns-repeated="2" office:value-type="float" office:value="2602856" calcext:value-type="float">
            <text:p>2602856</text:p>
          </table:table-cell>
          <table:table-cell table:number-columns-repeated="7"/>
          <table:table-cell office:value-type="string" calcext:value-type="string">
            <text:p>#controller statistics</text:p>
          </table:table-cell>
          <table:table-cell office:value-type="string" calcext:value-type="string">
            <text:p><text:s/>hcmd_cnt</text:p>
          </table:table-cell>
          <table:table-cell office:value-type="string" calcext:value-type="string">
            <text:p><text:s/>hcmd_rd_cnt</text:p>
          </table:table-cell>
          <table:table-cell office:value-type="string" calcext:value-type="string">
            <text:p><text:s/>hcmd_wr_cnt</text:p>
          </table:table-cell>
          <table:table-cell office:value-type="string" calcext:value-type="string">
            <text:p><text:s/>hcmd_rd_sect</text:p>
          </table:table-cell>
          <table:table-cell office:value-type="string" calcext:value-type="string">
            <text:p><text:s/>hcmd_wr_sect</text:p>
          </table:table-cell>
          <table:table-cell office:value-type="string" calcext:value-type="string">
            <text:p><text:s/>dcmd_cnt</text:p>
          </table:table-cell>
          <table:table-cell office:value-type="string" calcext:value-type="string">
            <text:p><text:s/>dcmd_rd_cnt</text:p>
          </table:table-cell>
          <table:table-cell office:value-type="string" calcext:value-type="string">
            <text:p><text:s/>dcmd_wr_cnt</text:p>
          </table:table-cell>
          <table:table-cell office:value-type="string" calcext:value-type="string">
            <text:p><text:s/>dcmd_rd_sect</text:p>
          </table:table-cell>
          <table:table-cell office:value-type="string" calcext:value-type="string">
            <text:p><text:s/>dcmd_wr_sect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rvcmd cnt</text:p>
          </table:table-cell>
          <table:table-cell office:value-type="string" calcext:value-type="string">
            <text:p>rdcnt</text:p>
          </table:table-cell>
          <table:table-cell office:value-type="string" calcext:value-type="string">
            <text:p>wrcnt</text:p>
          </table:table-cell>
          <table:table-cell office:value-type="string" calcext:value-type="string">
            <text:p>rdsec</text:p>
          </table:table-cell>
          <table:table-cell office:value-type="string" calcext:value-type="string">
            <text:p>wrsec</text:p>
          </table:table-cell>
          <table:table-cell table:number-columns-repeated="2"/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212922465" calcext:value-type="float">
            <text:p>212922465</text:p>
          </table:table-cell>
          <table:table-cell office:value-type="float" office:value="208880745" calcext:value-type="float">
            <text:p>208880745</text:p>
          </table:table-cell>
          <table:table-cell office:value-type="float" office:value="4041720" calcext:value-type="float">
            <text:p>4041720</text:p>
          </table:table-cell>
          <table:table-cell office:value-type="float" office:value="3708072840" calcext:value-type="float">
            <text:p>3708072840</text:p>
          </table:table-cell>
          <table:table-cell office:value-type="float" office:value="2069360640" calcext:value-type="float">
            <text:p>2069360640</text:p>
          </table:table-cell>
        </table:table-row>
        <table:table-row table:style-name="ro1">
          <table:table-cell table:number-columns-repeated="4"/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65794111" calcext:value-type="float">
            <text:p>65794111</text:p>
          </table:table-cell>
          <table:table-cell office:value-type="float" office:value="64517976" calcext:value-type="float">
            <text:p>64517976</text:p>
          </table:table-cell>
          <table:table-cell office:value-type="float" office:value="1276135" calcext:value-type="float">
            <text:p>1276135</text:p>
          </table:table-cell>
          <table:table-cell office:value-type="float" office:value="1159315848" calcext:value-type="float">
            <text:p>1159315848</text:p>
          </table:table-cell>
          <table:table-cell office:value-type="float" office:value="653381120" calcext:value-type="float">
            <text:p>653381120</text:p>
          </table:table-cell>
          <table:table-cell/>
          <table:table-cell office:value-type="string" calcext:value-type="string">
            <text:p>#ssd statistics</text:p>
          </table:table-cell>
          <table:table-cell office:value-type="string" calcext:value-type="string">
            <text:p><text:s/>hcmd_wr_sect</text:p>
          </table:table-cell>
          <table:table-cell office:value-type="string" calcext:value-type="string">
            <text:p><text:s/>fm_wr_sect</text:p>
          </table:table-cell>
          <table:table-cell office:value-type="string" calcext:value-type="string">
            <text:p><text:s/>fm_gc_wr_sec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30676224" calcext:value-type="float">
            <text:p>130676224</text:p>
          </table:table-cell>
          <table:table-cell office:value-type="float" office:value="130730784" calcext:value-type="float">
            <text:p>130730784</text:p>
          </table:table-cell>
          <table:table-cell office:value-type="float" office:value="54560" calcext:value-type="float">
            <text:p>54560</text:p>
          </table:table-cell>
          <table:table-cell table:number-columns-repeated="9"/>
          <table:table-cell office:value-type="float" office:value="413872128" calcext:value-type="float">
            <text:p>413872128</text:p>
          </table:table-cell>
          <table:table-cell office:value-type="float" office:value="424878656" calcext:value-type="float">
            <text:p>424878656</text:p>
          </table:table-cell>
          <table:table-cell office:value-type="float" office:value="11006528" calcext:value-type="float">
            <text:p>11006528</text:p>
          </table:table-cell>
          <table:table-cell/>
          <table:table-cell table:formula="of:=[.U32]*512/1024/1024/1024" office:value-type="float" office:value="256" calcext:value-type="float">
            <text:p>256</text:p>
          </table:table-cell>
          <table:table-cell table:number-columns-repeated="4"/>
          <table:table-cell table:formula="of:=[.Z32]*512/1024/1024/1024" office:value-type="float" office:value="986.748046875" calcext:value-type="float">
            <text:p>986.748046875</text:p>
          </table:table-cell>
        </table:table-row>
        <table:table-row table:style-name="ro1">
          <table:table-cell table:number-columns-repeated="4"/>
          <table:table-cell office:value-type="float" office:value="130676224" calcext:value-type="float">
            <text:p>130676224</text:p>
          </table:table-cell>
          <table:table-cell office:value-type="float" office:value="130730784" calcext:value-type="float">
            <text:p>130730784</text:p>
          </table:table-cell>
          <table:table-cell office:value-type="float" office:value="54560" calcext:value-type="float">
            <text:p>54560</text:p>
          </table:table-cell>
          <table:table-cell table:number-columns-repeated="8"/>
          <table:table-cell office:value-type="string" calcext:value-type="string">
            <text:p>#ssd statistics</text:p>
          </table:table-cell>
          <table:table-cell office:value-type="string" calcext:value-type="string">
            <text:p><text:s/>hcmd_wr_sect</text:p>
          </table:table-cell>
          <table:table-cell office:value-type="string" calcext:value-type="string">
            <text:p><text:s/>fm_wr_sect</text:p>
          </table:table-cell>
          <table:table-cell office:value-type="string" calcext:value-type="string">
            <text:p><text:s/>fm_gc_wr_sect</text:p>
          </table:table-cell>
          <table:table-cell table:number-columns-repeated="6"/>
          <table:table-cell table:formula="of:=[.Z34]/5" office:value-type="float" office:value="197.349609375" calcext:value-type="float">
            <text:p>197.349609375</text:p>
          </table:table-cell>
        </table:table-row>
        <table:table-row table:style-name="ro1">
          <table:table-cell table:number-columns-repeated="4"/>
          <table:table-cell office:value-type="float" office:value="130676224" calcext:value-type="float">
            <text:p>130676224</text:p>
          </table:table-cell>
          <table:table-cell office:value-type="float" office:value="130730784" calcext:value-type="float">
            <text:p>130730784</text:p>
          </table:table-cell>
          <table:table-cell office:value-type="float" office:value="54560" calcext:value-type="float">
            <text:p>54560</text:p>
          </table:table-cell>
          <table:table-cell table:number-columns-repeated="9"/>
          <table:table-cell office:value-type="float" office:value="413872128" calcext:value-type="float">
            <text:p>413872128</text:p>
          </table:table-cell>
          <table:table-cell office:value-type="float" office:value="424878656" calcext:value-type="float">
            <text:p>424878656</text:p>
          </table:table-cell>
          <table:table-cell office:value-type="float" office:value="11006528" calcext:value-type="float">
            <text:p>1100652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30676224" calcext:value-type="float">
            <text:p>130676224</text:p>
          </table:table-cell>
          <table:table-cell office:value-type="float" office:value="130730784" calcext:value-type="float">
            <text:p>130730784</text:p>
          </table:table-cell>
          <table:table-cell office:value-type="float" office:value="54560" calcext:value-type="float">
            <text:p>54560</text:p>
          </table:table-cell>
          <table:table-cell table:number-columns-repeated="8"/>
          <table:table-cell office:value-type="string" calcext:value-type="string">
            <text:p>#ssd statistics</text:p>
          </table:table-cell>
          <table:table-cell office:value-type="string" calcext:value-type="string">
            <text:p><text:s/>hcmd_wr_sect</text:p>
          </table:table-cell>
          <table:table-cell office:value-type="string" calcext:value-type="string">
            <text:p><text:s/>fm_wr_sect</text:p>
          </table:table-cell>
          <table:table-cell office:value-type="string" calcext:value-type="string">
            <text:p><text:s/>fm_gc_wr_sect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30676224" calcext:value-type="float">
            <text:p>130676224</text:p>
          </table:table-cell>
          <table:table-cell office:value-type="float" office:value="130730784" calcext:value-type="float">
            <text:p>130730784</text:p>
          </table:table-cell>
          <table:table-cell office:value-type="float" office:value="54560" calcext:value-type="float">
            <text:p>54560</text:p>
          </table:table-cell>
          <table:table-cell table:number-columns-repeated="9"/>
          <table:table-cell office:value-type="float" office:value="413872128" calcext:value-type="float">
            <text:p>413872128</text:p>
          </table:table-cell>
          <table:table-cell office:value-type="float" office:value="424878656" calcext:value-type="float">
            <text:p>424878656</text:p>
          </table:table-cell>
          <table:table-cell office:value-type="float" office:value="11006528" calcext:value-type="float">
            <text:p>1100652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number-columns-repeated="10"/>
          <table:table-cell office:value-type="string" calcext:value-type="string">
            <text:p>#ssd statistics</text:p>
          </table:table-cell>
          <table:table-cell office:value-type="string" calcext:value-type="string">
            <text:p><text:s/>hcmd_wr_sect</text:p>
          </table:table-cell>
          <table:table-cell office:value-type="string" calcext:value-type="string">
            <text:p><text:s/>fm_wr_sect</text:p>
          </table:table-cell>
          <table:table-cell office:value-type="string" calcext:value-type="string">
            <text:p><text:s/>fm_gc_wr_sect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float" office:value="413872128" calcext:value-type="float">
            <text:p>413872128</text:p>
          </table:table-cell>
          <table:table-cell office:value-type="float" office:value="424878656" calcext:value-type="float">
            <text:p>424878656</text:p>
          </table:table-cell>
          <table:table-cell office:value-type="float" office:value="11006528" calcext:value-type="float">
            <text:p>11006528</text:p>
          </table:table-cell>
          <table:table-cell table:number-columns-repeated="7"/>
        </table:table-row>
        <table:table-row table:style-name="ro1">
          <table:table-cell table:number-columns-repeated="15"/>
          <table:table-cell office:value-type="string" calcext:value-type="string">
            <text:p>#ssd statistics</text:p>
          </table:table-cell>
          <table:table-cell office:value-type="string" calcext:value-type="string">
            <text:p><text:s/>hcmd_wr_sect</text:p>
          </table:table-cell>
          <table:table-cell office:value-type="string" calcext:value-type="string">
            <text:p><text:s/>fm_wr_sect</text:p>
          </table:table-cell>
          <table:table-cell office:value-type="string" calcext:value-type="string">
            <text:p><text:s/>fm_gc_wr_sect</text:p>
          </table:table-cell>
          <table:table-cell table:number-columns-repeated="7"/>
        </table:table-row>
        <table:table-row table:style-name="ro1">
          <table:table-cell table:number-columns-repeated="16"/>
          <table:table-cell office:value-type="float" office:value="413872128" calcext:value-type="float">
            <text:p>413872128</text:p>
          </table:table-cell>
          <table:table-cell office:value-type="float" office:value="424878656" calcext:value-type="float">
            <text:p>424878656</text:p>
          </table:table-cell>
          <table:table-cell office:value-type="float" office:value="11006528" calcext:value-type="float">
            <text:p>11006528</text:p>
          </table:table-cell>
          <table:table-cell/>
          <table:table-cell table:formula="of:=[.Q42]*512/1024/1024/1024" office:value-type="float" office:value="197.349609375" calcext:value-type="float">
            <text:p>197.349609375</text:p>
          </table:table-cell>
          <table:table-cell table:number-columns-repeated="5"/>
        </table:table-row>
        <table:table-row table:style-name="ro1" table:number-rows-repeated="5">
          <table:table-cell table:number-columns-repeated="26"/>
        </table:table-row>
        <table:table-row table:style-name="ro1">
          <table:table-cell table:number-columns-repeated="4"/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office:value-type="float" office:value="536870912" calcext:value-type="float">
            <text:p>536870912</text:p>
          </table:table-cell>
          <table:table-cell office:value-type="float" office:value="136676434" calcext:value-type="float">
            <text:p>136676434</text:p>
          </table:table-cell>
          <table:table-cell table:number-columns-repeated="2" office:value-type="float" office:value="68338217" calcext:value-type="float">
            <text:p>68338217</text:p>
          </table:table-cell>
          <table:table-cell table:number-columns-repeated="2" office:value-type="float" office:value="1563303353" calcext:value-type="float">
            <text:p>1563303353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312674578" calcext:value-type="float">
            <text:p>312674578</text:p>
          </table:table-cell>
          <table:table-cell office:value-type="float" office:value="428481280" calcext:value-type="float">
            <text:p>428481280</text:p>
          </table:table-cell>
          <table:table-cell office:value-type="float" office:value="272345824" calcext:value-type="float">
            <text:p>272345824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float" office:value="312763920" calcext:value-type="float">
            <text:p>312763920</text:p>
          </table:table-cell>
          <table:table-cell office:value-type="float" office:value="428734752" calcext:value-type="float">
            <text:p>428734752</text:p>
          </table:table-cell>
          <table:table-cell office:value-type="float" office:value="272552296" calcext:value-type="float">
            <text:p>272552296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float" office:value="312588094" calcext:value-type="float">
            <text:p>312588094</text:p>
          </table:table-cell>
          <table:table-cell office:value-type="float" office:value="428263792" calcext:value-type="float">
            <text:p>428263792</text:p>
          </table:table-cell>
          <table:table-cell office:value-type="float" office:value="272166240" calcext:value-type="float">
            <text:p>272166240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float" office:value="312440272" calcext:value-type="float">
            <text:p>312440272</text:p>
          </table:table-cell>
          <table:table-cell office:value-type="float" office:value="428224056" calcext:value-type="float">
            <text:p>428224056</text:p>
          </table:table-cell>
          <table:table-cell office:value-type="float" office:value="272200600" calcext:value-type="float">
            <text:p>272200600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float" office:value="312836489" calcext:value-type="float">
            <text:p>312836489</text:p>
          </table:table-cell>
          <table:table-cell office:value-type="float" office:value="429005664" calcext:value-type="float">
            <text:p>429005664</text:p>
          </table:table-cell>
          <table:table-cell office:value-type="float" office:value="272780248" calcext:value-type="float">
            <text:p>272780248</text:p>
          </table:table-cell>
          <table:table-cell table:number-columns-repeated="19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7" table:default-cell-style-name="Default"/>
        <table:table-column table:style-name="co6" table:default-cell-style-name="Default"/>
        <table:table-column table:style-name="co3" table:default-cell-style-name="Default"/>
        <table:table-row table:style-name="ro1" table:number-rows-repeated="6">
          <table:table-cell table:number-columns-repeated="13"/>
        </table:table-row>
        <table:table-row table:style-name="ro1">
          <table:table-cell/>
          <table:table-cell office:value-type="string" calcext:value-type="string">
            <text:p>#comp_controller statistics</text:p>
          </table:table-cell>
          <table:table-cell office:value-type="string" calcext:value-type="string">
            <text:p><text:s/>gc_rd_cnt</text:p>
          </table:table-cell>
          <table:table-cell office:value-type="string" calcext:value-type="string">
            <text:p><text:s/>gc_wr_cnt</text:p>
          </table:table-cell>
          <table:table-cell office:value-type="string" calcext:value-type="string">
            <text:p><text:s/>gc_rd_sect</text:p>
          </table:table-cell>
          <table:table-cell office:value-type="string" calcext:value-type="string">
            <text:p><text:s/>gc_wr_sect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controller statistics</text:p>
          </table:table-cell>
          <table:table-cell office:value-type="string" calcext:value-type="string">
            <text:p><text:s/>max_lba</text:p>
          </table:table-cell>
          <table:table-cell office:value-type="string" calcext:value-type="string">
            <text:p><text:s/>hcmd_cnt</text:p>
          </table:table-cell>
          <table:table-cell office:value-type="string" calcext:value-type="string">
            <text:p><text:s/>hcmd_rd_cnt</text:p>
          </table:table-cell>
          <table:table-cell office:value-type="string" calcext:value-type="string">
            <text:p><text:s/>hcmd_wr_cnt</text:p>
          </table:table-cell>
          <table:table-cell office:value-type="string" calcext:value-type="string">
            <text:p><text:s/>hcmd_rd_sect</text:p>
          </table:table-cell>
          <table:table-cell office:value-type="string" calcext:value-type="string">
            <text:p><text:s/>hcmd_wr_sect</text:p>
          </table:table-cell>
          <table:table-cell office:value-type="string" calcext:value-type="string">
            <text:p><text:s/>dcmd_cnt</text:p>
          </table:table-cell>
          <table:table-cell office:value-type="string" calcext:value-type="string">
            <text:p><text:s/>dcmd_rd_cnt</text:p>
          </table:table-cell>
          <table:table-cell office:value-type="string" calcext:value-type="string">
            <text:p><text:s/>dcmd_wr_cnt</text:p>
          </table:table-cell>
          <table:table-cell office:value-type="string" calcext:value-type="string">
            <text:p><text:s/>dcmd_rd_sect</text:p>
          </table:table-cell>
          <table:table-cell office:value-type="string" calcext:value-type="string">
            <text:p><text:s/>dcmd_wr_sect</text:p>
          </table:table-cell>
        </table:table-row>
        <table:table-row table:style-name="ro1">
          <table:table-cell table:number-columns-repeated="2"/>
          <table:table-cell office:value-type="float" office:value="214747136" calcext:value-type="float">
            <text:p>2147471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576" calcext:value-type="float">
            <text:p>2576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/>
          <table:table-cell office:value-type="string" calcext:value-type="string">
            <text:p>#ssd statistics</text:p>
          </table:table-cell>
          <table:table-cell office:value-type="string" calcext:value-type="string">
            <text:p><text:s/>max_lba</text:p>
          </table:table-cell>
          <table:table-cell office:value-type="string" calcext:value-type="string">
            <text:p><text:s/>phy_sects</text:p>
          </table:table-cell>
          <table:table-cell office:value-type="string" calcext:value-type="string">
            <text:p><text:s/>hcmd_wr_sect</text:p>
          </table:table-cell>
          <table:table-cell office:value-type="string" calcext:value-type="string">
            <text:p><text:s/>fm_wr_sect</text:p>
          </table:table-cell>
          <table:table-cell office:value-type="string" calcext:value-type="string">
            <text:p><text:s/>fm_gc_wr_sec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3687104" calcext:value-type="float">
            <text:p>53687104</text:p>
          </table:table-cell>
          <table:table-cell office:value-type="float" office:value="67108864" calcext:value-type="float">
            <text:p>6710886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#ssd statistics</text:p>
          </table:table-cell>
          <table:table-cell office:value-type="string" calcext:value-type="string">
            <text:p><text:s/>max_lba</text:p>
          </table:table-cell>
          <table:table-cell office:value-type="string" calcext:value-type="string">
            <text:p><text:s/>phy_sects</text:p>
          </table:table-cell>
          <table:table-cell office:value-type="string" calcext:value-type="string">
            <text:p><text:s/>hcmd_wr_sect</text:p>
          </table:table-cell>
          <table:table-cell office:value-type="string" calcext:value-type="string">
            <text:p><text:s/>fm_wr_sect</text:p>
          </table:table-cell>
          <table:table-cell office:value-type="string" calcext:value-type="string">
            <text:p><text:s/>fm_gc_wr_sec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3687104" calcext:value-type="float">
            <text:p>53687104</text:p>
          </table:table-cell>
          <table:table-cell office:value-type="float" office:value="67108864" calcext:value-type="float">
            <text:p>6710886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#ssd statistics</text:p>
          </table:table-cell>
          <table:table-cell office:value-type="string" calcext:value-type="string">
            <text:p><text:s/>max_lba</text:p>
          </table:table-cell>
          <table:table-cell office:value-type="string" calcext:value-type="string">
            <text:p><text:s/>phy_sects</text:p>
          </table:table-cell>
          <table:table-cell office:value-type="string" calcext:value-type="string">
            <text:p><text:s/>hcmd_wr_sect</text:p>
          </table:table-cell>
          <table:table-cell office:value-type="string" calcext:value-type="string">
            <text:p><text:s/>fm_wr_sect</text:p>
          </table:table-cell>
          <table:table-cell office:value-type="string" calcext:value-type="string">
            <text:p><text:s/>fm_gc_wr_sec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3687104" calcext:value-type="float">
            <text:p>53687104</text:p>
          </table:table-cell>
          <table:table-cell office:value-type="float" office:value="67108864" calcext:value-type="float">
            <text:p>6710886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#ssd statistics</text:p>
          </table:table-cell>
          <table:table-cell office:value-type="string" calcext:value-type="string">
            <text:p><text:s/>max_lba</text:p>
          </table:table-cell>
          <table:table-cell office:value-type="string" calcext:value-type="string">
            <text:p><text:s/>phy_sects</text:p>
          </table:table-cell>
          <table:table-cell office:value-type="string" calcext:value-type="string">
            <text:p><text:s/>hcmd_wr_sect</text:p>
          </table:table-cell>
          <table:table-cell office:value-type="string" calcext:value-type="string">
            <text:p><text:s/>fm_wr_sect</text:p>
          </table:table-cell>
          <table:table-cell office:value-type="string" calcext:value-type="string">
            <text:p><text:s/>fm_gc_wr_sec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3687104" calcext:value-type="float">
            <text:p>53687104</text:p>
          </table:table-cell>
          <table:table-cell office:value-type="float" office:value="67108864" calcext:value-type="float">
            <text:p>6710886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#ssd statistics</text:p>
          </table:table-cell>
          <table:table-cell office:value-type="string" calcext:value-type="string">
            <text:p><text:s/>max_lba</text:p>
          </table:table-cell>
          <table:table-cell office:value-type="string" calcext:value-type="string">
            <text:p><text:s/>phy_sects</text:p>
          </table:table-cell>
          <table:table-cell office:value-type="string" calcext:value-type="string">
            <text:p><text:s/>hcmd_wr_sect</text:p>
          </table:table-cell>
          <table:table-cell office:value-type="string" calcext:value-type="string">
            <text:p><text:s/>fm_wr_sect</text:p>
          </table:table-cell>
          <table:table-cell office:value-type="string" calcext:value-type="string">
            <text:p><text:s/>fm_gc_wr_sec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3687104" calcext:value-type="float">
            <text:p>53687104</text:p>
          </table:table-cell>
          <table:table-cell office:value-type="float" office:value="67108864" calcext:value-type="float">
            <text:p>67108864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[.C20]*512/1024/1024/1024" office:value-type="float" office:value="25.6000061035156" calcext:value-type="float">
            <text:p>25.6000061035</text:p>
          </table:table-cell>
          <table:table-cell table:formula="of:=[.D20]*512/1024/1024/1024" office:value-type="float" office:value="32" calcext:value-type="float">
            <text:p>32</text:p>
          </table:table-cell>
          <table:table-cell table:formula="of:=[.D23]/[.C23]" office:value-type="float" office:value="1.24999970197685" calcext:value-type="float">
            <text:p>1.2499997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C10]*512/1024/1024/1024" office:value-type="float" office:value="102.3994140625" calcext:value-type="float">
            <text:p>102.3994140625</text:p>
          </table:table-cell>
          <table:table-cell table:formula="of:=[.C23]*4" office:value-type="float" office:value="102.400024414063" calcext:value-type="float">
            <text:p>102.4000244141</text:p>
          </table:table-cell>
          <table:table-cell table:number-columns-repeated="9"/>
        </table:table-row>
      </table:table>
      <table:table table:name="Sheet3" table:style-name="ta1">
        <table:shapes>
          <draw:frame draw:z-index="0" draw:style-name="gr1" draw:text-style-name="P1" svg:width="181.7mm" svg:height="90.04mm" svg:x="263.03mm" svg:y="350.63mm">
            <loext:p draw:notify-on-update-of-ranges="Sheet3.I81:Sheet3.I85 Sheet3.J81:Sheet3.J85 Sheet3.I93:Sheet3.I97 Sheet3.J93:Sheet3.J97 Sheet3.I87:Sheet3.I91 Sheet3.J87:Sheet3.J9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68.75mm" svg:y="387.73mm">
            <loext:p draw:notify-on-update-of-ranges="Sheet3.V80:Sheet3.V85 Sheet3.W80:Sheet3.W8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0" table:number-columns-repeated="2" table:default-cell-style-name="Default"/>
        <table:table-column table:style-name="co11" table:default-cell-style-name="Default"/>
        <table:table-column table:style-name="co1" table:number-columns-repeated="28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" table:number-columns-repeated="16" table:default-cell-style-name="Default"/>
        <table:table-row table:style-name="ro1" table:number-rows-repeated="2">
          <table:table-cell table:number-columns-repeated="52"/>
        </table:table-row>
        <table:table-row table:style-name="ro1">
          <table:table-cell office:value-type="string" calcext:value-type="string">
            <text:p>#settings</text:p>
          </table:table-cell>
          <table:table-cell office:value-type="string" calcext:value-type="string">
            <text:p><text:s/>dnum</text:p>
          </table:table-cell>
          <table:table-cell office:value-type="string" calcext:value-type="string">
            <text:p><text:s/>max_dbytes</text:p>
          </table:table-cell>
          <table:table-cell office:value-type="string" calcext:value-type="string">
            <text:p><text:s/>cmp_ratio</text:p>
          </table:table-cell>
          <table:table-cell office:value-type="string" calcext:value-type="string">
            <text:p><text:s/>ctl_opr</text:p>
          </table:table-cell>
          <table:table-cell office:value-type="string" calcext:value-type="string">
            <text:p><text:s/>ctl_chunk</text:p>
          </table:table-cell>
          <table:table-cell office:value-type="string" calcext:value-type="string">
            <text:p><text:s/>ssd_opr</text:p>
          </table:table-cell>
          <table:table-cell office:value-type="string" calcext:value-type="string">
            <text:p><text:s/>ttl_io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#comp_controller statistics</text:p>
          </table:table-cell>
          <table:table-cell office:value-type="string" calcext:value-type="string">
            <text:p><text:s/>gc_rd_cnt</text:p>
          </table:table-cell>
          <table:table-cell office:value-type="string" calcext:value-type="string">
            <text:p><text:s/>gc_wr_cnt</text:p>
          </table:table-cell>
          <table:table-cell office:value-type="string" calcext:value-type="string">
            <text:p><text:s/>gc_rd_sect</text:p>
          </table:table-cell>
          <table:table-cell office:value-type="string" calcext:value-type="string">
            <text:p><text:s/>gc_wr_sect</text:p>
          </table:table-cell>
          <table:table-cell table:number-columns-repeated="2"/>
          <table:table-cell office:value-type="string" calcext:value-type="string">
            <text:p>#controller statistics</text:p>
          </table:table-cell>
          <table:table-cell office:value-type="string" calcext:value-type="string">
            <text:p><text:s/>max_lba</text:p>
          </table:table-cell>
          <table:table-cell office:value-type="string" calcext:value-type="string">
            <text:p><text:s/>hcmd_cnt</text:p>
          </table:table-cell>
          <table:table-cell office:value-type="string" calcext:value-type="string">
            <text:p><text:s/>hcmd_rd_cnt</text:p>
          </table:table-cell>
          <table:table-cell office:value-type="string" calcext:value-type="string">
            <text:p><text:s/>hcmd_wr_cnt</text:p>
          </table:table-cell>
          <table:table-cell office:value-type="string" calcext:value-type="string">
            <text:p><text:s/>hcmd_rd_sect</text:p>
          </table:table-cell>
          <table:table-cell office:value-type="string" calcext:value-type="string">
            <text:p><text:s/>hcmd_wr_sect</text:p>
          </table:table-cell>
          <table:table-cell office:value-type="string" calcext:value-type="string">
            <text:p><text:s/>dcmd_cnt</text:p>
          </table:table-cell>
          <table:table-cell office:value-type="string" calcext:value-type="string">
            <text:p><text:s/>dcmd_rd_cnt</text:p>
          </table:table-cell>
          <table:table-cell office:value-type="string" calcext:value-type="string">
            <text:p><text:s/>dcmd_wr_cnt</text:p>
          </table:table-cell>
          <table:table-cell office:value-type="string" calcext:value-type="string">
            <text:p><text:s/>dcmd_rd_sect</text:p>
          </table:table-cell>
          <table:table-cell office:value-type="string" calcext:value-type="string">
            <text:p><text:s/>dcmd_wr_sect </text:p>
          </table:table-cell>
          <table:table-cell/>
          <table:table-cell office:value-type="string" calcext:value-type="string">
            <text:p>wa</text:p>
          </table:table-cell>
          <table:table-cell table:number-columns-repeated="11"/>
          <table:table-cell office:value-type="string" calcext:value-type="string">
            <text:p>sys opr</text:p>
          </table:table-cell>
          <table:table-cell office:value-type="string" calcext:value-type="string">
            <text:p>#ssd statistics</text:p>
          </table:table-cell>
          <table:table-cell office:value-type="string" calcext:value-type="string">
            <text:p><text:s/>max_lba</text:p>
          </table:table-cell>
          <table:table-cell office:value-type="string" calcext:value-type="string">
            <text:p><text:s/>phy_sects</text:p>
          </table:table-cell>
          <table:table-cell office:value-type="string" calcext:value-type="string">
            <text:p><text:s/>hcmd_wr_sect</text:p>
          </table:table-cell>
          <table:table-cell office:value-type="string" calcext:value-type="string">
            <text:p><text:s/>fm_wr_sect</text:p>
          </table:table-cell>
          <table:table-cell office:value-type="string" calcext:value-type="string">
            <text:p><text:s/>fm_gc_wr_sect</text:p>
          </table:table-cell>
          <table:table-cell/>
          <table:table-cell office:value-type="string" calcext:value-type="string">
            <text:p>wa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16" calcext:value-type="float">
            <text:p>16</text:p>
          </table:table-cell>
          <table:table-cell office:value-type="float" office:value="1.25" calcext:value-type="float">
            <text:p>1.25</text:p>
          </table:table-cell>
          <table:table-cell office:value-type="float" office:value="3355432" calcext:value-type="float">
            <text:p>3355432</text:p>
          </table:table-cell>
          <table:table-cell table:formula="of:=1/[.E4]" office:value-type="float" office:value="0.909090909090909" calcext:value-type="float">
            <text:p>0.9090909091</text:p>
          </table:table-cell>
          <table:table-cell table:number-columns-repeated="2"/>
          <table:table-cell table:number-columns-repeated="2" office:value-type="float" office:value="54624971" calcext:value-type="float">
            <text:p>54624971</text:p>
          </table:table-cell>
          <table:table-cell table:number-columns-repeated="2" office:value-type="float" office:value="436999768" calcext:value-type="float">
            <text:p>436999768</text:p>
          </table:table-cell>
          <table:table-cell table:formula="of:=([.O4]+[.X4]) - [.AC4]" office:value-type="float" office:value="-120579880" calcext:value-type="float">
            <text:p>-120579880</text:p>
          </table:table-cell>
          <table:table-cell table:formula="of:=[.P4]/[.AC4]" office:value-type="float" office:value="-0.197262353105002" calcext:value-type="float">
            <text:p>-0.1972623531</text:p>
          </table:table-cell>
          <table:table-cell/>
          <table:table-cell office:value-type="float" office:value="214747136" calcext:value-type="float">
            <text:p>214747136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53686912" calcext:value-type="float">
            <text:p>53686912</text:p>
          </table:table-cell>
          <table:table-cell office:value-type="float" office:value="63305199" calcext:value-type="float">
            <text:p>63305199</text:p>
          </table:table-cell>
          <table:table-cell office:value-type="float" office:value="62111319" calcext:value-type="float">
            <text:p>62111319</text:p>
          </table:table-cell>
          <table:table-cell office:value-type="float" office:value="1193880" calcext:value-type="float">
            <text:p>1193880</text:p>
          </table:table-cell>
          <table:table-cell office:value-type="float" office:value="1098606072" calcext:value-type="float">
            <text:p>1098606072</text:p>
          </table:table-cell>
          <table:table-cell office:value-type="float" office:value="611266560" calcext:value-type="float">
            <text:p>611266560</text:p>
          </table:table-cell>
          <table:table-cell/>
          <table:table-cell table:formula="of:=[.AC4]/[.X4]" office:value-type="float" office:value="11.3857649328015" calcext:value-type="float">
            <text:p>11.3857649328</text:p>
          </table:table-cell>
          <table:table-cell table:number-columns-repeated="11"/>
          <table:table-cell table:formula="of:=[.AN4]*[.AK4]" office:value-type="float" office:value="0" calcext:value-type="float">
            <text:p>0</text:p>
          </table:table-cell>
          <table:table-cell/>
          <table:table-cell office:value-type="float" office:value="53687104" calcext:value-type="float">
            <text:p>53687104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22253312" calcext:value-type="float">
            <text:p>122253312</text:p>
          </table:table-cell>
          <table:table-cell office:value-type="float" office:value="151489424" calcext:value-type="float">
            <text:p>151489424</text:p>
          </table:table-cell>
          <table:table-cell office:value-type="float" office:value="29236112" calcext:value-type="float">
            <text:p>29236112</text:p>
          </table:table-cell>
          <table:table-cell/>
          <table:table-cell table:formula="of:=[.AV4]/[.AU4]" office:value-type="float" office:value="1.23914372152143" calcext:value-type="float">
            <text:p>1.239143721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15" calcext:value-type="float">
            <text:p>1.15</text:p>
          </table:table-cell>
          <table:table-cell office:value-type="float" office:value="16" calcext:value-type="float">
            <text:p>16</text:p>
          </table:table-cell>
          <table:table-cell office:value-type="float" office:value="1.25" calcext:value-type="float">
            <text:p>1.25</text:p>
          </table:table-cell>
          <table:table-cell office:value-type="float" office:value="3355432" calcext:value-type="float">
            <text:p>3355432</text:p>
          </table:table-cell>
          <table:table-cell table:formula="of:=1/[.E5]" office:value-type="float" office:value="0.869565217391304" calcext:value-type="float">
            <text:p>0.8695652174</text:p>
          </table:table-cell>
          <table:table-cell table:number-columns-repeated="2"/>
          <table:table-cell table:number-columns-repeated="2" office:value-type="float" office:value="22611124" calcext:value-type="float">
            <text:p>22611124</text:p>
          </table:table-cell>
          <table:table-cell table:number-columns-repeated="2" office:value-type="float" office:value="180888992" calcext:value-type="float">
            <text:p>180888992</text:p>
          </table:table-cell>
          <table:table-cell table:formula="of:=([.O5]+[.X5]) - [.AC5]" office:value-type="float" office:value="-56544736" calcext:value-type="float">
            <text:p>-56544736</text:p>
          </table:table-cell>
          <table:table-cell table:formula="of:=[.P5]/[.AC5]" office:value-type="float" office:value="-0.194231285009541" calcext:value-type="float">
            <text:p>-0.194231285</text:p>
          </table:table-cell>
          <table:table-cell/>
          <table:table-cell office:value-type="float" office:value="214747136" calcext:value-type="float">
            <text:p>214747136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53686912" calcext:value-type="float">
            <text:p>53686912</text:p>
          </table:table-cell>
          <table:table-cell office:value-type="float" office:value="30039324" calcext:value-type="float">
            <text:p>30039324</text:p>
          </table:table-cell>
          <table:table-cell office:value-type="float" office:value="29470729" calcext:value-type="float">
            <text:p>29470729</text:p>
          </table:table-cell>
          <table:table-cell office:value-type="float" office:value="568595" calcext:value-type="float">
            <text:p>568595</text:p>
          </table:table-cell>
          <table:table-cell office:value-type="float" office:value="522337712" calcext:value-type="float">
            <text:p>522337712</text:p>
          </table:table-cell>
          <table:table-cell office:value-type="float" office:value="291120640" calcext:value-type="float">
            <text:p>291120640</text:p>
          </table:table-cell>
          <table:table-cell/>
          <table:table-cell table:formula="of:=[.AC5]/[.X5]" office:value-type="float" office:value="5.42256257912543" calcext:value-type="float">
            <text:p>5.4225625791</text:p>
          </table:table-cell>
          <table:table-cell table:number-columns-repeated="11"/>
          <table:table-cell table:formula="of:=[.AN5]*[.AK5]" office:value-type="float" office:value="0" calcext:value-type="float">
            <text:p>0</text:p>
          </table:table-cell>
          <table:table-cell/>
          <table:table-cell office:value-type="float" office:value="53687104" calcext:value-type="float">
            <text:p>53687104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58224128" calcext:value-type="float">
            <text:p>58224128</text:p>
          </table:table-cell>
          <table:table-cell office:value-type="float" office:value="71947408" calcext:value-type="float">
            <text:p>71947408</text:p>
          </table:table-cell>
          <table:table-cell office:value-type="float" office:value="13723280" calcext:value-type="float">
            <text:p>13723280</text:p>
          </table:table-cell>
          <table:table-cell/>
          <table:table-cell table:formula="of:=[.AV5]/[.AU5]" office:value-type="float" office:value="1.2356974757956" calcext:value-type="float">
            <text:p>1.2356974758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16" calcext:value-type="float">
            <text:p>16</text:p>
          </table:table-cell>
          <table:table-cell office:value-type="float" office:value="1.25" calcext:value-type="float">
            <text:p>1.25</text:p>
          </table:table-cell>
          <table:table-cell office:value-type="float" office:value="3355432" calcext:value-type="float">
            <text:p>3355432</text:p>
          </table:table-cell>
          <table:table-cell table:formula="of:=1/[.E6]" office:value-type="float" office:value="0.833333333333333" calcext:value-type="float">
            <text:p>0.8333333333</text:p>
          </table:table-cell>
          <table:table-cell table:number-columns-repeated="2"/>
          <table:table-cell table:number-columns-repeated="2" office:value-type="float" office:value="12561827" calcext:value-type="float">
            <text:p>12561827</text:p>
          </table:table-cell>
          <table:table-cell table:number-columns-repeated="2" office:value-type="float" office:value="100494616" calcext:value-type="float">
            <text:p>100494616</text:p>
          </table:table-cell>
          <table:table-cell table:formula="of:=([.O6]+[.X6]) - [.AC6]" office:value-type="float" office:value="-36451432" calcext:value-type="float">
            <text:p>-36451432</text:p>
          </table:table-cell>
          <table:table-cell table:formula="of:=[.P6]/[.AC6]" office:value-type="float" office:value="-0.191212642346843" calcext:value-type="float">
            <text:p>-0.1912126423</text:p>
          </table:table-cell>
          <table:table-cell/>
          <table:table-cell office:value-type="float" office:value="214747136" calcext:value-type="float">
            <text:p>214747136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53686912" calcext:value-type="float">
            <text:p>53686912</text:p>
          </table:table-cell>
          <table:table-cell office:value-type="float" office:value="19598489" calcext:value-type="float">
            <text:p>19598489</text:p>
          </table:table-cell>
          <table:table-cell office:value-type="float" office:value="19226159" calcext:value-type="float">
            <text:p>19226159</text:p>
          </table:table-cell>
          <table:table-cell office:value-type="float" office:value="372330" calcext:value-type="float">
            <text:p>372330</text:p>
          </table:table-cell>
          <table:table-cell office:value-type="float" office:value="341463592" calcext:value-type="float">
            <text:p>341463592</text:p>
          </table:table-cell>
          <table:table-cell office:value-type="float" office:value="190632960" calcext:value-type="float">
            <text:p>190632960</text:p>
          </table:table-cell>
          <table:table-cell/>
          <table:table-cell table:formula="of:=[.AC6]/[.X6]" office:value-type="float" office:value="3.55082743444063" calcext:value-type="float">
            <text:p>3.5508274344</text:p>
          </table:table-cell>
          <table:table-cell table:number-columns-repeated="11"/>
          <table:table-cell table:formula="of:=[.AN6]*[.AK6]" office:value-type="float" office:value="0" calcext:value-type="float">
            <text:p>0</text:p>
          </table:table-cell>
          <table:table-cell/>
          <table:table-cell office:value-type="float" office:value="53687104" calcext:value-type="float">
            <text:p>53687104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38126592" calcext:value-type="float">
            <text:p>38126592</text:p>
          </table:table-cell>
          <table:table-cell office:value-type="float" office:value="47148272" calcext:value-type="float">
            <text:p>47148272</text:p>
          </table:table-cell>
          <table:table-cell office:value-type="float" office:value="9021680" calcext:value-type="float">
            <text:p>9021680</text:p>
          </table:table-cell>
          <table:table-cell/>
          <table:table-cell table:formula="of:=[.AV6]/[.AU6]" office:value-type="float" office:value="1.23662434869605" calcext:value-type="float">
            <text:p>1.2366243487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6" calcext:value-type="float">
            <text:p>16</text:p>
          </table:table-cell>
          <table:table-cell office:value-type="float" office:value="1.25" calcext:value-type="float">
            <text:p>1.25</text:p>
          </table:table-cell>
          <table:table-cell office:value-type="float" office:value="3355432" calcext:value-type="float">
            <text:p>3355432</text:p>
          </table:table-cell>
          <table:table-cell table:formula="of:=1/[.E7]" office:value-type="float" office:value="0.8" calcext:value-type="float">
            <text:p>0.8</text:p>
          </table:table-cell>
          <table:table-cell table:number-columns-repeated="2"/>
          <table:table-cell table:number-columns-repeated="2" office:value-type="float" office:value="7355455" calcext:value-type="float">
            <text:p>7355455</text:p>
          </table:table-cell>
          <table:table-cell table:number-columns-repeated="2" office:value-type="float" office:value="58843640" calcext:value-type="float">
            <text:p>58843640</text:p>
          </table:table-cell>
          <table:table-cell table:formula="of:=([.O7]+[.X7]) - [.AC7]" office:value-type="float" office:value="-26039688" calcext:value-type="float">
            <text:p>-26039688</text:p>
          </table:table-cell>
          <table:table-cell table:formula="of:=[.P7]/[.AC7]" office:value-type="float" office:value="-0.187916886049992" calcext:value-type="float">
            <text:p>-0.187916886</text:p>
          </table:table-cell>
          <table:table-cell/>
          <table:table-cell office:value-type="float" office:value="214747136" calcext:value-type="float">
            <text:p>214747136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53686912" calcext:value-type="float">
            <text:p>53686912</text:p>
          </table:table-cell>
          <table:table-cell office:value-type="float" office:value="14188939" calcext:value-type="float">
            <text:p>14188939</text:p>
          </table:table-cell>
          <table:table-cell office:value-type="float" office:value="13918294" calcext:value-type="float">
            <text:p>13918294</text:p>
          </table:table-cell>
          <table:table-cell office:value-type="float" office:value="270645" calcext:value-type="float">
            <text:p>270645</text:p>
          </table:table-cell>
          <table:table-cell office:value-type="float" office:value="247751432" calcext:value-type="float">
            <text:p>247751432</text:p>
          </table:table-cell>
          <table:table-cell office:value-type="float" office:value="138570240" calcext:value-type="float">
            <text:p>138570240</text:p>
          </table:table-cell>
          <table:table-cell/>
          <table:table-cell table:formula="of:=[.AC7]/[.X7]" office:value-type="float" office:value="2.58108046892323" calcext:value-type="float">
            <text:p>2.5810804689</text:p>
          </table:table-cell>
          <table:table-cell table:number-columns-repeated="11"/>
          <table:table-cell table:formula="of:=[.AN7]*[.AK7]" office:value-type="float" office:value="0" calcext:value-type="float">
            <text:p>0</text:p>
          </table:table-cell>
          <table:table-cell/>
          <table:table-cell office:value-type="float" office:value="53687104" calcext:value-type="float">
            <text:p>53687104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27714048" calcext:value-type="float">
            <text:p>27714048</text:p>
          </table:table-cell>
          <table:table-cell office:value-type="float" office:value="29829920" calcext:value-type="float">
            <text:p>29829920</text:p>
          </table:table-cell>
          <table:table-cell office:value-type="float" office:value="2115872" calcext:value-type="float">
            <text:p>2115872</text:p>
          </table:table-cell>
          <table:table-cell/>
          <table:table-cell table:formula="of:=[.AV7]/[.AU7]" office:value-type="float" office:value="1.07634655175599" calcext:value-type="float">
            <text:p>1.0763465518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16" calcext:value-type="float">
            <text:p>16</text:p>
          </table:table-cell>
          <table:table-cell office:value-type="float" office:value="1.25" calcext:value-type="float">
            <text:p>1.25</text:p>
          </table:table-cell>
          <table:table-cell office:value-type="float" office:value="3355432" calcext:value-type="float">
            <text:p>3355432</text:p>
          </table:table-cell>
          <table:table-cell table:formula="of:=1/[.E8]" office:value-type="float" office:value="0.769230769230769" calcext:value-type="float">
            <text:p>0.7692307692</text:p>
          </table:table-cell>
          <table:table-cell table:number-columns-repeated="2"/>
          <table:table-cell table:number-columns-repeated="2" office:value-type="float" office:value="4060689" calcext:value-type="float">
            <text:p>4060689</text:p>
          </table:table-cell>
          <table:table-cell table:number-columns-repeated="2" office:value-type="float" office:value="32485512" calcext:value-type="float">
            <text:p>32485512</text:p>
          </table:table-cell>
          <table:table-cell table:formula="of:=([.O8]+[.X8]) - [.AC8]" office:value-type="float" office:value="-19448056" calcext:value-type="float">
            <text:p>-19448056</text:p>
          </table:table-cell>
          <table:table-cell table:formula="of:=[.P8]/[.AC8]" office:value-type="float" office:value="-0.184131486620777" calcext:value-type="float">
            <text:p>-0.1841314866</text:p>
          </table:table-cell>
          <table:table-cell/>
          <table:table-cell office:value-type="float" office:value="214747136" calcext:value-type="float">
            <text:p>214747136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53686912" calcext:value-type="float">
            <text:p>53686912</text:p>
          </table:table-cell>
          <table:table-cell office:value-type="float" office:value="10765047" calcext:value-type="float">
            <text:p>10765047</text:p>
          </table:table-cell>
          <table:table-cell office:value-type="float" office:value="10558757" calcext:value-type="float">
            <text:p>10558757</text:p>
          </table:table-cell>
          <table:table-cell office:value-type="float" office:value="206290" calcext:value-type="float">
            <text:p>206290</text:p>
          </table:table-cell>
          <table:table-cell office:value-type="float" office:value="188440216" calcext:value-type="float">
            <text:p>188440216</text:p>
          </table:table-cell>
          <table:table-cell office:value-type="float" office:value="105620480" calcext:value-type="float">
            <text:p>105620480</text:p>
          </table:table-cell>
          <table:table-cell/>
          <table:table-cell table:formula="of:=[.AC8]/[.X8]" office:value-type="float" office:value="1.96734131402454" calcext:value-type="float">
            <text:p>1.967341314</text:p>
          </table:table-cell>
          <table:table-cell table:number-columns-repeated="11"/>
          <table:table-cell table:formula="of:=[.AN8]*[.AK8]" office:value-type="float" office:value="0" calcext:value-type="float">
            <text:p>0</text:p>
          </table:table-cell>
          <table:table-cell/>
          <table:table-cell office:value-type="float" office:value="53687104" calcext:value-type="float">
            <text:p>53687104</text:p>
          </table:table-cell>
          <table:table-cell office:value-type="float" office:value="67108864" calcext:value-type="float">
            <text:p>67108864</text:p>
          </table:table-cell>
          <table:table-cell table:number-columns-repeated="2" office:value-type="float" office:value="21124096" calcext:value-type="float">
            <text:p>2112409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V8]/[.AU8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35" calcext:value-type="float">
            <text:p>1.35</text:p>
          </table:table-cell>
          <table:table-cell office:value-type="float" office:value="16" calcext:value-type="float">
            <text:p>16</text:p>
          </table:table-cell>
          <table:table-cell office:value-type="float" office:value="1.25" calcext:value-type="float">
            <text:p>1.25</text:p>
          </table:table-cell>
          <table:table-cell office:value-type="float" office:value="3355432" calcext:value-type="float">
            <text:p>3355432</text:p>
          </table:table-cell>
          <table:table-cell table:formula="of:=1/[.E9]" office:value-type="float" office:value="0.740740740740741" calcext:value-type="float">
            <text:p>0.7407407407</text:p>
          </table:table-cell>
          <table:table-cell table:number-columns-repeated="2"/>
          <table:table-cell table:number-columns-repeated="2" office:value-type="float" office:value="1819182" calcext:value-type="float">
            <text:p>1819182</text:p>
          </table:table-cell>
          <table:table-cell table:number-columns-repeated="2" office:value-type="float" office:value="14553456" calcext:value-type="float">
            <text:p>14553456</text:p>
          </table:table-cell>
          <table:table-cell table:formula="of:=([.O9]+[.X9]) - [.AC9]" office:value-type="float" office:value="-14959632" calcext:value-type="float">
            <text:p>-14959632</text:p>
          </table:table-cell>
          <table:table-cell table:formula="of:=[.P9]/[.AC9]" office:value-type="float" office:value="-0.179803269230769" calcext:value-type="float">
            <text:p>-0.1798032692</text:p>
          </table:table-cell>
          <table:table-cell/>
          <table:table-cell office:value-type="float" office:value="214747136" calcext:value-type="float">
            <text:p>214747136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53686912" calcext:value-type="float">
            <text:p>53686912</text:p>
          </table:table-cell>
          <table:table-cell office:value-type="float" office:value="8434894" calcext:value-type="float">
            <text:p>8434894</text:p>
          </table:table-cell>
          <table:table-cell office:value-type="float" office:value="8272394" calcext:value-type="float">
            <text:p>8272394</text:p>
          </table:table-cell>
          <table:table-cell office:value-type="float" office:value="162500" calcext:value-type="float">
            <text:p>162500</text:p>
          </table:table-cell>
          <table:table-cell office:value-type="float" office:value="148079152" calcext:value-type="float">
            <text:p>148079152</text:p>
          </table:table-cell>
          <table:table-cell office:value-type="float" office:value="83200000" calcext:value-type="float">
            <text:p>83200000</text:p>
          </table:table-cell>
          <table:table-cell/>
          <table:table-cell table:formula="of:=[.AC9]/[.X9]" office:value-type="float" office:value="1.54972593692854" calcext:value-type="float">
            <text:p>1.5497259369</text:p>
          </table:table-cell>
          <table:table-cell table:number-columns-repeated="11"/>
          <table:table-cell table:formula="of:=[.AN9]*[.AK9]" office:value-type="float" office:value="0" calcext:value-type="float">
            <text:p>0</text:p>
          </table:table-cell>
          <table:table-cell/>
          <table:table-cell office:value-type="float" office:value="53687104" calcext:value-type="float">
            <text:p>53687104</text:p>
          </table:table-cell>
          <table:table-cell office:value-type="float" office:value="67108864" calcext:value-type="float">
            <text:p>67108864</text:p>
          </table:table-cell>
          <table:table-cell table:number-columns-repeated="2" office:value-type="float" office:value="16640000" calcext:value-type="float">
            <text:p>1664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V9]/[.AU9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6" calcext:value-type="float">
            <text:p>16</text:p>
          </table:table-cell>
          <table:table-cell office:value-type="float" office:value="1.25" calcext:value-type="float">
            <text:p>1.25</text:p>
          </table:table-cell>
          <table:table-cell office:value-type="float" office:value="3355432" calcext:value-type="float">
            <text:p>3355432</text:p>
          </table:table-cell>
          <table:table-cell table:formula="of:=1/[.E10]" office:value-type="float" office:value="0.714285714285714" calcext:value-type="float">
            <text:p>0.7142857143</text:p>
          </table:table-cell>
          <table:table-cell table:number-columns-repeated="2"/>
          <table:table-cell table:number-columns-repeated="2" office:value-type="float" office:value="284795" calcext:value-type="float">
            <text:p>284795</text:p>
          </table:table-cell>
          <table:table-cell table:number-columns-repeated="2" office:value-type="float" office:value="2278360" calcext:value-type="float">
            <text:p>2278360</text:p>
          </table:table-cell>
          <table:table-cell table:formula="of:=([.O10]+[.X10]) - [.AC10]" office:value-type="float" office:value="-11887528" calcext:value-type="float">
            <text:p>-11887528</text:p>
          </table:table-cell>
          <table:table-cell table:formula="of:=[.P10]/[.AC10]" office:value-type="float" office:value="-0.175195835691379" calcext:value-type="float">
            <text:p>-0.1751958357</text:p>
          </table:table-cell>
          <table:table-cell/>
          <table:table-cell office:value-type="float" office:value="214747136" calcext:value-type="float">
            <text:p>214747136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53686912" calcext:value-type="float">
            <text:p>53686912</text:p>
          </table:table-cell>
          <table:table-cell office:value-type="float" office:value="6839929" calcext:value-type="float">
            <text:p>6839929</text:p>
          </table:table-cell>
          <table:table-cell office:value-type="float" office:value="6707404" calcext:value-type="float">
            <text:p>6707404</text:p>
          </table:table-cell>
          <table:table-cell office:value-type="float" office:value="132525" calcext:value-type="float">
            <text:p>132525</text:p>
          </table:table-cell>
          <table:table-cell office:value-type="float" office:value="120451832" calcext:value-type="float">
            <text:p>120451832</text:p>
          </table:table-cell>
          <table:table-cell office:value-type="float" office:value="67852800" calcext:value-type="float">
            <text:p>67852800</text:p>
          </table:table-cell>
          <table:table-cell/>
          <table:table-cell table:formula="of:=[.AC10]/[.X10]" office:value-type="float" office:value="1.26386110640895" calcext:value-type="float">
            <text:p>1.2638611064</text:p>
          </table:table-cell>
          <table:table-cell table:number-columns-repeated="11"/>
          <table:table-cell table:formula="of:=[.AN10]*[.AK10]" office:value-type="float" office:value="0" calcext:value-type="float">
            <text:p>0</text:p>
          </table:table-cell>
          <table:table-cell/>
          <table:table-cell office:value-type="float" office:value="53687104" calcext:value-type="float">
            <text:p>53687104</text:p>
          </table:table-cell>
          <table:table-cell office:value-type="float" office:value="67108864" calcext:value-type="float">
            <text:p>67108864</text:p>
          </table:table-cell>
          <table:table-cell table:number-columns-repeated="2" office:value-type="float" office:value="13570560" calcext:value-type="float">
            <text:p>1357056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V10]/[.AU10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6" calcext:value-type="float">
            <text:p>16</text:p>
          </table:table-cell>
          <table:table-cell office:value-type="float" office:value="1.25" calcext:value-type="float">
            <text:p>1.25</text:p>
          </table:table-cell>
          <table:table-cell office:value-type="float" office:value="3355432" calcext:value-type="float">
            <text:p>3355432</text:p>
          </table:table-cell>
          <table:table-cell table:formula="of:=1/[.E11]" office:value-type="float" office:value="0.689655172413793" calcext:value-type="float">
            <text:p>0.6896551724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formula="of:=([.O11]+[.X11]) - [.AC11]" office:value-type="float" office:value="-11324288" calcext:value-type="float">
            <text:p>-11324288</text:p>
          </table:table-cell>
          <table:table-cell table:formula="of:=[.P11]/[.AC11]" office:value-type="float" office:value="-0.174189801141957" calcext:value-type="float">
            <text:p>-0.1741898011</text:p>
          </table:table-cell>
          <table:table-cell/>
          <table:table-cell office:value-type="float" office:value="214747136" calcext:value-type="float">
            <text:p>214747136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53686912" calcext:value-type="float">
            <text:p>53686912</text:p>
          </table:table-cell>
          <table:table-cell office:value-type="float" office:value="6545302" calcext:value-type="float">
            <text:p>6545302</text:p>
          </table:table-cell>
          <table:table-cell office:value-type="float" office:value="6418327" calcext:value-type="float">
            <text:p>6418327</text:p>
          </table:table-cell>
          <table:table-cell office:value-type="float" office:value="126975" calcext:value-type="float">
            <text:p>126975</text:p>
          </table:table-cell>
          <table:table-cell office:value-type="float" office:value="115342016" calcext:value-type="float">
            <text:p>115342016</text:p>
          </table:table-cell>
          <table:table-cell office:value-type="float" office:value="65011200" calcext:value-type="float">
            <text:p>65011200</text:p>
          </table:table-cell>
          <table:table-cell/>
          <table:table-cell table:formula="of:=[.AC11]/[.X11]" office:value-type="float" office:value="1.21093200517847" calcext:value-type="float">
            <text:p>1.2109320052</text:p>
          </table:table-cell>
          <table:table-cell table:number-columns-repeated="11"/>
          <table:table-cell table:formula="of:=[.AN11]*[.AK11]" office:value-type="float" office:value="0" calcext:value-type="float">
            <text:p>0</text:p>
          </table:table-cell>
          <table:table-cell/>
          <table:table-cell office:value-type="float" office:value="53687104" calcext:value-type="float">
            <text:p>53687104</text:p>
          </table:table-cell>
          <table:table-cell office:value-type="float" office:value="67108864" calcext:value-type="float">
            <text:p>67108864</text:p>
          </table:table-cell>
          <table:table-cell table:number-columns-repeated="2" office:value-type="float" office:value="13002240" calcext:value-type="float">
            <text:p>1300224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V11]/[.AU11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1.25" calcext:value-type="float">
            <text:p>1.25</text:p>
          </table:table-cell>
          <table:table-cell office:value-type="float" office:value="3355432" calcext:value-type="float">
            <text:p>3355432</text:p>
          </table:table-cell>
          <table:table-cell table:formula="of:=1/[.E12]" office:value-type="float" office:value="0.666666666666667" calcext:value-type="float">
            <text:p>0.6666666667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formula="of:=([.O12]+[.X12]) - [.AC12]" office:value-type="float" office:value="-11326848" calcext:value-type="float">
            <text:p>-11326848</text:p>
          </table:table-cell>
          <table:table-cell table:formula="of:=[.P12]/[.AC12]" office:value-type="float" office:value="-0.17422231847535" calcext:value-type="float">
            <text:p>-0.1742223185</text:p>
          </table:table-cell>
          <table:table-cell/>
          <table:table-cell office:value-type="float" office:value="214747136" calcext:value-type="float">
            <text:p>214747136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53686912" calcext:value-type="float">
            <text:p>53686912</text:p>
          </table:table-cell>
          <table:table-cell office:value-type="float" office:value="6545388" calcext:value-type="float">
            <text:p>6545388</text:p>
          </table:table-cell>
          <table:table-cell office:value-type="float" office:value="6418408" calcext:value-type="float">
            <text:p>6418408</text:p>
          </table:table-cell>
          <table:table-cell office:value-type="float" office:value="126980" calcext:value-type="float">
            <text:p>126980</text:p>
          </table:table-cell>
          <table:table-cell office:value-type="float" office:value="115345184" calcext:value-type="float">
            <text:p>115345184</text:p>
          </table:table-cell>
          <table:table-cell office:value-type="float" office:value="65013760" calcext:value-type="float">
            <text:p>65013760</text:p>
          </table:table-cell>
          <table:table-cell/>
          <table:table-cell table:formula="of:=[.AC12]/[.X12]" office:value-type="float" office:value="1.21097968905345" calcext:value-type="float">
            <text:p>1.2109796891</text:p>
          </table:table-cell>
          <table:table-cell table:number-columns-repeated="11"/>
          <table:table-cell table:formula="of:=[.AN12]*[.AK12]" office:value-type="float" office:value="0" calcext:value-type="float">
            <text:p>0</text:p>
          </table:table-cell>
          <table:table-cell/>
          <table:table-cell office:value-type="float" office:value="53687104" calcext:value-type="float">
            <text:p>53687104</text:p>
          </table:table-cell>
          <table:table-cell office:value-type="float" office:value="67108864" calcext:value-type="float">
            <text:p>67108864</text:p>
          </table:table-cell>
          <table:table-cell table:number-columns-repeated="2" office:value-type="float" office:value="13002752" calcext:value-type="float">
            <text:p>1300275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V12]/[.AU12]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float" office:value="3355432" calcext:value-type="float">
            <text:p>3355432</text:p>
          </table:table-cell>
          <table:table-cell table:formula="of:=1/[.E14]" office:value-type="float" office:value="0.909090909090909" calcext:value-type="float">
            <text:p>0.9090909091</text:p>
          </table:table-cell>
          <table:table-cell table:number-columns-repeated="2"/>
          <table:table-cell table:number-columns-repeated="2" office:value-type="float" office:value="53287007" calcext:value-type="float">
            <text:p>53287007</text:p>
          </table:table-cell>
          <table:table-cell table:number-columns-repeated="2" office:value-type="float" office:value="426296056" calcext:value-type="float">
            <text:p>426296056</text:p>
          </table:table-cell>
          <table:table-cell table:number-columns-repeated="3"/>
          <table:table-cell office:value-type="float" office:value="244031488" calcext:value-type="float">
            <text:p>244031488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53686912" calcext:value-type="float">
            <text:p>53686912</text:p>
          </table:table-cell>
          <table:table-cell office:value-type="float" office:value="61915211" calcext:value-type="float">
            <text:p>61915211</text:p>
          </table:table-cell>
          <table:table-cell office:value-type="float" office:value="60747461" calcext:value-type="float">
            <text:p>60747461</text:p>
          </table:table-cell>
          <table:table-cell office:value-type="float" office:value="1167750" calcext:value-type="float">
            <text:p>1167750</text:p>
          </table:table-cell>
          <table:table-cell office:value-type="float" office:value="1074525688" calcext:value-type="float">
            <text:p>1074525688</text:p>
          </table:table-cell>
          <table:table-cell office:value-type="float" office:value="597888000" calcext:value-type="float">
            <text:p>597888000</text:p>
          </table:table-cell>
          <table:table-cell/>
          <table:table-cell table:formula="of:=[.AC14]/[.X14]" office:value-type="float" office:value="11.1365690021434" calcext:value-type="float">
            <text:p>11.1365690021</text:p>
          </table:table-cell>
          <table:table-cell table:number-columns-repeated="11"/>
          <table:table-cell table:formula="of:=[.AN14]*[.AK14]" office:value-type="float" office:value="0" calcext:value-type="float">
            <text:p>0</text:p>
          </table:table-cell>
          <table:table-cell/>
          <table:table-cell office:value-type="float" office:value="61008064" calcext:value-type="float">
            <text:p>61008064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19577600" calcext:value-type="float">
            <text:p>119577600</text:p>
          </table:table-cell>
          <table:table-cell office:value-type="float" office:value="254997792" calcext:value-type="float">
            <text:p>254997792</text:p>
          </table:table-cell>
          <table:table-cell office:value-type="float" office:value="135420192" calcext:value-type="float">
            <text:p>135420192</text:p>
          </table:table-cell>
          <table:table-cell/>
          <table:table-cell table:formula="of:=[.AV14]/[.AU14]" office:value-type="float" office:value="2.13248795761079" calcext:value-type="float">
            <text:p>2.1324879576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15" calcext:value-type="float">
            <text:p>1.15</text:p>
          </table:table-cell>
          <table:table-cell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float" office:value="3355432" calcext:value-type="float">
            <text:p>3355432</text:p>
          </table:table-cell>
          <table:table-cell table:formula="of:=1/[.E15]" office:value-type="float" office:value="0.869565217391304" calcext:value-type="float">
            <text:p>0.8695652174</text:p>
          </table:table-cell>
          <table:table-cell table:number-columns-repeated="2"/>
          <table:table-cell table:number-columns-repeated="2" office:value-type="float" office:value="21506565" calcext:value-type="float">
            <text:p>21506565</text:p>
          </table:table-cell>
          <table:table-cell table:number-columns-repeated="2" office:value-type="float" office:value="172052520" calcext:value-type="float">
            <text:p>172052520</text:p>
          </table:table-cell>
          <table:table-cell table:number-columns-repeated="3"/>
          <table:table-cell office:value-type="float" office:value="244031488" calcext:value-type="float">
            <text:p>244031488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53686912" calcext:value-type="float">
            <text:p>53686912</text:p>
          </table:table-cell>
          <table:table-cell office:value-type="float" office:value="28891965" calcext:value-type="float">
            <text:p>28891965</text:p>
          </table:table-cell>
          <table:table-cell office:value-type="float" office:value="28344940" calcext:value-type="float">
            <text:p>28344940</text:p>
          </table:table-cell>
          <table:table-cell office:value-type="float" office:value="547025" calcext:value-type="float">
            <text:p>547025</text:p>
          </table:table-cell>
          <table:table-cell office:value-type="float" office:value="502460120" calcext:value-type="float">
            <text:p>502460120</text:p>
          </table:table-cell>
          <table:table-cell office:value-type="float" office:value="280076800" calcext:value-type="float">
            <text:p>280076800</text:p>
          </table:table-cell>
          <table:table-cell/>
          <table:table-cell table:formula="of:=[.AC15]/[.X15]" office:value-type="float" office:value="5.21685434245129" calcext:value-type="float">
            <text:p>5.2168543425</text:p>
          </table:table-cell>
          <table:table-cell table:number-columns-repeated="11"/>
          <table:table-cell table:formula="of:=[.AN15]*[.AK15]" office:value-type="float" office:value="0" calcext:value-type="float">
            <text:p>0</text:p>
          </table:table-cell>
          <table:table-cell/>
          <table:table-cell office:value-type="float" office:value="61008064" calcext:value-type="float">
            <text:p>61008064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56015360" calcext:value-type="float">
            <text:p>56015360</text:p>
          </table:table-cell>
          <table:table-cell office:value-type="float" office:value="116844160" calcext:value-type="float">
            <text:p>116844160</text:p>
          </table:table-cell>
          <table:table-cell office:value-type="float" office:value="60828800" calcext:value-type="float">
            <text:p>60828800</text:p>
          </table:table-cell>
          <table:table-cell/>
          <table:table-cell table:formula="of:=[.AV15]/[.AU15]" office:value-type="float" office:value="2.08593071614643" calcext:value-type="float">
            <text:p>2.0859307161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float" office:value="3355432" calcext:value-type="float">
            <text:p>3355432</text:p>
          </table:table-cell>
          <table:table-cell table:formula="of:=1/[.E16]" office:value-type="float" office:value="0.833333333333333" calcext:value-type="float">
            <text:p>0.8333333333</text:p>
          </table:table-cell>
          <table:table-cell table:number-columns-repeated="2"/>
          <table:table-cell table:number-columns-repeated="2" office:value-type="float" office:value="11380995" calcext:value-type="float">
            <text:p>11380995</text:p>
          </table:table-cell>
          <table:table-cell table:number-columns-repeated="2" office:value-type="float" office:value="91047960" calcext:value-type="float">
            <text:p>91047960</text:p>
          </table:table-cell>
          <table:table-cell table:number-columns-repeated="3"/>
          <table:table-cell office:value-type="float" office:value="244031488" calcext:value-type="float">
            <text:p>244031488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53686912" calcext:value-type="float">
            <text:p>53686912</text:p>
          </table:table-cell>
          <table:table-cell office:value-type="float" office:value="18370355" calcext:value-type="float">
            <text:p>18370355</text:p>
          </table:table-cell>
          <table:table-cell office:value-type="float" office:value="18021100" calcext:value-type="float">
            <text:p>18021100</text:p>
          </table:table-cell>
          <table:table-cell office:value-type="float" office:value="349255" calcext:value-type="float">
            <text:p>349255</text:p>
          </table:table-cell>
          <table:table-cell office:value-type="float" office:value="320193320" calcext:value-type="float">
            <text:p>320193320</text:p>
          </table:table-cell>
          <table:table-cell office:value-type="float" office:value="178818560" calcext:value-type="float">
            <text:p>178818560</text:p>
          </table:table-cell>
          <table:table-cell/>
          <table:table-cell table:formula="of:=[.AC16]/[.X16]" office:value-type="float" office:value="3.33076635139678" calcext:value-type="float">
            <text:p>3.3307663514</text:p>
          </table:table-cell>
          <table:table-cell table:number-columns-repeated="11"/>
          <table:table-cell table:formula="of:=[.AN16]*[.AK16]" office:value-type="float" office:value="0" calcext:value-type="float">
            <text:p>0</text:p>
          </table:table-cell>
          <table:table-cell/>
          <table:table-cell office:value-type="float" office:value="61008064" calcext:value-type="float">
            <text:p>61008064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35763712" calcext:value-type="float">
            <text:p>35763712</text:p>
          </table:table-cell>
          <table:table-cell office:value-type="float" office:value="70712272" calcext:value-type="float">
            <text:p>70712272</text:p>
          </table:table-cell>
          <table:table-cell office:value-type="float" office:value="34948560" calcext:value-type="float">
            <text:p>34948560</text:p>
          </table:table-cell>
          <table:table-cell/>
          <table:table-cell table:formula="of:=[.AV16]/[.AU16]" office:value-type="float" office:value="1.97720728765515" calcext:value-type="float">
            <text:p>1.9772072877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float" office:value="3355432" calcext:value-type="float">
            <text:p>3355432</text:p>
          </table:table-cell>
          <table:table-cell table:formula="of:=1/[.E17]" office:value-type="float" office:value="0.8" calcext:value-type="float">
            <text:p>0.8</text:p>
          </table:table-cell>
          <table:table-cell table:number-columns-repeated="2"/>
          <table:table-cell table:number-columns-repeated="2" office:value-type="float" office:value="5913030" calcext:value-type="float">
            <text:p>5913030</text:p>
          </table:table-cell>
          <table:table-cell table:number-columns-repeated="2" office:value-type="float" office:value="47304240" calcext:value-type="float">
            <text:p>47304240</text:p>
          </table:table-cell>
          <table:table-cell table:number-columns-repeated="3"/>
          <table:table-cell office:value-type="float" office:value="244031488" calcext:value-type="float">
            <text:p>244031488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53686912" calcext:value-type="float">
            <text:p>53686912</text:p>
          </table:table-cell>
          <table:table-cell office:value-type="float" office:value="12690448" calcext:value-type="float">
            <text:p>12690448</text:p>
          </table:table-cell>
          <table:table-cell office:value-type="float" office:value="12447973" calcext:value-type="float">
            <text:p>12447973</text:p>
          </table:table-cell>
          <table:table-cell office:value-type="float" office:value="242475" calcext:value-type="float">
            <text:p>242475</text:p>
          </table:table-cell>
          <table:table-cell office:value-type="float" office:value="221791184" calcext:value-type="float">
            <text:p>221791184</text:p>
          </table:table-cell>
          <table:table-cell office:value-type="float" office:value="124147200" calcext:value-type="float">
            <text:p>124147200</text:p>
          </table:table-cell>
          <table:table-cell/>
          <table:table-cell table:formula="of:=[.AC17]/[.X17]" office:value-type="float" office:value="2.31242951727229" calcext:value-type="float">
            <text:p>2.3124295173</text:p>
          </table:table-cell>
          <table:table-cell table:number-columns-repeated="11"/>
          <table:table-cell table:formula="of:=[.AN17]*[.AK17]" office:value-type="float" office:value="0" calcext:value-type="float">
            <text:p>0</text:p>
          </table:table-cell>
          <table:table-cell/>
          <table:table-cell office:value-type="float" office:value="61008064" calcext:value-type="float">
            <text:p>61008064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24829440" calcext:value-type="float">
            <text:p>24829440</text:p>
          </table:table-cell>
          <table:table-cell office:value-type="float" office:value="36896544" calcext:value-type="float">
            <text:p>36896544</text:p>
          </table:table-cell>
          <table:table-cell office:value-type="float" office:value="12067104" calcext:value-type="float">
            <text:p>12067104</text:p>
          </table:table-cell>
          <table:table-cell/>
          <table:table-cell table:formula="of:=[.AV17]/[.AU17]" office:value-type="float" office:value="1.48599984534488" calcext:value-type="float">
            <text:p>1.4859998453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float" office:value="3355432" calcext:value-type="float">
            <text:p>3355432</text:p>
          </table:table-cell>
          <table:table-cell table:formula="of:=1/[.E18]" office:value-type="float" office:value="0.769230769230769" calcext:value-type="float">
            <text:p>0.7692307692</text:p>
          </table:table-cell>
          <table:table-cell table:number-columns-repeated="2"/>
          <table:table-cell table:number-columns-repeated="2" office:value-type="float" office:value="2465097" calcext:value-type="float">
            <text:p>2465097</text:p>
          </table:table-cell>
          <table:table-cell table:number-columns-repeated="2" office:value-type="float" office:value="19720776" calcext:value-type="float">
            <text:p>19720776</text:p>
          </table:table-cell>
          <table:table-cell table:number-columns-repeated="3"/>
          <table:table-cell office:value-type="float" office:value="244031488" calcext:value-type="float">
            <text:p>244031488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53686912" calcext:value-type="float">
            <text:p>53686912</text:p>
          </table:table-cell>
          <table:table-cell office:value-type="float" office:value="9106457" calcext:value-type="float">
            <text:p>9106457</text:p>
          </table:table-cell>
          <table:table-cell office:value-type="float" office:value="8931337" calcext:value-type="float">
            <text:p>8931337</text:p>
          </table:table-cell>
          <table:table-cell office:value-type="float" office:value="175120" calcext:value-type="float">
            <text:p>175120</text:p>
          </table:table-cell>
          <table:table-cell office:value-type="float" office:value="159711176" calcext:value-type="float">
            <text:p>159711176</text:p>
          </table:table-cell>
          <table:table-cell office:value-type="float" office:value="89661440" calcext:value-type="float">
            <text:p>89661440</text:p>
          </table:table-cell>
          <table:table-cell/>
          <table:table-cell table:formula="of:=[.AC18]/[.X18]" office:value-type="float" office:value="1.67008003738416" calcext:value-type="float">
            <text:p>1.6700800374</text:p>
          </table:table-cell>
          <table:table-cell table:number-columns-repeated="11"/>
          <table:table-cell table:formula="of:=[.AN18]*[.AK18]" office:value-type="float" office:value="0" calcext:value-type="float">
            <text:p>0</text:p>
          </table:table-cell>
          <table:table-cell/>
          <table:table-cell office:value-type="float" office:value="61008064" calcext:value-type="float">
            <text:p>61008064</text:p>
          </table:table-cell>
          <table:table-cell office:value-type="float" office:value="67108864" calcext:value-type="float">
            <text:p>67108864</text:p>
          </table:table-cell>
          <table:table-cell table:number-columns-repeated="2" office:value-type="float" office:value="17932288" calcext:value-type="float">
            <text:p>1793228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V18]/[.AU18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35" calcext:value-type="float">
            <text:p>1.35</text:p>
          </table:table-cell>
          <table:table-cell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float" office:value="3355432" calcext:value-type="float">
            <text:p>3355432</text:p>
          </table:table-cell>
          <table:table-cell table:formula="of:=1/[.E19]" office:value-type="float" office:value="0.740740740740741" calcext:value-type="float">
            <text:p>0.7407407407</text:p>
          </table:table-cell>
          <table:table-cell table:number-columns-repeated="2"/>
          <table:table-cell table:number-columns-repeated="2" office:value-type="float" office:value="224481" calcext:value-type="float">
            <text:p>224481</text:p>
          </table:table-cell>
          <table:table-cell table:number-columns-repeated="2" office:value-type="float" office:value="1795848" calcext:value-type="float">
            <text:p>1795848</text:p>
          </table:table-cell>
          <table:table-cell table:number-columns-repeated="3"/>
          <table:table-cell office:value-type="float" office:value="244031488" calcext:value-type="float">
            <text:p>244031488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53686912" calcext:value-type="float">
            <text:p>53686912</text:p>
          </table:table-cell>
          <table:table-cell office:value-type="float" office:value="6779059" calcext:value-type="float">
            <text:p>6779059</text:p>
          </table:table-cell>
          <table:table-cell office:value-type="float" office:value="6647694" calcext:value-type="float">
            <text:p>6647694</text:p>
          </table:table-cell>
          <table:table-cell office:value-type="float" office:value="131365" calcext:value-type="float">
            <text:p>131365</text:p>
          </table:table-cell>
          <table:table-cell office:value-type="float" office:value="119389512" calcext:value-type="float">
            <text:p>119389512</text:p>
          </table:table-cell>
          <table:table-cell office:value-type="float" office:value="67258880" calcext:value-type="float">
            <text:p>67258880</text:p>
          </table:table-cell>
          <table:table-cell/>
          <table:table-cell table:formula="of:=[.AC19]/[.X19]" office:value-type="float" office:value="1.25279844741303" calcext:value-type="float">
            <text:p>1.2527984474</text:p>
          </table:table-cell>
          <table:table-cell table:number-columns-repeated="11"/>
          <table:table-cell table:formula="of:=[.AN19]*[.AK19]" office:value-type="float" office:value="0" calcext:value-type="float">
            <text:p>0</text:p>
          </table:table-cell>
          <table:table-cell/>
          <table:table-cell office:value-type="float" office:value="61008064" calcext:value-type="float">
            <text:p>61008064</text:p>
          </table:table-cell>
          <table:table-cell office:value-type="float" office:value="67108864" calcext:value-type="float">
            <text:p>67108864</text:p>
          </table:table-cell>
          <table:table-cell table:number-columns-repeated="2" office:value-type="float" office:value="13451776" calcext:value-type="float">
            <text:p>1345177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V19]/[.AU19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float" office:value="3355432" calcext:value-type="float">
            <text:p>3355432</text:p>
          </table:table-cell>
          <table:table-cell table:formula="of:=1/[.E20]" office:value-type="float" office:value="0.714285714285714" calcext:value-type="float">
            <text:p>0.7142857143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244031488" calcext:value-type="float">
            <text:p>244031488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53686912" calcext:value-type="float">
            <text:p>53686912</text:p>
          </table:table-cell>
          <table:table-cell office:value-type="float" office:value="6545060" calcext:value-type="float">
            <text:p>6545060</text:p>
          </table:table-cell>
          <table:table-cell office:value-type="float" office:value="6418085" calcext:value-type="float">
            <text:p>6418085</text:p>
          </table:table-cell>
          <table:table-cell office:value-type="float" office:value="126975" calcext:value-type="float">
            <text:p>126975</text:p>
          </table:table-cell>
          <table:table-cell office:value-type="float" office:value="115340080" calcext:value-type="float">
            <text:p>115340080</text:p>
          </table:table-cell>
          <table:table-cell office:value-type="float" office:value="65011200" calcext:value-type="float">
            <text:p>65011200</text:p>
          </table:table-cell>
          <table:table-cell/>
          <table:table-cell table:formula="of:=[.AC20]/[.X20]" office:value-type="float" office:value="1.21093200517847" calcext:value-type="float">
            <text:p>1.2109320052</text:p>
          </table:table-cell>
          <table:table-cell table:number-columns-repeated="11"/>
          <table:table-cell table:formula="of:=[.AN20]*[.AK20]" office:value-type="float" office:value="0" calcext:value-type="float">
            <text:p>0</text:p>
          </table:table-cell>
          <table:table-cell/>
          <table:table-cell office:value-type="float" office:value="61008064" calcext:value-type="float">
            <text:p>61008064</text:p>
          </table:table-cell>
          <table:table-cell office:value-type="float" office:value="67108864" calcext:value-type="float">
            <text:p>67108864</text:p>
          </table:table-cell>
          <table:table-cell table:number-columns-repeated="2" office:value-type="float" office:value="13002240" calcext:value-type="float">
            <text:p>1300224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V20]/[.AU20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45" calcext:value-type="float">
            <text:p>1.45</text:p>
          </table:table-cell>
          <table:table-cell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float" office:value="3355432" calcext:value-type="float">
            <text:p>3355432</text:p>
          </table:table-cell>
          <table:table-cell table:formula="of:=1/[.E21]" office:value-type="float" office:value="0.689655172413793" calcext:value-type="float">
            <text:p>0.6896551724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244031488" calcext:value-type="float">
            <text:p>244031488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53686912" calcext:value-type="float">
            <text:p>53686912</text:p>
          </table:table-cell>
          <table:table-cell office:value-type="float" office:value="6544432" calcext:value-type="float">
            <text:p>6544432</text:p>
          </table:table-cell>
          <table:table-cell office:value-type="float" office:value="6417462" calcext:value-type="float">
            <text:p>6417462</text:p>
          </table:table-cell>
          <table:table-cell office:value-type="float" office:value="126970" calcext:value-type="float">
            <text:p>126970</text:p>
          </table:table-cell>
          <table:table-cell office:value-type="float" office:value="115332576" calcext:value-type="float">
            <text:p>115332576</text:p>
          </table:table-cell>
          <table:table-cell office:value-type="float" office:value="65008640" calcext:value-type="float">
            <text:p>65008640</text:p>
          </table:table-cell>
          <table:table-cell/>
          <table:table-cell table:formula="of:=[.AC21]/[.X21]" office:value-type="float" office:value="1.21088432130349" calcext:value-type="float">
            <text:p>1.2108843213</text:p>
          </table:table-cell>
          <table:table-cell table:number-columns-repeated="11"/>
          <table:table-cell table:formula="of:=[.AN21]*[.AK21]" office:value-type="float" office:value="0" calcext:value-type="float">
            <text:p>0</text:p>
          </table:table-cell>
          <table:table-cell/>
          <table:table-cell office:value-type="float" office:value="61008064" calcext:value-type="float">
            <text:p>61008064</text:p>
          </table:table-cell>
          <table:table-cell office:value-type="float" office:value="67108864" calcext:value-type="float">
            <text:p>67108864</text:p>
          </table:table-cell>
          <table:table-cell table:number-columns-repeated="2" office:value-type="float" office:value="13001728" calcext:value-type="float">
            <text:p>1300172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V21]/[.AU21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float" office:value="3355432" calcext:value-type="float">
            <text:p>3355432</text:p>
          </table:table-cell>
          <table:table-cell table:formula="of:=1/[.E22]" office:value-type="float" office:value="0.666666666666667" calcext:value-type="float">
            <text:p>0.6666666667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244031488" calcext:value-type="float">
            <text:p>244031488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53686912" calcext:value-type="float">
            <text:p>53686912</text:p>
          </table:table-cell>
          <table:table-cell office:value-type="float" office:value="6545476" calcext:value-type="float">
            <text:p>6545476</text:p>
          </table:table-cell>
          <table:table-cell office:value-type="float" office:value="6418496" calcext:value-type="float">
            <text:p>6418496</text:p>
          </table:table-cell>
          <table:table-cell office:value-type="float" office:value="126980" calcext:value-type="float">
            <text:p>126980</text:p>
          </table:table-cell>
          <table:table-cell office:value-type="float" office:value="115345888" calcext:value-type="float">
            <text:p>115345888</text:p>
          </table:table-cell>
          <table:table-cell office:value-type="float" office:value="65013760" calcext:value-type="float">
            <text:p>65013760</text:p>
          </table:table-cell>
          <table:table-cell/>
          <table:table-cell table:formula="of:=[.AC22]/[.X22]" office:value-type="float" office:value="1.21097968905345" calcext:value-type="float">
            <text:p>1.2109796891</text:p>
          </table:table-cell>
          <table:table-cell table:number-columns-repeated="11"/>
          <table:table-cell table:formula="of:=[.AN22]*[.AK22]" office:value-type="float" office:value="0" calcext:value-type="float">
            <text:p>0</text:p>
          </table:table-cell>
          <table:table-cell/>
          <table:table-cell office:value-type="float" office:value="61008064" calcext:value-type="float">
            <text:p>61008064</text:p>
          </table:table-cell>
          <table:table-cell office:value-type="float" office:value="67108864" calcext:value-type="float">
            <text:p>67108864</text:p>
          </table:table-cell>
          <table:table-cell table:number-columns-repeated="2" office:value-type="float" office:value="13002752" calcext:value-type="float">
            <text:p>1300275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V22]/[.AU22]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float" office:value="3355432" calcext:value-type="float">
            <text:p>3355432</text:p>
          </table:table-cell>
          <table:table-cell table:number-columns-repeated="10"/>
          <table:table-cell office:value-type="float" office:value="488062976" calcext:value-type="float">
            <text:p>488062976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53686912" calcext:value-type="float">
            <text:p>53686912</text:p>
          </table:table-cell>
          <table:table-cell office:value-type="float" office:value="13667278" calcext:value-type="float">
            <text:p>13667278</text:p>
          </table:table-cell>
          <table:table-cell table:number-columns-repeated="2" office:value-type="float" office:value="6833639" calcext:value-type="float">
            <text:p>6833639</text:p>
          </table:table-cell>
          <table:table-cell table:number-columns-repeated="2" office:value-type="float" office:value="156239362" calcext:value-type="float">
            <text:p>156239362</text:p>
          </table:table-cell>
          <table:table-cell table:number-columns-repeated="13"/>
          <table:table-cell table:formula="of:=[.AN24]" office:value-type="float" office:value="0" calcext:value-type="float">
            <text:p>0</text:p>
          </table:table-cell>
          <table:table-cell/>
          <table:table-cell office:value-type="float" office:value="122016128" calcext:value-type="float">
            <text:p>12201612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31273463" calcext:value-type="float">
            <text:p>31273463</text:p>
          </table:table-cell>
          <table:table-cell office:value-type="float" office:value="71940976" calcext:value-type="float">
            <text:p>71940976</text:p>
          </table:table-cell>
          <table:table-cell office:value-type="float" office:value="56325504" calcext:value-type="float">
            <text:p>56325504</text:p>
          </table:table-cell>
          <table:table-cell/>
          <table:table-cell table:formula="of:=[.AV24]/[.AU24]" office:value-type="float" office:value="2.30038406683647" calcext:value-type="float">
            <text:p>2.3003840668</text:p>
          </table:table-cell>
          <table:table-cell table:formula="of:=[.AV24]/([.AV24]-[.AW24])" office:value-type="float" office:value="4.60703179513242" calcext:value-type="float">
            <text:p>4.607031795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6" calcext:value-type="float">
            <text:p>16</text:p>
          </table:table-cell>
          <table:table-cell office:value-type="float" office:value="1.15" calcext:value-type="float">
            <text:p>1.15</text:p>
          </table:table-cell>
          <table:table-cell office:value-type="float" office:value="3355432" calcext:value-type="float">
            <text:p>3355432</text:p>
          </table:table-cell>
          <table:table-cell table:number-columns-repeated="10"/>
          <table:table-cell office:value-type="float" office:value="466843648" calcext:value-type="float">
            <text:p>466843648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53686912" calcext:value-type="float">
            <text:p>53686912</text:p>
          </table:table-cell>
          <table:table-cell office:value-type="float" office:value="13666762" calcext:value-type="float">
            <text:p>13666762</text:p>
          </table:table-cell>
          <table:table-cell table:number-columns-repeated="2" office:value-type="float" office:value="6833381" calcext:value-type="float">
            <text:p>6833381</text:p>
          </table:table-cell>
          <table:table-cell table:number-columns-repeated="2" office:value-type="float" office:value="156142393" calcext:value-type="float">
            <text:p>156142393</text:p>
          </table:table-cell>
          <table:table-cell table:number-columns-repeated="13"/>
          <table:table-cell table:formula="of:=[.AN25]" office:value-type="float" office:value="0" calcext:value-type="float">
            <text:p>0</text:p>
          </table:table-cell>
          <table:table-cell/>
          <table:table-cell office:value-type="float" office:value="116711072" calcext:value-type="float">
            <text:p>11671107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31300204" calcext:value-type="float">
            <text:p>31300204</text:p>
          </table:table-cell>
          <table:table-cell office:value-type="float" office:value="46681824" calcext:value-type="float">
            <text:p>46681824</text:p>
          </table:table-cell>
          <table:table-cell office:value-type="float" office:value="31052784" calcext:value-type="float">
            <text:p>31052784</text:p>
          </table:table-cell>
          <table:table-cell/>
          <table:table-cell table:formula="of:=[.AV25]/[.AU25]" office:value-type="float" office:value="1.4914223562249" calcext:value-type="float">
            <text:p>1.4914223562</text:p>
          </table:table-cell>
          <table:table-cell table:formula="of:=[.AV25]/([.AV25]-[.AW25])" office:value-type="float" office:value="2.98686445232721" calcext:value-type="float">
            <text:p>2.986864452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office:value-type="float" office:value="3355432" calcext:value-type="float">
            <text:p>3355432</text:p>
          </table:table-cell>
          <table:table-cell table:number-columns-repeated="10"/>
          <table:table-cell office:value-type="float" office:value="447391744" calcext:value-type="float">
            <text:p>447391744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53686912" calcext:value-type="float">
            <text:p>53686912</text:p>
          </table:table-cell>
          <table:table-cell office:value-type="float" office:value="13667764" calcext:value-type="float">
            <text:p>13667764</text:p>
          </table:table-cell>
          <table:table-cell table:number-columns-repeated="2" office:value-type="float" office:value="6833882" calcext:value-type="float">
            <text:p>6833882</text:p>
          </table:table-cell>
          <table:table-cell table:number-columns-repeated="2" office:value-type="float" office:value="156419527" calcext:value-type="float">
            <text:p>156419527</text:p>
          </table:table-cell>
          <table:table-cell table:number-columns-repeated="13"/>
          <table:table-cell table:formula="of:=[.AN26]" office:value-type="float" office:value="0" calcext:value-type="float">
            <text:p>0</text:p>
          </table:table-cell>
          <table:table-cell/>
          <table:table-cell office:value-type="float" office:value="111848128" calcext:value-type="float">
            <text:p>11184812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31371085" calcext:value-type="float">
            <text:p>31371085</text:p>
          </table:table-cell>
          <table:table-cell office:value-type="float" office:value="30782688" calcext:value-type="float">
            <text:p>30782688</text:p>
          </table:table-cell>
          <table:table-cell office:value-type="float" office:value="15116328" calcext:value-type="float">
            <text:p>15116328</text:p>
          </table:table-cell>
          <table:table-cell/>
          <table:table-cell table:formula="of:=[.AV26]/[.AU26]" office:value-type="float" office:value="0.981243970363154" calcext:value-type="float">
            <text:p>0.9812439704</text:p>
          </table:table-cell>
          <table:table-cell table:formula="of:=[.AV26]/([.AV26]-[.AW26])" office:value-type="float" office:value="1.96489088722588" calcext:value-type="float">
            <text:p>1.964890887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6" calcext:value-type="float">
            <text:p>16</text:p>
          </table:table-cell>
          <table:table-cell office:value-type="float" office:value="1.25" calcext:value-type="float">
            <text:p>1.25</text:p>
          </table:table-cell>
          <table:table-cell office:value-type="float" office:value="3355432" calcext:value-type="float">
            <text:p>3355432</text:p>
          </table:table-cell>
          <table:table-cell table:number-columns-repeated="10"/>
          <table:table-cell office:value-type="float" office:value="429496320" calcext:value-type="float">
            <text:p>429496320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53686912" calcext:value-type="float">
            <text:p>53686912</text:p>
          </table:table-cell>
          <table:table-cell office:value-type="float" office:value="13665944" calcext:value-type="float">
            <text:p>13665944</text:p>
          </table:table-cell>
          <table:table-cell table:number-columns-repeated="2" office:value-type="float" office:value="6832972" calcext:value-type="float">
            <text:p>6832972</text:p>
          </table:table-cell>
          <table:table-cell table:number-columns-repeated="2" office:value-type="float" office:value="156035555" calcext:value-type="float">
            <text:p>156035555</text:p>
          </table:table-cell>
          <table:table-cell table:number-columns-repeated="13"/>
          <table:table-cell table:formula="of:=[.AN27]" office:value-type="float" office:value="0" calcext:value-type="float">
            <text:p>0</text:p>
          </table:table-cell>
          <table:table-cell/>
          <table:table-cell office:value-type="float" office:value="107374208" calcext:value-type="float">
            <text:p>10737420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31128355" calcext:value-type="float">
            <text:p>31128355</text:p>
          </table:table-cell>
          <table:table-cell office:value-type="float" office:value="19773208" calcext:value-type="float">
            <text:p>19773208</text:p>
          </table:table-cell>
          <table:table-cell office:value-type="float" office:value="4228272" calcext:value-type="float">
            <text:p>4228272</text:p>
          </table:table-cell>
          <table:table-cell/>
          <table:table-cell table:formula="of:=[.AV27]/[.AU27]" office:value-type="float" office:value="0.635215320565446" calcext:value-type="float">
            <text:p>0.6352153206</text:p>
          </table:table-cell>
          <table:table-cell table:formula="of:=[.AV27]/([.AV27]-[.AW27])" office:value-type="float" office:value="1.27200317839842" calcext:value-type="float">
            <text:p>1.272003178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6" calcext:value-type="float">
            <text:p>16</text:p>
          </table:table-cell>
          <table:table-cell office:value-type="float" office:value="1.3" calcext:value-type="float">
            <text:p>1.3</text:p>
          </table:table-cell>
          <table:table-cell office:value-type="float" office:value="3355432" calcext:value-type="float">
            <text:p>3355432</text:p>
          </table:table-cell>
          <table:table-cell table:number-columns-repeated="10"/>
          <table:table-cell office:value-type="float" office:value="412977152" calcext:value-type="float">
            <text:p>412977152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53686912" calcext:value-type="float">
            <text:p>53686912</text:p>
          </table:table-cell>
          <table:table-cell office:value-type="float" office:value="13668114" calcext:value-type="float">
            <text:p>13668114</text:p>
          </table:table-cell>
          <table:table-cell table:number-columns-repeated="2" office:value-type="float" office:value="6834057" calcext:value-type="float">
            <text:p>6834057</text:p>
          </table:table-cell>
          <table:table-cell table:number-columns-repeated="2" office:value-type="float" office:value="156431211" calcext:value-type="float">
            <text:p>156431211</text:p>
          </table:table-cell>
          <table:table-cell table:number-columns-repeated="13"/>
          <table:table-cell table:formula="of:=[.AN28]" office:value-type="float" office:value="0" calcext:value-type="float">
            <text:p>0</text:p>
          </table:table-cell>
          <table:table-cell/>
          <table:table-cell office:value-type="float" office:value="103244416" calcext:value-type="float">
            <text:p>103244416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31332430" calcext:value-type="float">
            <text:p>31332430</text:p>
          </table:table-cell>
          <table:table-cell office:value-type="float" office:value="16073528" calcext:value-type="float">
            <text:p>16073528</text:p>
          </table:table-cell>
          <table:table-cell office:value-type="float" office:value="427616" calcext:value-type="float">
            <text:p>427616</text:p>
          </table:table-cell>
          <table:table-cell/>
          <table:table-cell table:formula="of:=[.AV28]/[.AU28]" office:value-type="float" office:value="0.51299972584316" calcext:value-type="float">
            <text:p>0.5129997258</text:p>
          </table:table-cell>
          <table:table-cell table:formula="of:=[.AV28]/([.AV28]-[.AW28])" office:value-type="float" office:value="1.02733084527128" calcext:value-type="float">
            <text:p>1.027330845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6" calcext:value-type="float">
            <text:p>16</text:p>
          </table:table-cell>
          <table:table-cell office:value-type="float" office:value="1.35" calcext:value-type="float">
            <text:p>1.35</text:p>
          </table:table-cell>
          <table:table-cell office:value-type="float" office:value="3355432" calcext:value-type="float">
            <text:p>3355432</text:p>
          </table:table-cell>
          <table:table-cell table:number-columns-repeated="10"/>
          <table:table-cell office:value-type="float" office:value="397680640" calcext:value-type="float">
            <text:p>397680640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53686912" calcext:value-type="float">
            <text:p>53686912</text:p>
          </table:table-cell>
          <table:table-cell office:value-type="float" office:value="13668228" calcext:value-type="float">
            <text:p>13668228</text:p>
          </table:table-cell>
          <table:table-cell table:number-columns-repeated="2" office:value-type="float" office:value="6834114" calcext:value-type="float">
            <text:p>6834114</text:p>
          </table:table-cell>
          <table:table-cell table:number-columns-repeated="2" office:value-type="float" office:value="156482218" calcext:value-type="float">
            <text:p>156482218</text:p>
          </table:table-cell>
          <table:table-cell table:number-columns-repeated="13"/>
          <table:table-cell table:formula="of:=[.AN29]" office:value-type="float" office:value="0" calcext:value-type="float">
            <text:p>0</text:p>
          </table:table-cell>
          <table:table-cell/>
          <table:table-cell office:value-type="float" office:value="99420544" calcext:value-type="float">
            <text:p>99420544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31442984" calcext:value-type="float">
            <text:p>31442984</text:p>
          </table:table-cell>
          <table:table-cell office:value-type="float" office:value="15701440" calcext:value-type="float">
            <text:p>1570144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V29]/[.AU29]" office:value-type="float" office:value="0.499362274267608" calcext:value-type="float">
            <text:p>0.4993622743</text:p>
          </table:table-cell>
          <table:table-cell table:formula="of:=[.AV29]/([.AV29]-[.AW2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6" calcext:value-type="float">
            <text:p>16</text:p>
          </table:table-cell>
          <table:table-cell office:value-type="float" office:value="1.4" calcext:value-type="float">
            <text:p>1.4</text:p>
          </table:table-cell>
          <table:table-cell office:value-type="float" office:value="3355432" calcext:value-type="float">
            <text:p>3355432</text:p>
          </table:table-cell>
          <table:table-cell table:number-columns-repeated="10"/>
          <table:table-cell office:value-type="float" office:value="383477760" calcext:value-type="float">
            <text:p>383477760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53686912" calcext:value-type="float">
            <text:p>53686912</text:p>
          </table:table-cell>
          <table:table-cell office:value-type="float" office:value="13667836" calcext:value-type="float">
            <text:p>13667836</text:p>
          </table:table-cell>
          <table:table-cell table:number-columns-repeated="2" office:value-type="float" office:value="6833918" calcext:value-type="float">
            <text:p>6833918</text:p>
          </table:table-cell>
          <table:table-cell table:number-columns-repeated="2" office:value-type="float" office:value="156319354" calcext:value-type="float">
            <text:p>156319354</text:p>
          </table:table-cell>
          <table:table-cell table:number-columns-repeated="13"/>
          <table:table-cell table:formula="of:=[.AN30]" office:value-type="float" office:value="0" calcext:value-type="float">
            <text:p>0</text:p>
          </table:table-cell>
          <table:table-cell/>
          <table:table-cell office:value-type="float" office:value="95869824" calcext:value-type="float">
            <text:p>95869824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31336499" calcext:value-type="float">
            <text:p>31336499</text:p>
          </table:table-cell>
          <table:table-cell office:value-type="float" office:value="15646752" calcext:value-type="float">
            <text:p>1564675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V30]/[.AU30]" office:value-type="float" office:value="0.499313978884495" calcext:value-type="float">
            <text:p>0.4993139789</text:p>
          </table:table-cell>
          <table:table-cell table:formula="of:=[.AV30]/([.AV30]-[.AW3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6" calcext:value-type="float">
            <text:p>16</text:p>
          </table:table-cell>
          <table:table-cell office:value-type="float" office:value="1.45" calcext:value-type="float">
            <text:p>1.45</text:p>
          </table:table-cell>
          <table:table-cell office:value-type="float" office:value="3355432" calcext:value-type="float">
            <text:p>3355432</text:p>
          </table:table-cell>
          <table:table-cell table:number-columns-repeated="10"/>
          <table:table-cell office:value-type="float" office:value="370255872" calcext:value-type="float">
            <text:p>370255872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53686912" calcext:value-type="float">
            <text:p>53686912</text:p>
          </table:table-cell>
          <table:table-cell office:value-type="float" office:value="13668116" calcext:value-type="float">
            <text:p>13668116</text:p>
          </table:table-cell>
          <table:table-cell table:number-columns-repeated="2" office:value-type="float" office:value="6834058" calcext:value-type="float">
            <text:p>6834058</text:p>
          </table:table-cell>
          <table:table-cell table:number-columns-repeated="2" office:value-type="float" office:value="156382866" calcext:value-type="float">
            <text:p>156382866</text:p>
          </table:table-cell>
          <table:table-cell table:number-columns-repeated="13"/>
          <table:table-cell table:formula="of:=[.AN31]" office:value-type="float" office:value="0" calcext:value-type="float">
            <text:p>0</text:p>
          </table:table-cell>
          <table:table-cell/>
          <table:table-cell office:value-type="float" office:value="92563968" calcext:value-type="float">
            <text:p>9256396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31211364" calcext:value-type="float">
            <text:p>31211364</text:p>
          </table:table-cell>
          <table:table-cell office:value-type="float" office:value="15585144" calcext:value-type="float">
            <text:p>1558514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V31]/[.AU31]" office:value-type="float" office:value="0.499341970443842" calcext:value-type="float">
            <text:p>0.4993419704</text:p>
          </table:table-cell>
          <table:table-cell table:formula="of:=[.AV31]/([.AV31]-[.AW3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.5</text:p>
          </table:table-cell>
          <table:table-cell office:value-type="float" office:value="3355432" calcext:value-type="float">
            <text:p>3355432</text:p>
          </table:table-cell>
          <table:table-cell table:number-columns-repeated="10"/>
          <table:table-cell office:value-type="float" office:value="357912576" calcext:value-type="float">
            <text:p>357912576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3355432" calcext:value-type="float">
            <text:p>3355432</text:p>
          </table:table-cell>
          <table:table-cell office:value-type="float" office:value="0" calcext:value-type="float">
            <text:p>0</text:p>
          </table:table-cell>
          <table:table-cell office:value-type="float" office:value="53686912" calcext:value-type="float">
            <text:p>53686912</text:p>
          </table:table-cell>
          <table:table-cell office:value-type="float" office:value="13666592" calcext:value-type="float">
            <text:p>13666592</text:p>
          </table:table-cell>
          <table:table-cell table:number-columns-repeated="2" office:value-type="float" office:value="6833296" calcext:value-type="float">
            <text:p>6833296</text:p>
          </table:table-cell>
          <table:table-cell table:number-columns-repeated="2" office:value-type="float" office:value="156205956" calcext:value-type="float">
            <text:p>156205956</text:p>
          </table:table-cell>
          <table:table-cell table:number-columns-repeated="13"/>
          <table:table-cell table:formula="of:=[.AN32]" office:value-type="float" office:value="0" calcext:value-type="float">
            <text:p>0</text:p>
          </table:table-cell>
          <table:table-cell/>
          <table:table-cell office:value-type="float" office:value="89478496" calcext:value-type="float">
            <text:p>89478496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31177388" calcext:value-type="float">
            <text:p>31177388</text:p>
          </table:table-cell>
          <table:table-cell office:value-type="float" office:value="15569000" calcext:value-type="float">
            <text:p>15569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V32]/[.AU32]" office:value-type="float" office:value="0.49936832424833" calcext:value-type="float">
            <text:p>0.4993683242</text:p>
          </table:table-cell>
          <table:table-cell table:formula="of:=[.AV32]/([.AV32]-[.AW32])" office:value-type="float" office:value="1" calcext:value-type="float">
            <text:p>1</text:p>
          </table:table-cell>
        </table:table-row>
        <table:table-row table:style-name="ro1">
          <table:table-cell table:number-columns-repeated="44"/>
          <table:table-cell table:formula="of:=[.AT29]/([.AS29]/2)" office:value-type="float" office:value="1.34999993562699" calcext:value-type="float">
            <text:p>1.349999935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float" office:value="33554320" calcext:value-type="float">
            <text:p>33554320</text:p>
          </table:table-cell>
          <table:table-cell table:number-columns-repeated="2"/>
          <table:table-cell office:value-type="float" office:value="348618752" calcext:value-type="float">
            <text:p>348618752</text:p>
          </table:table-cell>
          <table:table-cell table:number-columns-repeated="2" office:value-type="float" office:value="70758544" calcext:value-type="float">
            <text:p>70758544</text:p>
          </table:table-cell>
          <table:table-cell table:number-columns-repeated="2" office:value-type="float" office:value="566068352" calcext:value-type="float">
            <text:p>566068352</text:p>
          </table:table-cell>
          <table:table-cell table:number-columns-repeated="3"/>
          <table:table-cell office:value-type="float" office:value="348618752" calcext:value-type="float">
            <text:p>348618752</text:p>
          </table:table-cell>
          <table:table-cell office:value-type="float" office:value="33554320" calcext:value-type="float">
            <text:p>33554320</text:p>
          </table:table-cell>
          <table:table-cell office:value-type="float" office:value="0" calcext:value-type="float">
            <text:p>0</text:p>
          </table:table-cell>
          <table:table-cell office:value-type="float" office:value="33554320" calcext:value-type="float">
            <text:p>33554320</text:p>
          </table:table-cell>
          <table:table-cell office:value-type="float" office:value="0" calcext:value-type="float">
            <text:p>0</text:p>
          </table:table-cell>
          <table:table-cell office:value-type="float" office:value="536869120" calcext:value-type="float">
            <text:p>536869120</text:p>
          </table:table-cell>
          <table:table-cell office:value-type="float" office:value="138975838" calcext:value-type="float">
            <text:p>138975838</text:p>
          </table:table-cell>
          <table:table-cell office:value-type="float" office:value="136324083" calcext:value-type="float">
            <text:p>136324083</text:p>
          </table:table-cell>
          <table:table-cell office:value-type="float" office:value="2651755" calcext:value-type="float">
            <text:p>2651755</text:p>
          </table:table-cell>
          <table:table-cell office:value-type="float" office:value="2427077184" calcext:value-type="float">
            <text:p>2427077184</text:p>
          </table:table-cell>
          <table:table-cell office:value-type="float" office:value="1357698560" calcext:value-type="float">
            <text:p>1357698560</text:p>
          </table:table-cell>
          <table:table-cell/>
          <table:table-cell table:formula="of:=[.AC34]/[.X34]" office:value-type="float" office:value="2.52891907807996" calcext:value-type="float">
            <text:p>2.5289190781</text:p>
          </table:table-cell>
          <table:table-cell table:number-columns-repeated="21"/>
        </table:table-row>
        <table:table-row table:style-name="ro1" table:number-rows-repeated="4">
          <table:table-cell table:number-columns-repeated="52"/>
        </table:table-row>
        <table:table-row table:style-name="ro1">
          <table:table-cell table:number-columns-repeated="16"/>
          <table:table-cell office:value-type="string" calcext:value-type="string">
            <text:p>parity</text:p>
          </table:table-cell>
          <table:table-cell table:number-columns-repeated="3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16" calcext:value-type="float">
            <text:p>16</text:p>
          </table:table-cell>
          <table:table-cell office:value-type="float" office:value="1.25" calcext:value-type="float">
            <text:p>1.25</text:p>
          </table:table-cell>
          <table:table-cell office:value-type="float" office:value="33554320" calcext:value-type="float">
            <text:p>33554320</text:p>
          </table:table-cell>
          <table:table-cell table:number-columns-repeated="2"/>
          <table:table-cell office:value-type="float" office:value="390451200" calcext:value-type="float">
            <text:p>390451200</text:p>
          </table:table-cell>
          <table:table-cell table:number-columns-repeated="2" office:value-type="float" office:value="644730789" calcext:value-type="float">
            <text:p>644730789</text:p>
          </table:table-cell>
          <table:table-cell table:number-columns-repeated="2" office:value-type="float" office:value="5157846312" calcext:value-type="float">
            <text:p>5157846312</text:p>
          </table:table-cell>
          <table:table-cell table:formula="of:=([.O40]+[.X40]) - [.AC40]" office:value-type="float" office:value="-1402690008" calcext:value-type="float">
            <text:p>-1402690008</text:p>
          </table:table-cell>
          <table:table-cell table:formula="of:=[.P40]/[.AC40]" office:value-type="float" office:value="-0.197634194616336" calcext:value-type="float">
            <text:p>-0.1976341946</text:p>
          </table:table-cell>
          <table:table-cell/>
          <table:table-cell office:value-type="float" office:value="390451200" calcext:value-type="float">
            <text:p>390451200</text:p>
          </table:table-cell>
          <table:table-cell office:value-type="float" office:value="33554320" calcext:value-type="float">
            <text:p>33554320</text:p>
          </table:table-cell>
          <table:table-cell office:value-type="float" office:value="0" calcext:value-type="float">
            <text:p>0</text:p>
          </table:table-cell>
          <table:table-cell office:value-type="float" office:value="33554320" calcext:value-type="float">
            <text:p>33554320</text:p>
          </table:table-cell>
          <table:table-cell office:value-type="float" office:value="0" calcext:value-type="float">
            <text:p>0</text:p>
          </table:table-cell>
          <table:table-cell office:value-type="float" office:value="536869120" calcext:value-type="float">
            <text:p>536869120</text:p>
          </table:table-cell>
          <table:table-cell office:value-type="float" office:value="735365893" calcext:value-type="float">
            <text:p>735365893</text:p>
          </table:table-cell>
          <table:table-cell office:value-type="float" office:value="721503773" calcext:value-type="float">
            <text:p>721503773</text:p>
          </table:table-cell>
          <table:table-cell office:value-type="float" office:value="13862120" calcext:value-type="float">
            <text:p>13862120</text:p>
          </table:table-cell>
          <table:table-cell office:value-type="float" office:value="12758538664" calcext:value-type="float">
            <text:p>12758538664</text:p>
          </table:table-cell>
          <table:table-cell office:value-type="float" office:value="7097405440" calcext:value-type="float">
            <text:p>7097405440</text:p>
          </table:table-cell>
          <table:table-cell/>
          <table:table-cell table:formula="of:=[.AC40]/[.X40]" office:value-type="float" office:value="13.2199919414251" calcext:value-type="float">
            <text:p>13.219991941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16" calcext:value-type="float">
            <text:p>16</text:p>
          </table:table-cell>
          <table:table-cell office:value-type="float" office:value="1.25" calcext:value-type="float">
            <text:p>1.25</text:p>
          </table:table-cell>
          <table:table-cell office:value-type="float" office:value="33554320" calcext:value-type="float">
            <text:p>33554320</text:p>
          </table:table-cell>
          <table:table-cell table:number-columns-repeated="2"/>
          <table:table-cell office:value-type="float" office:value="357912576" calcext:value-type="float">
            <text:p>357912576</text:p>
          </table:table-cell>
          <table:table-cell table:number-columns-repeated="2" office:value-type="float" office:value="197449566" calcext:value-type="float">
            <text:p>197449566</text:p>
          </table:table-cell>
          <table:table-cell table:number-columns-repeated="2" office:value-type="float" office:value="1579596528" calcext:value-type="float">
            <text:p>1579596528</text:p>
          </table:table-cell>
          <table:table-cell table:formula="of:=([.O41]+[.X41]) - [.AC41]" office:value-type="float" office:value="-508153872" calcext:value-type="float">
            <text:p>-508153872</text:p>
          </table:table-cell>
          <table:table-cell table:formula="of:=[.P41]/[.AC41]" office:value-type="float" office:value="-0.193610490254984" calcext:value-type="float">
            <text:p>-0.1936104903</text:p>
          </table:table-cell>
          <table:table-cell/>
          <table:table-cell office:value-type="float" office:value="357912576" calcext:value-type="float">
            <text:p>357912576</text:p>
          </table:table-cell>
          <table:table-cell office:value-type="float" office:value="33554320" calcext:value-type="float">
            <text:p>33554320</text:p>
          </table:table-cell>
          <table:table-cell office:value-type="float" office:value="0" calcext:value-type="float">
            <text:p>0</text:p>
          </table:table-cell>
          <table:table-cell office:value-type="float" office:value="33554320" calcext:value-type="float">
            <text:p>33554320</text:p>
          </table:table-cell>
          <table:table-cell office:value-type="float" office:value="0" calcext:value-type="float">
            <text:p>0</text:p>
          </table:table-cell>
          <table:table-cell office:value-type="float" office:value="536869120" calcext:value-type="float">
            <text:p>536869120</text:p>
          </table:table-cell>
          <table:table-cell office:value-type="float" office:value="270618022" calcext:value-type="float">
            <text:p>270618022</text:p>
          </table:table-cell>
          <table:table-cell office:value-type="float" office:value="265491812" calcext:value-type="float">
            <text:p>265491812</text:p>
          </table:table-cell>
          <table:table-cell office:value-type="float" office:value="5126210" calcext:value-type="float">
            <text:p>5126210</text:p>
          </table:table-cell>
          <table:table-cell office:value-type="float" office:value="4707544336" calcext:value-type="float">
            <text:p>4707544336</text:p>
          </table:table-cell>
          <table:table-cell office:value-type="float" office:value="2624619520" calcext:value-type="float">
            <text:p>2624619520</text:p>
          </table:table-cell>
          <table:table-cell/>
          <table:table-cell table:formula="of:=[.AC41]/[.X41]" office:value-type="float" office:value="4.88875113547227" calcext:value-type="float">
            <text:p>4.888751135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16" calcext:value-type="float">
            <text:p>16</text:p>
          </table:table-cell>
          <table:table-cell office:value-type="float" office:value="1.25" calcext:value-type="float">
            <text:p>1.25</text:p>
          </table:table-cell>
          <table:table-cell office:value-type="float" office:value="33554320" calcext:value-type="float">
            <text:p>33554320</text:p>
          </table:table-cell>
          <table:table-cell table:number-columns-repeated="2"/>
          <table:table-cell office:value-type="float" office:value="330383360" calcext:value-type="float">
            <text:p>330383360</text:p>
          </table:table-cell>
          <table:table-cell table:number-columns-repeated="2" office:value-type="float" office:value="108870451" calcext:value-type="float">
            <text:p>108870451</text:p>
          </table:table-cell>
          <table:table-cell table:number-columns-repeated="2" office:value-type="float" office:value="870963608" calcext:value-type="float">
            <text:p>870963608</text:p>
          </table:table-cell>
          <table:table-cell table:formula="of:=([.O42]+[.X42]) - [.AC42]" office:value-type="float" office:value="-331001192" calcext:value-type="float">
            <text:p>-331001192</text:p>
          </table:table-cell>
          <table:table-cell table:formula="of:=[.P42]/[.AC42]" office:value-type="float" office:value="-0.190358140701557" calcext:value-type="float">
            <text:p>-0.1903581407</text:p>
          </table:table-cell>
          <table:table-cell/>
          <table:table-cell office:value-type="float" office:value="330383360" calcext:value-type="float">
            <text:p>330383360</text:p>
          </table:table-cell>
          <table:table-cell office:value-type="float" office:value="33554320" calcext:value-type="float">
            <text:p>33554320</text:p>
          </table:table-cell>
          <table:table-cell office:value-type="float" office:value="0" calcext:value-type="float">
            <text:p>0</text:p>
          </table:table-cell>
          <table:table-cell office:value-type="float" office:value="33554320" calcext:value-type="float">
            <text:p>33554320</text:p>
          </table:table-cell>
          <table:table-cell office:value-type="float" office:value="0" calcext:value-type="float">
            <text:p>0</text:p>
          </table:table-cell>
          <table:table-cell office:value-type="float" office:value="536869120" calcext:value-type="float">
            <text:p>536869120</text:p>
          </table:table-cell>
          <table:table-cell office:value-type="float" office:value="178579949" calcext:value-type="float">
            <text:p>178579949</text:p>
          </table:table-cell>
          <table:table-cell office:value-type="float" office:value="175183789" calcext:value-type="float">
            <text:p>175183789</text:p>
          </table:table-cell>
          <table:table-cell office:value-type="float" office:value="3396160" calcext:value-type="float">
            <text:p>3396160</text:p>
          </table:table-cell>
          <table:table-cell office:value-type="float" office:value="3113134952" calcext:value-type="float">
            <text:p>3113134952</text:p>
          </table:table-cell>
          <table:table-cell office:value-type="float" office:value="1738833920" calcext:value-type="float">
            <text:p>1738833920</text:p>
          </table:table-cell>
          <table:table-cell/>
          <table:table-cell table:formula="of:=[.AC42]/[.X42]" office:value-type="float" office:value="3.23884137720568" calcext:value-type="float">
            <text:p>3.238841377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6" calcext:value-type="float">
            <text:p>16</text:p>
          </table:table-cell>
          <table:table-cell office:value-type="float" office:value="1.25" calcext:value-type="float">
            <text:p>1.25</text:p>
          </table:table-cell>
          <table:table-cell office:value-type="float" office:value="33554320" calcext:value-type="float">
            <text:p>33554320</text:p>
          </table:table-cell>
          <table:table-cell table:number-columns-repeated="2"/>
          <table:table-cell office:value-type="float" office:value="306782208" calcext:value-type="float">
            <text:p>306782208</text:p>
          </table:table-cell>
          <table:table-cell table:number-columns-repeated="2" office:value-type="float" office:value="71605590" calcext:value-type="float">
            <text:p>71605590</text:p>
          </table:table-cell>
          <table:table-cell table:number-columns-repeated="2" office:value-type="float" office:value="572844720" calcext:value-type="float">
            <text:p>572844720</text:p>
          </table:table-cell>
          <table:table-cell table:formula="of:=([.O43]+[.X43]) - [.AC43]" office:value-type="float" office:value="-256455760" calcext:value-type="float">
            <text:p>-256455760</text:p>
          </table:table-cell>
          <table:table-cell table:formula="of:=[.P43]/[.AC43]" office:value-type="float" office:value="-0.187718830809879" calcext:value-type="float">
            <text:p>-0.1877188308</text:p>
          </table:table-cell>
          <table:table-cell/>
          <table:table-cell office:value-type="float" office:value="306782208" calcext:value-type="float">
            <text:p>306782208</text:p>
          </table:table-cell>
          <table:table-cell office:value-type="float" office:value="33554320" calcext:value-type="float">
            <text:p>33554320</text:p>
          </table:table-cell>
          <table:table-cell office:value-type="float" office:value="0" calcext:value-type="float">
            <text:p>0</text:p>
          </table:table-cell>
          <table:table-cell office:value-type="float" office:value="33554320" calcext:value-type="float">
            <text:p>33554320</text:p>
          </table:table-cell>
          <table:table-cell office:value-type="float" office:value="0" calcext:value-type="float">
            <text:p>0</text:p>
          </table:table-cell>
          <table:table-cell office:value-type="float" office:value="536869120" calcext:value-type="float">
            <text:p>536869120</text:p>
          </table:table-cell>
          <table:table-cell office:value-type="float" office:value="139856196" calcext:value-type="float">
            <text:p>139856196</text:p>
          </table:table-cell>
          <table:table-cell office:value-type="float" office:value="137187896" calcext:value-type="float">
            <text:p>137187896</text:p>
          </table:table-cell>
          <table:table-cell office:value-type="float" office:value="2668300" calcext:value-type="float">
            <text:p>2668300</text:p>
          </table:table-cell>
          <table:table-cell office:value-type="float" office:value="2442326368" calcext:value-type="float">
            <text:p>2442326368</text:p>
          </table:table-cell>
          <table:table-cell office:value-type="float" office:value="1366169600" calcext:value-type="float">
            <text:p>1366169600</text:p>
          </table:table-cell>
          <table:table-cell/>
          <table:table-cell table:formula="of:=[.AC43]/[.X43]" office:value-type="float" office:value="2.54469767231164" calcext:value-type="float">
            <text:p>2.544697672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1.25" calcext:value-type="float">
            <text:p>1.25</text:p>
          </table:table-cell>
          <table:table-cell office:value-type="float" office:value="33554320" calcext:value-type="float">
            <text:p>33554320</text:p>
          </table:table-cell>
          <table:table-cell table:number-columns-repeated="2"/>
          <table:table-cell office:value-type="float" office:value="286330880" calcext:value-type="float">
            <text:p>286330880</text:p>
          </table:table-cell>
          <table:table-cell table:number-columns-repeated="2" office:value-type="float" office:value="51353419" calcext:value-type="float">
            <text:p>51353419</text:p>
          </table:table-cell>
          <table:table-cell table:number-columns-repeated="2" office:value-type="float" office:value="410827352" calcext:value-type="float">
            <text:p>410827352</text:p>
          </table:table-cell>
          <table:table-cell table:formula="of:=([.O44]+[.X44]) - [.AC44]" office:value-type="float" office:value="-215938728" calcext:value-type="float">
            <text:p>-215938728</text:p>
          </table:table-cell>
          <table:table-cell table:formula="of:=[.P44]/[.AC44]" office:value-type="float" office:value="-0.18557252994753" calcext:value-type="float">
            <text:p>-0.1855725299</text:p>
          </table:table-cell>
          <table:table-cell/>
          <table:table-cell office:value-type="float" office:value="286330880" calcext:value-type="float">
            <text:p>286330880</text:p>
          </table:table-cell>
          <table:table-cell office:value-type="float" office:value="33554320" calcext:value-type="float">
            <text:p>33554320</text:p>
          </table:table-cell>
          <table:table-cell office:value-type="float" office:value="0" calcext:value-type="float">
            <text:p>0</text:p>
          </table:table-cell>
          <table:table-cell office:value-type="float" office:value="33554320" calcext:value-type="float">
            <text:p>33554320</text:p>
          </table:table-cell>
          <table:table-cell office:value-type="float" office:value="0" calcext:value-type="float">
            <text:p>0</text:p>
          </table:table-cell>
          <table:table-cell office:value-type="float" office:value="536869120" calcext:value-type="float">
            <text:p>536869120</text:p>
          </table:table-cell>
          <table:table-cell office:value-type="float" office:value="118810343" calcext:value-type="float">
            <text:p>118810343</text:p>
          </table:table-cell>
          <table:table-cell office:value-type="float" office:value="116537618" calcext:value-type="float">
            <text:p>116537618</text:p>
          </table:table-cell>
          <table:table-cell office:value-type="float" office:value="2272725" calcext:value-type="float">
            <text:p>2272725</text:p>
          </table:table-cell>
          <table:table-cell office:value-type="float" office:value="2077754344" calcext:value-type="float">
            <text:p>2077754344</text:p>
          </table:table-cell>
          <table:table-cell office:value-type="float" office:value="1163635200" calcext:value-type="float">
            <text:p>1163635200</text:p>
          </table:table-cell>
          <table:table-cell/>
          <table:table-cell table:formula="of:=[.AC44]/[.X44]" office:value-type="float" office:value="2.16744669538825" calcext:value-type="float">
            <text:p>2.1674466954</text:p>
          </table:table-cell>
          <table:table-cell table:number-columns-repeated="21"/>
        </table:table-row>
        <table:table-row table:style-name="ro1">
          <table:table-cell table:number-columns-repeated="5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float" office:value="33554320" calcext:value-type="float">
            <text:p>33554320</text:p>
          </table:table-cell>
          <table:table-cell table:number-columns-repeated="44"/>
        </table:table-row>
        <table:table-row table:style-name="ro1" table:number-rows-repeated="3">
          <table:table-cell table:number-columns-repeated="52"/>
        </table:table-row>
        <table:table-row table:style-name="ro1">
          <table:table-cell table:number-columns-repeated="8"/>
          <table:table-cell office:value-type="string" calcext:value-type="string">
            <text:p>ttlopr</text:p>
          </table:table-cell>
          <table:table-cell office:value-type="string" calcext:value-type="string">
            <text:p>ctl opr</text:p>
          </table:table-cell>
          <table:table-cell table:number-columns-repeated="7"/>
          <table:table-cell table:style-name="ce1" office:value-type="string" calcext:value-type="string">
            <text:p>capa ratio</text:p>
          </table:table-cell>
          <table:table-cell office:value-type="string" calcext:value-type="string">
            <text:p>lba</text:p>
          </table:table-cell>
          <table:table-cell table:number-columns-repeated="5"/>
          <table:table-cell table:style-name="ce1" office:value-type="string" calcext:value-type="string">
            <text:p>dcmd_cnt</text:p>
          </table:table-cell>
          <table:table-cell table:number-columns-repeated="9"/>
          <table:table-cell office:value-type="string" calcext:value-type="string">
            <text:p><text:s/>max_lba</text:p>
          </table:table-cell>
          <table:table-cell office:value-type="string" calcext:value-type="string">
            <text:p><text:s/>phy_sects</text:p>
          </table:table-cell>
          <table:table-cell office:value-type="string" calcext:value-type="string">
            <text:p><text:s/>hcmd_wr_sect</text:p>
          </table:table-cell>
          <table:table-cell office:value-type="string" calcext:value-type="string">
            <text:p><text:s/>fm_wr_sect</text:p>
          </table:table-cell>
          <table:table-cell office:value-type="string" calcext:value-type="string">
            <text:p><text:s/>fm_gc_wr_sect</text:p>
          </table:table-cell>
          <table:table-cell/>
          <table:table-cell office:value-type="string" calcext:value-type="string">
            <text:p>wa</text:p>
          </table:table-cell>
          <table:table-cell table:style-name="ce1" office:value-type="string" calcext:value-type="string">
            <text:p>e2e w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16" calcext:value-type="float">
            <text:p>16</text:p>
          </table:table-cell>
          <table:table-cell office:value-type="float" office:value="1.25" calcext:value-type="float">
            <text:p>1.25</text:p>
          </table:table-cell>
          <table:table-cell office:value-type="float" office:value="33554320" calcext:value-type="float">
            <text:p>33554320</text:p>
          </table:table-cell>
          <table:table-cell table:formula="of:=[.G51]*[.E51]" office:value-type="float" office:value="1.375" calcext:value-type="float">
            <text:p>1.375</text:p>
          </table:table-cell>
          <table:table-cell table:formula="of:=[.E51]" office:value-type="float" office:value="1.1" calcext:value-type="float">
            <text:p>1.1</text:p>
          </table:table-cell>
          <table:table-cell office:value-type="float" office:value="390451200" calcext:value-type="float">
            <text:p>390451200</text:p>
          </table:table-cell>
          <table:table-cell table:number-columns-repeated="2" office:value-type="float" office:value="644730789" calcext:value-type="float">
            <text:p>644730789</text:p>
          </table:table-cell>
          <table:table-cell table:number-columns-repeated="2" office:value-type="float" office:value="5157846312" calcext:value-type="float">
            <text:p>5157846312</text:p>
          </table:table-cell>
          <table:table-cell table:number-columns-repeated="2"/>
          <table:table-cell table:formula="of:=[.S51]/[.$S$51]" office:value-type="float" office:value="1" calcext:value-type="float">
            <text:p>1</text:p>
          </table:table-cell>
          <table:table-cell office:value-type="float" office:value="390451200" calcext:value-type="float">
            <text:p>390451200</text:p>
          </table:table-cell>
          <table:table-cell office:value-type="float" office:value="33554320" calcext:value-type="float">
            <text:p>33554320</text:p>
          </table:table-cell>
          <table:table-cell office:value-type="float" office:value="0" calcext:value-type="float">
            <text:p>0</text:p>
          </table:table-cell>
          <table:table-cell office:value-type="float" office:value="33554320" calcext:value-type="float">
            <text:p>33554320</text:p>
          </table:table-cell>
          <table:table-cell office:value-type="float" office:value="0" calcext:value-type="float">
            <text:p>0</text:p>
          </table:table-cell>
          <table:table-cell office:value-type="float" office:value="536869120" calcext:value-type="float">
            <text:p>536869120</text:p>
          </table:table-cell>
          <table:table-cell office:value-type="float" office:value="735365893" calcext:value-type="float">
            <text:p>735365893</text:p>
          </table:table-cell>
          <table:table-cell office:value-type="float" office:value="721503773" calcext:value-type="float">
            <text:p>721503773</text:p>
          </table:table-cell>
          <table:table-cell office:value-type="float" office:value="13862120" calcext:value-type="float">
            <text:p>13862120</text:p>
          </table:table-cell>
          <table:table-cell office:value-type="float" office:value="12758538664" calcext:value-type="float">
            <text:p>12758538664</text:p>
          </table:table-cell>
          <table:table-cell office:value-type="float" office:value="7097405440" calcext:value-type="float">
            <text:p>7097405440</text:p>
          </table:table-cell>
          <table:table-cell/>
          <table:table-cell table:formula="of:=[.AC51]/[.X51]" office:value-type="float" office:value="13.2199919414251" calcext:value-type="float">
            <text:p>13.2199919414</text:p>
          </table:table-cell>
          <table:table-cell table:number-columns-repeated="3"/>
          <table:table-cell office:value-type="float" office:value="53687104" calcext:value-type="float">
            <text:p>53687104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19481088" calcext:value-type="float">
            <text:p>1419481088</text:p>
          </table:table-cell>
          <table:table-cell office:value-type="float" office:value="1625340144" calcext:value-type="float">
            <text:p>1625340144</text:p>
          </table:table-cell>
          <table:table-cell office:value-type="float" office:value="205859056" calcext:value-type="float">
            <text:p>205859056</text:p>
          </table:table-cell>
          <table:table-cell/>
          <table:table-cell table:formula="of:=[.AL51]/[.AK51]" office:value-type="float" office:value="1.14502416251987" calcext:value-type="float">
            <text:p>1.1450241625</text:p>
          </table:table-cell>
          <table:table-cell table:formula="of:=[.AL51]*5/[.X51]" office:value-type="float" office:value="15.1372102012498" calcext:value-type="float">
            <text:p>15.137210201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16" calcext:value-type="float">
            <text:p>16</text:p>
          </table:table-cell>
          <table:table-cell office:value-type="float" office:value="1.25" calcext:value-type="float">
            <text:p>1.25</text:p>
          </table:table-cell>
          <table:table-cell office:value-type="float" office:value="33554320" calcext:value-type="float">
            <text:p>33554320</text:p>
          </table:table-cell>
          <table:table-cell table:formula="of:=[.G52]*[.E52]" office:value-type="float" office:value="1.5" calcext:value-type="float">
            <text:p>1.5</text:p>
          </table:table-cell>
          <table:table-cell table:formula="of:=[.E52]" office:value-type="float" office:value="1.2" calcext:value-type="float">
            <text:p>1.2</text:p>
          </table:table-cell>
          <table:table-cell office:value-type="float" office:value="357912576" calcext:value-type="float">
            <text:p>357912576</text:p>
          </table:table-cell>
          <table:table-cell table:number-columns-repeated="2" office:value-type="float" office:value="197449566" calcext:value-type="float">
            <text:p>197449566</text:p>
          </table:table-cell>
          <table:table-cell table:number-columns-repeated="2" office:value-type="float" office:value="1579596528" calcext:value-type="float">
            <text:p>1579596528</text:p>
          </table:table-cell>
          <table:table-cell table:number-columns-repeated="2"/>
          <table:table-cell table:formula="of:=[.S52]/[.$S$51]" office:value-type="float" office:value="0.916664044059795" calcext:value-type="float">
            <text:p>0.9166640441</text:p>
          </table:table-cell>
          <table:table-cell office:value-type="float" office:value="357912576" calcext:value-type="float">
            <text:p>357912576</text:p>
          </table:table-cell>
          <table:table-cell office:value-type="float" office:value="33554320" calcext:value-type="float">
            <text:p>33554320</text:p>
          </table:table-cell>
          <table:table-cell office:value-type="float" office:value="0" calcext:value-type="float">
            <text:p>0</text:p>
          </table:table-cell>
          <table:table-cell office:value-type="float" office:value="33554320" calcext:value-type="float">
            <text:p>33554320</text:p>
          </table:table-cell>
          <table:table-cell office:value-type="float" office:value="0" calcext:value-type="float">
            <text:p>0</text:p>
          </table:table-cell>
          <table:table-cell office:value-type="float" office:value="536869120" calcext:value-type="float">
            <text:p>536869120</text:p>
          </table:table-cell>
          <table:table-cell office:value-type="float" office:value="270618022" calcext:value-type="float">
            <text:p>270618022</text:p>
          </table:table-cell>
          <table:table-cell office:value-type="float" office:value="265491812" calcext:value-type="float">
            <text:p>265491812</text:p>
          </table:table-cell>
          <table:table-cell office:value-type="float" office:value="5126210" calcext:value-type="float">
            <text:p>5126210</text:p>
          </table:table-cell>
          <table:table-cell office:value-type="float" office:value="4707544336" calcext:value-type="float">
            <text:p>4707544336</text:p>
          </table:table-cell>
          <table:table-cell office:value-type="float" office:value="2624619520" calcext:value-type="float">
            <text:p>2624619520</text:p>
          </table:table-cell>
          <table:table-cell/>
          <table:table-cell table:formula="of:=[.AC52]/[.X52]" office:value-type="float" office:value="4.88875113547227" calcext:value-type="float">
            <text:p>4.8887511355</text:p>
          </table:table-cell>
          <table:table-cell table:number-columns-repeated="3"/>
          <table:table-cell office:value-type="float" office:value="53687104" calcext:value-type="float">
            <text:p>53687104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524923904" calcext:value-type="float">
            <text:p>524923904</text:p>
          </table:table-cell>
          <table:table-cell office:value-type="float" office:value="537560816" calcext:value-type="float">
            <text:p>537560816</text:p>
          </table:table-cell>
          <table:table-cell office:value-type="float" office:value="12636912" calcext:value-type="float">
            <text:p>12636912</text:p>
          </table:table-cell>
          <table:table-cell/>
          <table:table-cell table:formula="of:=[.AL52]/[.AK52]" office:value-type="float" office:value="1.02407379794234" calcext:value-type="float">
            <text:p>1.0240737979</text:p>
          </table:table-cell>
          <table:table-cell table:formula="of:=[.AL52]*5/[.X52]" office:value-type="float" office:value="5.00644194249802" calcext:value-type="float">
            <text:p>5.00644194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16" calcext:value-type="float">
            <text:p>16</text:p>
          </table:table-cell>
          <table:table-cell office:value-type="float" office:value="1.25" calcext:value-type="float">
            <text:p>1.25</text:p>
          </table:table-cell>
          <table:table-cell office:value-type="float" office:value="33554320" calcext:value-type="float">
            <text:p>33554320</text:p>
          </table:table-cell>
          <table:table-cell table:formula="of:=[.G53]*[.E53]" office:value-type="float" office:value="1.625" calcext:value-type="float">
            <text:p>1.625</text:p>
          </table:table-cell>
          <table:table-cell table:formula="of:=[.E53]" office:value-type="float" office:value="1.3" calcext:value-type="float">
            <text:p>1.3</text:p>
          </table:table-cell>
          <table:table-cell office:value-type="float" office:value="330383360" calcext:value-type="float">
            <text:p>330383360</text:p>
          </table:table-cell>
          <table:table-cell table:number-columns-repeated="2" office:value-type="float" office:value="108870451" calcext:value-type="float">
            <text:p>108870451</text:p>
          </table:table-cell>
          <table:table-cell table:number-columns-repeated="2" office:value-type="float" office:value="870963608" calcext:value-type="float">
            <text:p>870963608</text:p>
          </table:table-cell>
          <table:table-cell table:number-columns-repeated="2"/>
          <table:table-cell table:formula="of:=[.S53]/[.$S$51]" office:value-type="float" office:value="0.846157880933648" calcext:value-type="float">
            <text:p>0.8461578809</text:p>
          </table:table-cell>
          <table:table-cell office:value-type="float" office:value="330383360" calcext:value-type="float">
            <text:p>330383360</text:p>
          </table:table-cell>
          <table:table-cell office:value-type="float" office:value="33554320" calcext:value-type="float">
            <text:p>33554320</text:p>
          </table:table-cell>
          <table:table-cell office:value-type="float" office:value="0" calcext:value-type="float">
            <text:p>0</text:p>
          </table:table-cell>
          <table:table-cell office:value-type="float" office:value="33554320" calcext:value-type="float">
            <text:p>33554320</text:p>
          </table:table-cell>
          <table:table-cell office:value-type="float" office:value="0" calcext:value-type="float">
            <text:p>0</text:p>
          </table:table-cell>
          <table:table-cell office:value-type="float" office:value="536869120" calcext:value-type="float">
            <text:p>536869120</text:p>
          </table:table-cell>
          <table:table-cell office:value-type="float" office:value="178579949" calcext:value-type="float">
            <text:p>178579949</text:p>
          </table:table-cell>
          <table:table-cell office:value-type="float" office:value="175183789" calcext:value-type="float">
            <text:p>175183789</text:p>
          </table:table-cell>
          <table:table-cell office:value-type="float" office:value="3396160" calcext:value-type="float">
            <text:p>3396160</text:p>
          </table:table-cell>
          <table:table-cell office:value-type="float" office:value="3113134952" calcext:value-type="float">
            <text:p>3113134952</text:p>
          </table:table-cell>
          <table:table-cell office:value-type="float" office:value="1738833920" calcext:value-type="float">
            <text:p>1738833920</text:p>
          </table:table-cell>
          <table:table-cell/>
          <table:table-cell table:formula="of:=[.AC53]/[.X53]" office:value-type="float" office:value="3.23884137720568" calcext:value-type="float">
            <text:p>3.2388413772</text:p>
          </table:table-cell>
          <table:table-cell table:number-columns-repeated="3"/>
          <table:table-cell office:value-type="float" office:value="53687104" calcext:value-type="float">
            <text:p>53687104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347766784" calcext:value-type="float">
            <text:p>347766784</text:p>
          </table:table-cell>
          <table:table-cell office:value-type="float" office:value="357751600" calcext:value-type="float">
            <text:p>357751600</text:p>
          </table:table-cell>
          <table:table-cell office:value-type="float" office:value="9984816" calcext:value-type="float">
            <text:p>9984816</text:p>
          </table:table-cell>
          <table:table-cell/>
          <table:table-cell table:formula="of:=[.AL53]/[.AK53]" office:value-type="float" office:value="1.02871124115177" calcext:value-type="float">
            <text:p>1.0287112412</text:p>
          </table:table-cell>
          <table:table-cell table:formula="of:=[.AL53]*5/[.X53]" office:value-type="float" office:value="3.33183253303896" calcext:value-type="float">
            <text:p>3.33183253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6" calcext:value-type="float">
            <text:p>16</text:p>
          </table:table-cell>
          <table:table-cell office:value-type="float" office:value="1.25" calcext:value-type="float">
            <text:p>1.25</text:p>
          </table:table-cell>
          <table:table-cell office:value-type="float" office:value="33554320" calcext:value-type="float">
            <text:p>33554320</text:p>
          </table:table-cell>
          <table:table-cell table:formula="of:=[.G54]*[.E54]" office:value-type="float" office:value="1.75" calcext:value-type="float">
            <text:p>1.75</text:p>
          </table:table-cell>
          <table:table-cell table:formula="of:=[.E54]" office:value-type="float" office:value="1.4" calcext:value-type="float">
            <text:p>1.4</text:p>
          </table:table-cell>
          <table:table-cell office:value-type="float" office:value="306782208" calcext:value-type="float">
            <text:p>306782208</text:p>
          </table:table-cell>
          <table:table-cell table:number-columns-repeated="2" office:value-type="float" office:value="71605590" calcext:value-type="float">
            <text:p>71605590</text:p>
          </table:table-cell>
          <table:table-cell table:number-columns-repeated="2" office:value-type="float" office:value="572844720" calcext:value-type="float">
            <text:p>572844720</text:p>
          </table:table-cell>
          <table:table-cell table:number-columns-repeated="2"/>
          <table:table-cell table:formula="of:=[.S54]/[.$S$51]" office:value-type="float" office:value="0.785712037765539" calcext:value-type="float">
            <text:p>0.7857120378</text:p>
          </table:table-cell>
          <table:table-cell office:value-type="float" office:value="306782208" calcext:value-type="float">
            <text:p>306782208</text:p>
          </table:table-cell>
          <table:table-cell office:value-type="float" office:value="33554320" calcext:value-type="float">
            <text:p>33554320</text:p>
          </table:table-cell>
          <table:table-cell office:value-type="float" office:value="0" calcext:value-type="float">
            <text:p>0</text:p>
          </table:table-cell>
          <table:table-cell office:value-type="float" office:value="33554320" calcext:value-type="float">
            <text:p>33554320</text:p>
          </table:table-cell>
          <table:table-cell office:value-type="float" office:value="0" calcext:value-type="float">
            <text:p>0</text:p>
          </table:table-cell>
          <table:table-cell office:value-type="float" office:value="536869120" calcext:value-type="float">
            <text:p>536869120</text:p>
          </table:table-cell>
          <table:table-cell table:style-name="ce1" office:value-type="float" office:value="139856196" calcext:value-type="float">
            <text:p>139856196</text:p>
          </table:table-cell>
          <table:table-cell office:value-type="float" office:value="137187896" calcext:value-type="float">
            <text:p>137187896</text:p>
          </table:table-cell>
          <table:table-cell office:value-type="float" office:value="2668300" calcext:value-type="float">
            <text:p>2668300</text:p>
          </table:table-cell>
          <table:table-cell office:value-type="float" office:value="2442326368" calcext:value-type="float">
            <text:p>2442326368</text:p>
          </table:table-cell>
          <table:table-cell office:value-type="float" office:value="1366169600" calcext:value-type="float">
            <text:p>1366169600</text:p>
          </table:table-cell>
          <table:table-cell/>
          <table:table-cell table:formula="of:=[.AC54]/[.X54]" office:value-type="float" office:value="2.54469767231164" calcext:value-type="float">
            <text:p>2.5446976723</text:p>
          </table:table-cell>
          <table:table-cell table:number-columns-repeated="3"/>
          <table:table-cell office:value-type="float" office:value="53687104" calcext:value-type="float">
            <text:p>53687104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273233920" calcext:value-type="float">
            <text:p>273233920</text:p>
          </table:table-cell>
          <table:table-cell office:value-type="float" office:value="281462896" calcext:value-type="float">
            <text:p>281462896</text:p>
          </table:table-cell>
          <table:table-cell office:value-type="float" office:value="8228976" calcext:value-type="float">
            <text:p>8228976</text:p>
          </table:table-cell>
          <table:table-cell/>
          <table:table-cell table:formula="of:=[.AL54]/[.AK54]" office:value-type="float" office:value="1.0301169635161" calcext:value-type="float">
            <text:p>1.0301169635</text:p>
          </table:table-cell>
          <table:table-cell table:formula="of:=[.AL54]*5/[.X54]" office:value-type="float" office:value="2.62133623926815" calcext:value-type="float">
            <text:p>2.621336239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1.25" calcext:value-type="float">
            <text:p>1.25</text:p>
          </table:table-cell>
          <table:table-cell office:value-type="float" office:value="33554320" calcext:value-type="float">
            <text:p>33554320</text:p>
          </table:table-cell>
          <table:table-cell table:formula="of:=[.G55]*[.E55]" office:value-type="float" office:value="1.875" calcext:value-type="float">
            <text:p>1.875</text:p>
          </table:table-cell>
          <table:table-cell table:formula="of:=[.E55]" office:value-type="float" office:value="1.5" calcext:value-type="float">
            <text:p>1.5</text:p>
          </table:table-cell>
          <table:table-cell office:value-type="float" office:value="286330880" calcext:value-type="float">
            <text:p>286330880</text:p>
          </table:table-cell>
          <table:table-cell table:number-columns-repeated="2" office:value-type="float" office:value="51353419" calcext:value-type="float">
            <text:p>51353419</text:p>
          </table:table-cell>
          <table:table-cell table:number-columns-repeated="2" office:value-type="float" office:value="410827352" calcext:value-type="float">
            <text:p>410827352</text:p>
          </table:table-cell>
          <table:table-cell table:number-columns-repeated="2"/>
          <table:table-cell table:formula="of:=[.S55]/[.$S$51]" office:value-type="float" office:value="0.733333333333333" calcext:value-type="float">
            <text:p>0.7333333333</text:p>
          </table:table-cell>
          <table:table-cell office:value-type="float" office:value="286330880" calcext:value-type="float">
            <text:p>286330880</text:p>
          </table:table-cell>
          <table:table-cell office:value-type="float" office:value="33554320" calcext:value-type="float">
            <text:p>33554320</text:p>
          </table:table-cell>
          <table:table-cell office:value-type="float" office:value="0" calcext:value-type="float">
            <text:p>0</text:p>
          </table:table-cell>
          <table:table-cell office:value-type="float" office:value="33554320" calcext:value-type="float">
            <text:p>33554320</text:p>
          </table:table-cell>
          <table:table-cell office:value-type="float" office:value="0" calcext:value-type="float">
            <text:p>0</text:p>
          </table:table-cell>
          <table:table-cell office:value-type="float" office:value="536869120" calcext:value-type="float">
            <text:p>536869120</text:p>
          </table:table-cell>
          <table:table-cell office:value-type="float" office:value="118810343" calcext:value-type="float">
            <text:p>118810343</text:p>
          </table:table-cell>
          <table:table-cell office:value-type="float" office:value="116537618" calcext:value-type="float">
            <text:p>116537618</text:p>
          </table:table-cell>
          <table:table-cell office:value-type="float" office:value="2272725" calcext:value-type="float">
            <text:p>2272725</text:p>
          </table:table-cell>
          <table:table-cell office:value-type="float" office:value="2077754344" calcext:value-type="float">
            <text:p>2077754344</text:p>
          </table:table-cell>
          <table:table-cell office:value-type="float" office:value="1163635200" calcext:value-type="float">
            <text:p>1163635200</text:p>
          </table:table-cell>
          <table:table-cell/>
          <table:table-cell table:formula="of:=[.AC55]/[.X55]" office:value-type="float" office:value="2.16744669538825" calcext:value-type="float">
            <text:p>2.1674466954</text:p>
          </table:table-cell>
          <table:table-cell table:number-columns-repeated="3"/>
          <table:table-cell office:value-type="float" office:value="53687104" calcext:value-type="float">
            <text:p>53687104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232727040" calcext:value-type="float">
            <text:p>232727040</text:p>
          </table:table-cell>
          <table:table-cell office:value-type="float" office:value="239510944" calcext:value-type="float">
            <text:p>239510944</text:p>
          </table:table-cell>
          <table:table-cell office:value-type="float" office:value="6783904" calcext:value-type="float">
            <text:p>6783904</text:p>
          </table:table-cell>
          <table:table-cell/>
          <table:table-cell table:formula="of:=[.AL55]/[.AK55]" office:value-type="float" office:value="1.02914961664962" calcext:value-type="float">
            <text:p>1.0291496166</text:p>
          </table:table-cell>
          <table:table-cell table:formula="of:=[.AL55]*5/[.X55]" office:value-type="float" office:value="2.2306269356673" calcext:value-type="float">
            <text:p>2.2306269357</text:p>
          </table:table-cell>
          <table:table-cell table:number-columns-repeated="10"/>
        </table:table-row>
        <table:table-row table:style-name="ro1">
          <table:table-cell table:number-columns-repeated="17"/>
          <table:table-cell table:formula="of:=[.S56]/[.$S$51]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float" office:value="33554320" calcext:value-type="float">
            <text:p>33554320</text:p>
          </table:table-cell>
          <table:table-cell table:formula="of:=[.G57]*[.E57]" office:value-type="float" office:value="1.21" calcext:value-type="float">
            <text:p>1.21</text:p>
          </table:table-cell>
          <table:table-cell table:formula="of:=[.E57]" office:value-type="float" office:value="1.1" calcext:value-type="float">
            <text:p>1.1</text:p>
          </table:table-cell>
          <table:table-cell office:value-type="float" office:value="443695104" calcext:value-type="float">
            <text:p>443695104</text:p>
          </table:table-cell>
          <table:table-cell table:number-columns-repeated="2" office:value-type="float" office:value="642770010" calcext:value-type="float">
            <text:p>642770010</text:p>
          </table:table-cell>
          <table:table-cell table:number-columns-repeated="2" office:value-type="float" office:value="5142160080" calcext:value-type="float">
            <text:p>5142160080</text:p>
          </table:table-cell>
          <table:table-cell table:number-columns-repeated="2"/>
          <table:table-cell table:formula="of:=[.S57]/[.$S$51]" office:value-type="float" office:value="1.13636506687648" calcext:value-type="float">
            <text:p>1.1363650669</text:p>
          </table:table-cell>
          <table:table-cell office:value-type="float" office:value="443695104" calcext:value-type="float">
            <text:p>443695104</text:p>
          </table:table-cell>
          <table:table-cell office:value-type="float" office:value="33554320" calcext:value-type="float">
            <text:p>33554320</text:p>
          </table:table-cell>
          <table:table-cell office:value-type="float" office:value="0" calcext:value-type="float">
            <text:p>0</text:p>
          </table:table-cell>
          <table:table-cell office:value-type="float" office:value="33554320" calcext:value-type="float">
            <text:p>33554320</text:p>
          </table:table-cell>
          <table:table-cell office:value-type="float" office:value="0" calcext:value-type="float">
            <text:p>0</text:p>
          </table:table-cell>
          <table:table-cell office:value-type="float" office:value="536869120" calcext:value-type="float">
            <text:p>536869120</text:p>
          </table:table-cell>
          <table:table-cell office:value-type="float" office:value="733331250" calcext:value-type="float">
            <text:p>733331250</text:p>
          </table:table-cell>
          <table:table-cell office:value-type="float" office:value="719507400" calcext:value-type="float">
            <text:p>719507400</text:p>
          </table:table-cell>
          <table:table-cell office:value-type="float" office:value="13823850" calcext:value-type="float">
            <text:p>13823850</text:p>
          </table:table-cell>
          <table:table-cell office:value-type="float" office:value="12723279600" calcext:value-type="float">
            <text:p>12723279600</text:p>
          </table:table-cell>
          <table:table-cell office:value-type="float" office:value="7077811200" calcext:value-type="float">
            <text:p>7077811200</text:p>
          </table:table-cell>
          <table:table-cell/>
          <table:table-cell table:formula="of:=[.AC57]/[.X57]" office:value-type="float" office:value="13.1834947035136" calcext:value-type="float">
            <text:p>13.1834947035</text:p>
          </table:table-cell>
          <table:table-cell table:number-columns-repeated="3"/>
          <table:table-cell office:value-type="float" office:value="61008064" calcext:value-type="float">
            <text:p>61008064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415562240" calcext:value-type="float">
            <text:p>1415562240</text:p>
          </table:table-cell>
          <table:table-cell office:value-type="float" office:value="2752654768" calcext:value-type="float">
            <text:p>2752654768</text:p>
          </table:table-cell>
          <table:table-cell office:value-type="float" office:value="1337092528" calcext:value-type="float">
            <text:p>1337092528</text:p>
          </table:table-cell>
          <table:table-cell/>
          <table:table-cell table:formula="of:=[.AL57]/[.AK57]" office:value-type="float" office:value="1.94456639928457" calcext:value-type="float">
            <text:p>1.9445663993</text:p>
          </table:table-cell>
          <table:table-cell table:formula="of:=[.AL57]*5/[.X57]" office:value-type="float" office:value="25.6361808255986" calcext:value-type="float">
            <text:p>25.636180825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float" office:value="33554320" calcext:value-type="float">
            <text:p>33554320</text:p>
          </table:table-cell>
          <table:table-cell table:formula="of:=[.G58]*[.E58]" office:value-type="float" office:value="1.32" calcext:value-type="float">
            <text:p>1.32</text:p>
          </table:table-cell>
          <table:table-cell table:formula="of:=[.E58]" office:value-type="float" office:value="1.2" calcext:value-type="float">
            <text:p>1.2</text:p>
          </table:table-cell>
          <table:table-cell office:value-type="float" office:value="406720512" calcext:value-type="float">
            <text:p>406720512</text:p>
          </table:table-cell>
          <table:table-cell table:number-columns-repeated="2" office:value-type="float" office:value="196276793" calcext:value-type="float">
            <text:p>196276793</text:p>
          </table:table-cell>
          <table:table-cell table:number-columns-repeated="2" office:value-type="float" office:value="1570214344" calcext:value-type="float">
            <text:p>1570214344</text:p>
          </table:table-cell>
          <table:table-cell table:number-columns-repeated="2"/>
          <table:table-cell table:formula="of:=[.S58]/[.$S$51]" office:value-type="float" office:value="1.0416679779701" calcext:value-type="float">
            <text:p>1.041667978</text:p>
          </table:table-cell>
          <table:table-cell office:value-type="float" office:value="406720512" calcext:value-type="float">
            <text:p>406720512</text:p>
          </table:table-cell>
          <table:table-cell office:value-type="float" office:value="33554320" calcext:value-type="float">
            <text:p>33554320</text:p>
          </table:table-cell>
          <table:table-cell office:value-type="float" office:value="0" calcext:value-type="float">
            <text:p>0</text:p>
          </table:table-cell>
          <table:table-cell office:value-type="float" office:value="33554320" calcext:value-type="float">
            <text:p>33554320</text:p>
          </table:table-cell>
          <table:table-cell office:value-type="float" office:value="0" calcext:value-type="float">
            <text:p>0</text:p>
          </table:table-cell>
          <table:table-cell office:value-type="float" office:value="536869120" calcext:value-type="float">
            <text:p>536869120</text:p>
          </table:table-cell>
          <table:table-cell office:value-type="float" office:value="269400017" calcext:value-type="float">
            <text:p>269400017</text:p>
          </table:table-cell>
          <table:table-cell office:value-type="float" office:value="264296707" calcext:value-type="float">
            <text:p>264296707</text:p>
          </table:table-cell>
          <table:table-cell office:value-type="float" office:value="5103310" calcext:value-type="float">
            <text:p>5103310</text:p>
          </table:table-cell>
          <table:table-cell office:value-type="float" office:value="4686441896" calcext:value-type="float">
            <text:p>4686441896</text:p>
          </table:table-cell>
          <table:table-cell office:value-type="float" office:value="2612894720" calcext:value-type="float">
            <text:p>2612894720</text:p>
          </table:table-cell>
          <table:table-cell/>
          <table:table-cell table:formula="of:=[.AC58]/[.X58]" office:value-type="float" office:value="4.86691192073033" calcext:value-type="float">
            <text:p>4.8669119207</text:p>
          </table:table-cell>
          <table:table-cell table:number-columns-repeated="3"/>
          <table:table-cell office:value-type="float" office:value="61008064" calcext:value-type="float">
            <text:p>61008064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522578944" calcext:value-type="float">
            <text:p>522578944</text:p>
          </table:table-cell>
          <table:table-cell office:value-type="float" office:value="780577520" calcext:value-type="float">
            <text:p>780577520</text:p>
          </table:table-cell>
          <table:table-cell office:value-type="float" office:value="257998576" calcext:value-type="float">
            <text:p>257998576</text:p>
          </table:table-cell>
          <table:table-cell/>
          <table:table-cell table:formula="of:=[.AL58]/[.AK58]" office:value-type="float" office:value="1.49370258591973" calcext:value-type="float">
            <text:p>1.4937025859</text:p>
          </table:table-cell>
          <table:table-cell table:formula="of:=[.AL58]*5/[.X58]" office:value-type="float" office:value="7.26971892143843" calcext:value-type="float">
            <text:p>7.269718921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float" office:value="33554320" calcext:value-type="float">
            <text:p>33554320</text:p>
          </table:table-cell>
          <table:table-cell table:formula="of:=[.G59]*[.E59]" office:value-type="float" office:value="1.43" calcext:value-type="float">
            <text:p>1.43</text:p>
          </table:table-cell>
          <table:table-cell table:formula="of:=[.E59]" office:value-type="float" office:value="1.3" calcext:value-type="float">
            <text:p>1.3</text:p>
          </table:table-cell>
          <table:table-cell office:value-type="float" office:value="375435264" calcext:value-type="float">
            <text:p>375435264</text:p>
          </table:table-cell>
          <table:table-cell table:number-columns-repeated="2" office:value-type="float" office:value="107905223" calcext:value-type="float">
            <text:p>107905223</text:p>
          </table:table-cell>
          <table:table-cell table:number-columns-repeated="2" office:value-type="float" office:value="863241784" calcext:value-type="float">
            <text:p>863241784</text:p>
          </table:table-cell>
          <table:table-cell table:number-columns-repeated="2"/>
          <table:table-cell table:formula="of:=[.S59]/[.$S$51]" office:value-type="float" office:value="0.961542092840283" calcext:value-type="float">
            <text:p>0.9615420928</text:p>
          </table:table-cell>
          <table:table-cell office:value-type="float" office:value="375435264" calcext:value-type="float">
            <text:p>375435264</text:p>
          </table:table-cell>
          <table:table-cell office:value-type="float" office:value="33554320" calcext:value-type="float">
            <text:p>33554320</text:p>
          </table:table-cell>
          <table:table-cell office:value-type="float" office:value="0" calcext:value-type="float">
            <text:p>0</text:p>
          </table:table-cell>
          <table:table-cell office:value-type="float" office:value="33554320" calcext:value-type="float">
            <text:p>33554320</text:p>
          </table:table-cell>
          <table:table-cell office:value-type="float" office:value="0" calcext:value-type="float">
            <text:p>0</text:p>
          </table:table-cell>
          <table:table-cell office:value-type="float" office:value="536869120" calcext:value-type="float">
            <text:p>536869120</text:p>
          </table:table-cell>
          <table:table-cell office:value-type="float" office:value="177573601" calcext:value-type="float">
            <text:p>177573601</text:p>
          </table:table-cell>
          <table:table-cell office:value-type="float" office:value="174196326" calcext:value-type="float">
            <text:p>174196326</text:p>
          </table:table-cell>
          <table:table-cell office:value-type="float" office:value="3377275" calcext:value-type="float">
            <text:p>3377275</text:p>
          </table:table-cell>
          <table:table-cell office:value-type="float" office:value="3095717208" calcext:value-type="float">
            <text:p>3095717208</text:p>
          </table:table-cell>
          <table:table-cell office:value-type="float" office:value="1729164800" calcext:value-type="float">
            <text:p>1729164800</text:p>
          </table:table-cell>
          <table:table-cell/>
          <table:table-cell table:formula="of:=[.AC59]/[.X59]" office:value-type="float" office:value="3.22083117762482" calcext:value-type="float">
            <text:p>3.2208311776</text:p>
          </table:table-cell>
          <table:table-cell table:number-columns-repeated="3"/>
          <table:table-cell office:value-type="float" office:value="61008064" calcext:value-type="float">
            <text:p>61008064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345832960" calcext:value-type="float">
            <text:p>345832960</text:p>
          </table:table-cell>
          <table:table-cell office:value-type="float" office:value="474845264" calcext:value-type="float">
            <text:p>474845264</text:p>
          </table:table-cell>
          <table:table-cell office:value-type="float" office:value="129012304" calcext:value-type="float">
            <text:p>129012304</text:p>
          </table:table-cell>
          <table:table-cell/>
          <table:table-cell table:formula="of:=[.AL59]/[.AK59]" office:value-type="float" office:value="1.37304802873619" calcext:value-type="float">
            <text:p>1.3730480287</text:p>
          </table:table-cell>
          <table:table-cell table:formula="of:=[.AL59]*5/[.X59]" office:value-type="float" office:value="4.4223558993298" calcext:value-type="float">
            <text:p>4.422355899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float" office:value="33554320" calcext:value-type="float">
            <text:p>33554320</text:p>
          </table:table-cell>
          <table:table-cell table:formula="of:=[.G60]*[.E60]" office:value-type="float" office:value="1.54" calcext:value-type="float">
            <text:p>1.54</text:p>
          </table:table-cell>
          <table:table-cell table:formula="of:=[.E60]" office:value-type="float" office:value="1.4" calcext:value-type="float">
            <text:p>1.4</text:p>
          </table:table-cell>
          <table:table-cell office:value-type="float" office:value="348618752" calcext:value-type="float">
            <text:p>348618752</text:p>
          </table:table-cell>
          <table:table-cell table:number-columns-repeated="2" office:value-type="float" office:value="70758544" calcext:value-type="float">
            <text:p>70758544</text:p>
          </table:table-cell>
          <table:table-cell table:number-columns-repeated="2" office:value-type="float" office:value="566068352" calcext:value-type="float">
            <text:p>566068352</text:p>
          </table:table-cell>
          <table:table-cell table:number-columns-repeated="2"/>
          <table:table-cell table:formula="of:=[.S60]/[.$S$51]" office:value-type="float" office:value="0.892861264096512" calcext:value-type="float">
            <text:p>0.8928612641</text:p>
          </table:table-cell>
          <table:table-cell office:value-type="float" office:value="348618752" calcext:value-type="float">
            <text:p>348618752</text:p>
          </table:table-cell>
          <table:table-cell office:value-type="float" office:value="33554320" calcext:value-type="float">
            <text:p>33554320</text:p>
          </table:table-cell>
          <table:table-cell office:value-type="float" office:value="0" calcext:value-type="float">
            <text:p>0</text:p>
          </table:table-cell>
          <table:table-cell office:value-type="float" office:value="33554320" calcext:value-type="float">
            <text:p>33554320</text:p>
          </table:table-cell>
          <table:table-cell office:value-type="float" office:value="0" calcext:value-type="float">
            <text:p>0</text:p>
          </table:table-cell>
          <table:table-cell office:value-type="float" office:value="536869120" calcext:value-type="float">
            <text:p>536869120</text:p>
          </table:table-cell>
          <table:table-cell table:style-name="ce1" office:value-type="float" office:value="138975838" calcext:value-type="float">
            <text:p>138975838</text:p>
          </table:table-cell>
          <table:table-cell office:value-type="float" office:value="136324083" calcext:value-type="float">
            <text:p>136324083</text:p>
          </table:table-cell>
          <table:table-cell office:value-type="float" office:value="2651755" calcext:value-type="float">
            <text:p>2651755</text:p>
          </table:table-cell>
          <table:table-cell office:value-type="float" office:value="2427077184" calcext:value-type="float">
            <text:p>2427077184</text:p>
          </table:table-cell>
          <table:table-cell office:value-type="float" office:value="1357698560" calcext:value-type="float">
            <text:p>1357698560</text:p>
          </table:table-cell>
          <table:table-cell/>
          <table:table-cell table:formula="of:=[.AC60]/[.X60]" office:value-type="float" office:value="2.52891907807996" calcext:value-type="float">
            <text:p>2.5289190781</text:p>
          </table:table-cell>
          <table:table-cell table:number-columns-repeated="3"/>
          <table:table-cell office:value-type="float" office:value="61008064" calcext:value-type="float">
            <text:p>61008064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271539712" calcext:value-type="float">
            <text:p>271539712</text:p>
          </table:table-cell>
          <table:table-cell office:value-type="float" office:value="358139440" calcext:value-type="float">
            <text:p>358139440</text:p>
          </table:table-cell>
          <table:table-cell office:value-type="float" office:value="86599728" calcext:value-type="float">
            <text:p>86599728</text:p>
          </table:table-cell>
          <table:table-cell/>
          <table:table-cell table:formula="of:=[.AL60]/[.AK60]" office:value-type="float" office:value="1.31892104238514" calcext:value-type="float">
            <text:p>1.3189210424</text:p>
          </table:table-cell>
          <table:table-cell table:formula="of:=[.AL60]*5/[.X60]" office:value-type="float" office:value="3.33544458656888" calcext:value-type="float">
            <text:p>3.335444586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float" office:value="33554320" calcext:value-type="float">
            <text:p>33554320</text:p>
          </table:table-cell>
          <table:table-cell table:formula="of:=[.G61]*[.E61]" office:value-type="float" office:value="1.65" calcext:value-type="float">
            <text:p>1.65</text:p>
          </table:table-cell>
          <table:table-cell table:formula="of:=[.E61]" office:value-type="float" office:value="1.5" calcext:value-type="float">
            <text:p>1.5</text:p>
          </table:table-cell>
          <table:table-cell office:value-type="float" office:value="325378048" calcext:value-type="float">
            <text:p>325378048</text:p>
          </table:table-cell>
          <table:table-cell table:number-columns-repeated="2" office:value-type="float" office:value="50636420" calcext:value-type="float">
            <text:p>50636420</text:p>
          </table:table-cell>
          <table:table-cell table:number-columns-repeated="2" office:value-type="float" office:value="405091360" calcext:value-type="float">
            <text:p>405091360</text:p>
          </table:table-cell>
          <table:table-cell table:number-columns-repeated="2"/>
          <table:table-cell table:formula="of:=[.S61]/[.$S$51]" office:value-type="float" office:value="0.833338578547076" calcext:value-type="float">
            <text:p>0.8333385785</text:p>
          </table:table-cell>
          <table:table-cell office:value-type="float" office:value="325378048" calcext:value-type="float">
            <text:p>325378048</text:p>
          </table:table-cell>
          <table:table-cell office:value-type="float" office:value="33554320" calcext:value-type="float">
            <text:p>33554320</text:p>
          </table:table-cell>
          <table:table-cell office:value-type="float" office:value="0" calcext:value-type="float">
            <text:p>0</text:p>
          </table:table-cell>
          <table:table-cell office:value-type="float" office:value="33554320" calcext:value-type="float">
            <text:p>33554320</text:p>
          </table:table-cell>
          <table:table-cell office:value-type="float" office:value="0" calcext:value-type="float">
            <text:p>0</text:p>
          </table:table-cell>
          <table:table-cell office:value-type="float" office:value="536869120" calcext:value-type="float">
            <text:p>536869120</text:p>
          </table:table-cell>
          <table:table-cell office:value-type="float" office:value="118067354" calcext:value-type="float">
            <text:p>118067354</text:p>
          </table:table-cell>
          <table:table-cell office:value-type="float" office:value="115808614" calcext:value-type="float">
            <text:p>115808614</text:p>
          </table:table-cell>
          <table:table-cell office:value-type="float" office:value="2258740" calcext:value-type="float">
            <text:p>2258740</text:p>
          </table:table-cell>
          <table:table-cell office:value-type="float" office:value="2064873872" calcext:value-type="float">
            <text:p>2064873872</text:p>
          </table:table-cell>
          <table:table-cell office:value-type="float" office:value="1156474880" calcext:value-type="float">
            <text:p>1156474880</text:p>
          </table:table-cell>
          <table:table-cell/>
          <table:table-cell table:formula="of:=[.AC61]/[.X61]" office:value-type="float" office:value="2.15410951555567" calcext:value-type="float">
            <text:p>2.1541095156</text:p>
          </table:table-cell>
          <table:table-cell table:number-columns-repeated="3"/>
          <table:table-cell office:value-type="float" office:value="61008064" calcext:value-type="float">
            <text:p>61008064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231294976" calcext:value-type="float">
            <text:p>231294976</text:p>
          </table:table-cell>
          <table:table-cell office:value-type="float" office:value="296721712" calcext:value-type="float">
            <text:p>296721712</text:p>
          </table:table-cell>
          <table:table-cell office:value-type="float" office:value="65426736" calcext:value-type="float">
            <text:p>65426736</text:p>
          </table:table-cell>
          <table:table-cell/>
          <table:table-cell table:formula="of:=[.AL61]/[.AK61]" office:value-type="float" office:value="1.28287141005605" calcext:value-type="float">
            <text:p>1.2828714101</text:p>
          </table:table-cell>
          <table:table-cell table:formula="of:=[.AL61]*5/[.X61]" office:value-type="float" office:value="2.76344551163606" calcext:value-type="float">
            <text:p>2.7634455116</text:p>
          </table:table-cell>
          <table:table-cell table:number-columns-repeated="10"/>
        </table:table-row>
        <table:table-row table:style-name="ro1">
          <table:table-cell table:number-columns-repeated="17"/>
          <table:table-cell table:formula="of:=[.S62]/[.$S$51]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float" office:value="33554320" calcext:value-type="float">
            <text:p>33554320</text:p>
          </table:table-cell>
          <table:table-cell table:formula="of:=[.G63]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[.S63]/[.$S$51]" office:value-type="float" office:value="1.24999737739313" calcext:value-type="float">
            <text:p>1.2499973774</text:p>
          </table:table-cell>
          <table:table-cell office:value-type="float" office:value="488062976" calcext:value-type="float">
            <text:p>488062976</text:p>
          </table:table-cell>
          <table:table-cell office:value-type="float" office:value="33554320" calcext:value-type="float">
            <text:p>33554320</text:p>
          </table:table-cell>
          <table:table-cell office:value-type="float" office:value="0" calcext:value-type="float">
            <text:p>0</text:p>
          </table:table-cell>
          <table:table-cell office:value-type="float" office:value="33554320" calcext:value-type="float">
            <text:p>33554320</text:p>
          </table:table-cell>
          <table:table-cell office:value-type="float" office:value="0" calcext:value-type="float">
            <text:p>0</text:p>
          </table:table-cell>
          <table:table-cell office:value-type="float" office:value="536869120" calcext:value-type="float">
            <text:p>536869120</text:p>
          </table:table-cell>
          <table:table-cell table:style-name="ce1" office:value-type="float" office:value="136672370" calcext:value-type="float">
            <text:p>136672370</text:p>
          </table:table-cell>
          <table:table-cell table:number-columns-repeated="2" office:value-type="float" office:value="68336185" calcext:value-type="float">
            <text:p>68336185</text:p>
          </table:table-cell>
          <table:table-cell table:number-columns-repeated="2" office:value-type="float" office:value="1562945205" calcext:value-type="float">
            <text:p>1562945205</text:p>
          </table:table-cell>
          <table:table-cell/>
          <table:table-cell table:formula="of:=[.AC63]/[.X63]" office:value-type="float" office:value="2.91122202185888" calcext:value-type="float">
            <text:p>2.9112220219</text:p>
          </table:table-cell>
          <table:table-cell table:number-columns-repeated="3"/>
          <table:table-cell office:value-type="float" office:value="122016128" calcext:value-type="float">
            <text:p>12201612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312785552" calcext:value-type="float">
            <text:p>312785552</text:p>
          </table:table-cell>
          <table:table-cell office:value-type="float" office:value="892802856" calcext:value-type="float">
            <text:p>892802856</text:p>
          </table:table-cell>
          <table:table-cell office:value-type="float" office:value="736604328" calcext:value-type="float">
            <text:p>736604328</text:p>
          </table:table-cell>
          <table:table-cell/>
          <table:table-cell table:formula="of:=[.AL63]/[.AK63]" office:value-type="float" office:value="2.85436092009774" calcext:value-type="float">
            <text:p>2.8543609201</text:p>
          </table:table-cell>
          <table:table-cell table:formula="of:=[.AL63]*5/[.X63]" office:value-type="float" office:value="8.3149022987204" calcext:value-type="float">
            <text:p>8.314902298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office:value-type="float" office:value="33554320" calcext:value-type="float">
            <text:p>33554320</text:p>
          </table:table-cell>
          <table:table-cell table:formula="of:=[.G64]"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[.S64]/[.$S$51]" office:value-type="float" office:value="1.14583267768162" calcext:value-type="float">
            <text:p>1.1458326777</text:p>
          </table:table-cell>
          <table:table-cell office:value-type="float" office:value="447391744" calcext:value-type="float">
            <text:p>447391744</text:p>
          </table:table-cell>
          <table:table-cell office:value-type="float" office:value="33554320" calcext:value-type="float">
            <text:p>33554320</text:p>
          </table:table-cell>
          <table:table-cell office:value-type="float" office:value="0" calcext:value-type="float">
            <text:p>0</text:p>
          </table:table-cell>
          <table:table-cell office:value-type="float" office:value="33554320" calcext:value-type="float">
            <text:p>33554320</text:p>
          </table:table-cell>
          <table:table-cell office:value-type="float" office:value="0" calcext:value-type="float">
            <text:p>0</text:p>
          </table:table-cell>
          <table:table-cell office:value-type="float" office:value="536869120" calcext:value-type="float">
            <text:p>536869120</text:p>
          </table:table-cell>
          <table:table-cell office:value-type="float" office:value="136678562" calcext:value-type="float">
            <text:p>136678562</text:p>
          </table:table-cell>
          <table:table-cell table:number-columns-repeated="2" office:value-type="float" office:value="68339281" calcext:value-type="float">
            <text:p>68339281</text:p>
          </table:table-cell>
          <table:table-cell table:number-columns-repeated="2" office:value-type="float" office:value="1563985509" calcext:value-type="float">
            <text:p>1563985509</text:p>
          </table:table-cell>
          <table:table-cell/>
          <table:table-cell table:formula="of:=[.AC64]/[.X64]" office:value-type="float" office:value="2.91315974552606" calcext:value-type="float">
            <text:p>2.9131597455</text:p>
          </table:table-cell>
          <table:table-cell table:number-columns-repeated="3"/>
          <table:table-cell office:value-type="float" office:value="111848128" calcext:value-type="float">
            <text:p>11184812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313108809" calcext:value-type="float">
            <text:p>313108809</text:p>
          </table:table-cell>
          <table:table-cell office:value-type="float" office:value="502632704" calcext:value-type="float">
            <text:p>502632704</text:p>
          </table:table-cell>
          <table:table-cell office:value-type="float" office:value="346275048" calcext:value-type="float">
            <text:p>346275048</text:p>
          </table:table-cell>
          <table:table-cell/>
          <table:table-cell table:formula="of:=[.AL64]/[.AK64]" office:value-type="float" office:value="1.60529723071445" calcext:value-type="float">
            <text:p>1.6052972307</text:p>
          </table:table-cell>
          <table:table-cell table:formula="of:=[.AL64]*5/[.X64]" office:value-type="float" office:value="4.68114746476758" calcext:value-type="float">
            <text:p>4.681147464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6" calcext:value-type="float">
            <text:p>16</text:p>
          </table:table-cell>
          <table:table-cell office:value-type="float" office:value="1.3" calcext:value-type="float">
            <text:p>1.3</text:p>
          </table:table-cell>
          <table:table-cell office:value-type="float" office:value="33554320" calcext:value-type="float">
            <text:p>33554320</text:p>
          </table:table-cell>
          <table:table-cell table:formula="of:=[.G65]"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[.S65]/[.$S$51]" office:value-type="float" office:value="1.05769210595332" calcext:value-type="float">
            <text:p>1.057692106</text:p>
          </table:table-cell>
          <table:table-cell office:value-type="float" office:value="412977152" calcext:value-type="float">
            <text:p>412977152</text:p>
          </table:table-cell>
          <table:table-cell office:value-type="float" office:value="33554320" calcext:value-type="float">
            <text:p>33554320</text:p>
          </table:table-cell>
          <table:table-cell office:value-type="float" office:value="0" calcext:value-type="float">
            <text:p>0</text:p>
          </table:table-cell>
          <table:table-cell office:value-type="float" office:value="33554320" calcext:value-type="float">
            <text:p>33554320</text:p>
          </table:table-cell>
          <table:table-cell office:value-type="float" office:value="0" calcext:value-type="float">
            <text:p>0</text:p>
          </table:table-cell>
          <table:table-cell office:value-type="float" office:value="536869120" calcext:value-type="float">
            <text:p>536869120</text:p>
          </table:table-cell>
          <table:table-cell office:value-type="float" office:value="136675894" calcext:value-type="float">
            <text:p>136675894</text:p>
          </table:table-cell>
          <table:table-cell table:number-columns-repeated="2" office:value-type="float" office:value="68337947" calcext:value-type="float">
            <text:p>68337947</text:p>
          </table:table-cell>
          <table:table-cell table:number-columns-repeated="2" office:value-type="float" office:value="1563596453" calcext:value-type="float">
            <text:p>1563596453</text:p>
          </table:table-cell>
          <table:table-cell/>
          <table:table-cell table:formula="of:=[.AC65]/[.X65]" office:value-type="float" office:value="2.91243506983601" calcext:value-type="float">
            <text:p>2.9124350698</text:p>
          </table:table-cell>
          <table:table-cell table:number-columns-repeated="3"/>
          <table:table-cell office:value-type="float" office:value="103244416" calcext:value-type="float">
            <text:p>103244416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312948703" calcext:value-type="float">
            <text:p>312948703</text:p>
          </table:table-cell>
          <table:table-cell office:value-type="float" office:value="374128080" calcext:value-type="float">
            <text:p>374128080</text:p>
          </table:table-cell>
          <table:table-cell office:value-type="float" office:value="217847664" calcext:value-type="float">
            <text:p>217847664</text:p>
          </table:table-cell>
          <table:table-cell/>
          <table:table-cell table:formula="of:=[.AL65]/[.AK65]" office:value-type="float" office:value="1.19549330741275" calcext:value-type="float">
            <text:p>1.1954933074</text:p>
          </table:table-cell>
          <table:table-cell table:formula="of:=[.AL65]*5/[.X65]" office:value-type="float" office:value="3.48435089729132" calcext:value-type="float">
            <text:p>3.484350897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6" calcext:value-type="float">
            <text:p>16</text:p>
          </table:table-cell>
          <table:table-cell office:value-type="float" office:value="1.4" calcext:value-type="float">
            <text:p>1.4</text:p>
          </table:table-cell>
          <table:table-cell office:value-type="float" office:value="33554320" calcext:value-type="float">
            <text:p>33554320</text:p>
          </table:table-cell>
          <table:table-cell table:formula="of:=[.G66]"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[.S66]/[.$S$51]" office:value-type="float" office:value="0.982140047206924" calcext:value-type="float">
            <text:p>0.9821400472</text:p>
          </table:table-cell>
          <table:table-cell office:value-type="float" office:value="383477760" calcext:value-type="float">
            <text:p>383477760</text:p>
          </table:table-cell>
          <table:table-cell office:value-type="float" office:value="33554320" calcext:value-type="float">
            <text:p>33554320</text:p>
          </table:table-cell>
          <table:table-cell office:value-type="float" office:value="0" calcext:value-type="float">
            <text:p>0</text:p>
          </table:table-cell>
          <table:table-cell office:value-type="float" office:value="33554320" calcext:value-type="float">
            <text:p>33554320</text:p>
          </table:table-cell>
          <table:table-cell office:value-type="float" office:value="0" calcext:value-type="float">
            <text:p>0</text:p>
          </table:table-cell>
          <table:table-cell office:value-type="float" office:value="536869120" calcext:value-type="float">
            <text:p>536869120</text:p>
          </table:table-cell>
          <table:table-cell office:value-type="float" office:value="136677496" calcext:value-type="float">
            <text:p>136677496</text:p>
          </table:table-cell>
          <table:table-cell table:number-columns-repeated="2" office:value-type="float" office:value="68338748" calcext:value-type="float">
            <text:p>68338748</text:p>
          </table:table-cell>
          <table:table-cell table:number-columns-repeated="2" office:value-type="float" office:value="1563918281" calcext:value-type="float">
            <text:p>1563918281</text:p>
          </table:table-cell>
          <table:table-cell/>
          <table:table-cell table:formula="of:=[.AC66]/[.X66]" office:value-type="float" office:value="2.91303452319999" calcext:value-type="float">
            <text:p>2.9130345232</text:p>
          </table:table-cell>
          <table:table-cell table:number-columns-repeated="3"/>
          <table:table-cell office:value-type="float" office:value="95869824" calcext:value-type="float">
            <text:p>95869824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312818856" calcext:value-type="float">
            <text:p>312818856</text:p>
          </table:table-cell>
          <table:table-cell office:value-type="float" office:value="310801976" calcext:value-type="float">
            <text:p>310801976</text:p>
          </table:table-cell>
          <table:table-cell office:value-type="float" office:value="154588568" calcext:value-type="float">
            <text:p>154588568</text:p>
          </table:table-cell>
          <table:table-cell/>
          <table:table-cell table:formula="of:=[.AL66]/[.AK66]" office:value-type="float" office:value="0.993552562573146" calcext:value-type="float">
            <text:p>0.9935525626</text:p>
          </table:table-cell>
          <table:table-cell table:formula="of:=[.AL66]*5/[.X66]" office:value-type="float" office:value="2.89457862653751" calcext:value-type="float">
            <text:p>2.894578626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359738368" calcext:value-type="float">
            <text:p>34359738368</text:p>
          </table:table-cell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.5</text:p>
          </table:table-cell>
          <table:table-cell office:value-type="float" office:value="33554320" calcext:value-type="float">
            <text:p>33554320</text:p>
          </table:table-cell>
          <table:table-cell table:formula="of:=[.G67]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[.S67]/[.$S$51]" office:value-type="float" office:value="0.916664044059795" calcext:value-type="float">
            <text:p>0.9166640441</text:p>
          </table:table-cell>
          <table:table-cell office:value-type="float" office:value="357912576" calcext:value-type="float">
            <text:p>357912576</text:p>
          </table:table-cell>
          <table:table-cell office:value-type="float" office:value="33554320" calcext:value-type="float">
            <text:p>33554320</text:p>
          </table:table-cell>
          <table:table-cell office:value-type="float" office:value="0" calcext:value-type="float">
            <text:p>0</text:p>
          </table:table-cell>
          <table:table-cell office:value-type="float" office:value="33554320" calcext:value-type="float">
            <text:p>33554320</text:p>
          </table:table-cell>
          <table:table-cell office:value-type="float" office:value="0" calcext:value-type="float">
            <text:p>0</text:p>
          </table:table-cell>
          <table:table-cell office:value-type="float" office:value="536869120" calcext:value-type="float">
            <text:p>536869120</text:p>
          </table:table-cell>
          <table:table-cell office:value-type="float" office:value="136674152" calcext:value-type="float">
            <text:p>136674152</text:p>
          </table:table-cell>
          <table:table-cell table:number-columns-repeated="2" office:value-type="float" office:value="68337076" calcext:value-type="float">
            <text:p>68337076</text:p>
          </table:table-cell>
          <table:table-cell table:number-columns-repeated="2" office:value-type="float" office:value="1563234476" calcext:value-type="float">
            <text:p>1563234476</text:p>
          </table:table-cell>
          <table:table-cell/>
          <table:table-cell table:formula="of:=[.AC67]/[.X67]" office:value-type="float" office:value="2.91176083288232" calcext:value-type="float">
            <text:p>2.9117608329</text:p>
          </table:table-cell>
          <table:table-cell table:number-columns-repeated="3"/>
          <table:table-cell office:value-type="float" office:value="89478496" calcext:value-type="float">
            <text:p>89478496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312473193" calcext:value-type="float">
            <text:p>312473193</text:p>
          </table:table-cell>
          <table:table-cell office:value-type="float" office:value="273079080" calcext:value-type="float">
            <text:p>273079080</text:p>
          </table:table-cell>
          <table:table-cell office:value-type="float" office:value="117040040" calcext:value-type="float">
            <text:p>117040040</text:p>
          </table:table-cell>
          <table:table-cell/>
          <table:table-cell table:formula="of:=[.AL67]/[.AK67]" office:value-type="float" office:value="0.873928023643295" calcext:value-type="float">
            <text:p>0.8739280236</text:p>
          </table:table-cell>
          <table:table-cell table:formula="of:=[.AL67]*5/[.X67]" office:value-type="float" office:value="2.5432556076237" calcext:value-type="float">
            <text:p>2.5432556076</text:p>
          </table:table-cell>
          <table:table-cell table:number-columns-repeated="10"/>
        </table:table-row>
        <table:table-row table:style-name="ro1" table:number-rows-repeated="12">
          <table:table-cell table:number-columns-repeated="52"/>
        </table:table-row>
        <table:table-row table:style-name="ro1">
          <table:table-cell table:number-columns-repeated="21"/>
          <table:table-cell office:value-type="float" office:value="1" calcext:value-type="float">
            <text:p>1</text:p>
          </table:table-cell>
          <table:table-cell office:value-type="float" office:value="136678562" calcext:value-type="float">
            <text:p>136678562</text:p>
          </table:table-cell>
          <table:table-cell table:number-columns-repeated="29"/>
        </table:table-row>
        <table:table-row table:style-name="ro1">
          <table:table-cell table:number-columns-repeated="8"/>
          <table:table-cell office:value-type="float" office:value="1.375" calcext:value-type="float">
            <text:p>1.375</text:p>
          </table:table-cell>
          <table:table-cell office:value-type="float" office:value="15.1372102012498" calcext:value-type="float">
            <text:p>15.1372102012</text:p>
          </table:table-cell>
          <table:table-cell table:number-columns-repeated="11"/>
          <table:table-cell office:value-type="float" office:value="1.1" calcext:value-type="float">
            <text:p>1.1</text:p>
          </table:table-cell>
          <table:table-cell office:value-type="float" office:value="735365893" calcext:value-type="float">
            <text:p>735365893</text:p>
          </table:table-cell>
          <table:table-cell table:number-columns-repeated="29"/>
        </table:table-row>
        <table:table-row table:style-name="ro1">
          <table:table-cell table:number-columns-repeated="8"/>
          <table:table-cell office:value-type="float" office:value="1.5" calcext:value-type="float">
            <text:p>1.5</text:p>
          </table:table-cell>
          <table:table-cell office:value-type="float" office:value="5.00644194249802" calcext:value-type="float">
            <text:p>5.0064419425</text:p>
          </table:table-cell>
          <table:table-cell table:number-columns-repeated="11"/>
          <table:table-cell office:value-type="float" office:value="1.2" calcext:value-type="float">
            <text:p>1.2</text:p>
          </table:table-cell>
          <table:table-cell office:value-type="float" office:value="270618022" calcext:value-type="float">
            <text:p>270618022</text:p>
          </table:table-cell>
          <table:table-cell table:number-columns-repeated="29"/>
        </table:table-row>
        <table:table-row table:style-name="ro1">
          <table:table-cell table:number-columns-repeated="8"/>
          <table:table-cell office:value-type="float" office:value="1.625" calcext:value-type="float">
            <text:p>1.625</text:p>
          </table:table-cell>
          <table:table-cell office:value-type="float" office:value="3.33183253303896" calcext:value-type="float">
            <text:p>3.331832533</text:p>
          </table:table-cell>
          <table:table-cell table:number-columns-repeated="11"/>
          <table:table-cell office:value-type="float" office:value="1.3" calcext:value-type="float">
            <text:p>1.3</text:p>
          </table:table-cell>
          <table:table-cell office:value-type="float" office:value="178579949" calcext:value-type="float">
            <text:p>178579949</text:p>
          </table:table-cell>
          <table:table-cell table:number-columns-repeated="29"/>
        </table:table-row>
        <table:table-row table:style-name="ro1">
          <table:table-cell table:number-columns-repeated="8"/>
          <table:table-cell office:value-type="float" office:value="1.75" calcext:value-type="float">
            <text:p>1.75</text:p>
          </table:table-cell>
          <table:table-cell office:value-type="float" office:value="2.62133623926815" calcext:value-type="float">
            <text:p>2.6213362393</text:p>
          </table:table-cell>
          <table:table-cell table:number-columns-repeated="11"/>
          <table:table-cell office:value-type="float" office:value="1.4" calcext:value-type="float">
            <text:p>1.4</text:p>
          </table:table-cell>
          <table:table-cell office:value-type="float" office:value="139856196" calcext:value-type="float">
            <text:p>139856196</text:p>
          </table:table-cell>
          <table:table-cell table:style-name="ce1"/>
          <table:table-cell table:number-columns-repeated="28"/>
        </table:table-row>
        <table:table-row table:style-name="ro1">
          <table:table-cell table:number-columns-repeated="8"/>
          <table:table-cell office:value-type="float" office:value="1.875" calcext:value-type="float">
            <text:p>1.875</text:p>
          </table:table-cell>
          <table:table-cell office:value-type="float" office:value="2.2306269356673" calcext:value-type="float">
            <text:p>2.2306269357</text:p>
          </table:table-cell>
          <table:table-cell table:number-columns-repeated="11"/>
          <table:table-cell office:value-type="float" office:value="1.5" calcext:value-type="float">
            <text:p>1.5</text:p>
          </table:table-cell>
          <table:table-cell office:value-type="float" office:value="118810343" calcext:value-type="float">
            <text:p>118810343</text:p>
          </table:table-cell>
          <table:table-cell table:number-columns-repeated="29"/>
        </table:table-row>
        <table:table-row table:style-name="ro1">
          <table:table-cell table:number-columns-repeated="52"/>
        </table:table-row>
        <table:table-row table:style-name="ro1">
          <table:table-cell table:number-columns-repeated="8"/>
          <table:table-cell office:value-type="float" office:value="1.21" calcext:value-type="float">
            <text:p>1.21</text:p>
          </table:table-cell>
          <table:table-cell office:value-type="float" office:value="25.6361808255986" calcext:value-type="float">
            <text:p>25.6361808256</text:p>
          </table:table-cell>
          <table:table-cell table:number-columns-repeated="42"/>
        </table:table-row>
        <table:table-row table:style-name="ro1">
          <table:table-cell table:number-columns-repeated="8"/>
          <table:table-cell office:value-type="float" office:value="1.32" calcext:value-type="float">
            <text:p>1.32</text:p>
          </table:table-cell>
          <table:table-cell office:value-type="float" office:value="7.26971892143843" calcext:value-type="float">
            <text:p>7.2697189214</text:p>
          </table:table-cell>
          <table:table-cell table:number-columns-repeated="42"/>
        </table:table-row>
        <table:table-row table:style-name="ro1">
          <table:table-cell table:number-columns-repeated="8"/>
          <table:table-cell office:value-type="float" office:value="1.43" calcext:value-type="float">
            <text:p>1.43</text:p>
          </table:table-cell>
          <table:table-cell office:value-type="float" office:value="4.4223558993298" calcext:value-type="float">
            <text:p>4.4223558993</text:p>
          </table:table-cell>
          <table:table-cell table:number-columns-repeated="42"/>
        </table:table-row>
        <table:table-row table:style-name="ro1">
          <table:table-cell table:number-columns-repeated="8"/>
          <table:table-cell office:value-type="float" office:value="1.54" calcext:value-type="float">
            <text:p>1.54</text:p>
          </table:table-cell>
          <table:table-cell office:value-type="float" office:value="3.33544458656888" calcext:value-type="float">
            <text:p>3.3354445866</text:p>
          </table:table-cell>
          <table:table-cell table:number-columns-repeated="42"/>
        </table:table-row>
        <table:table-row table:style-name="ro1">
          <table:table-cell table:number-columns-repeated="8"/>
          <table:table-cell office:value-type="float" office:value="1.65" calcext:value-type="float">
            <text:p>1.65</text:p>
          </table:table-cell>
          <table:table-cell office:value-type="float" office:value="2.76344551163606" calcext:value-type="float">
            <text:p>2.7634455116</text:p>
          </table:table-cell>
          <table:table-cell table:number-columns-repeated="42"/>
        </table:table-row>
        <table:table-row table:style-name="ro1">
          <table:table-cell table:number-columns-repeated="52"/>
        </table:table-row>
        <table:table-row table:style-name="ro1">
          <table:table-cell table:number-columns-repeated="8"/>
          <table:table-cell office:value-type="float" office:value="1.1" calcext:value-type="float">
            <text:p>1.1</text:p>
          </table:table-cell>
          <table:table-cell office:value-type="float" office:value="8.3149022987204" calcext:value-type="float">
            <text:p>8.3149022987</text:p>
          </table:table-cell>
          <table:table-cell table:number-columns-repeated="42"/>
        </table:table-row>
        <table:table-row table:style-name="ro1">
          <table:table-cell table:number-columns-repeated="8"/>
          <table:table-cell office:value-type="float" office:value="1.2" calcext:value-type="float">
            <text:p>1.2</text:p>
          </table:table-cell>
          <table:table-cell office:value-type="float" office:value="4.68114746476758" calcext:value-type="float">
            <text:p>4.6811474648</text:p>
          </table:table-cell>
          <table:table-cell table:number-columns-repeated="42"/>
        </table:table-row>
        <table:table-row table:style-name="ro1">
          <table:table-cell table:number-columns-repeated="8"/>
          <table:table-cell office:value-type="float" office:value="1.3" calcext:value-type="float">
            <text:p>1.3</text:p>
          </table:table-cell>
          <table:table-cell office:value-type="float" office:value="3.48435089729132" calcext:value-type="float">
            <text:p>3.4843508973</text:p>
          </table:table-cell>
          <table:table-cell table:number-columns-repeated="42"/>
        </table:table-row>
        <table:table-row table:style-name="ro1">
          <table:table-cell table:number-columns-repeated="8"/>
          <table:table-cell office:value-type="float" office:value="1.4" calcext:value-type="float">
            <text:p>1.4</text:p>
          </table:table-cell>
          <table:table-cell office:value-type="float" office:value="2.89457862653751" calcext:value-type="float">
            <text:p>2.8945786265</text:p>
          </table:table-cell>
          <table:table-cell table:number-columns-repeated="42"/>
        </table:table-row>
        <table:table-row table:style-name="ro1">
          <table:table-cell table:number-columns-repeated="8"/>
          <table:table-cell office:value-type="float" office:value="1.5" calcext:value-type="float">
            <text:p>1.5</text:p>
          </table:table-cell>
          <table:table-cell office:value-type="float" office:value="2.5432556076237" calcext:value-type="float">
            <text:p>2.5432556076</text:p>
          </table:table-cell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00/00/00</text:date>, <text:time style:data-style-name="N2" text:time-value="22:43:58.126053629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16:07:08.427551519</meta:creation-date>
    <dc:date>2016-08-04T10:26:46.746529134</dc:date>
    <meta:editing-duration>PT18H16M37S</meta:editing-duration>
    <meta:editing-cycles>15</meta:editing-cycles>
    <meta:generator>LibreOffice/5.1.4.2$Linux_X86_64 LibreOffice_project/10m0$Build-2</meta:generator>
    <meta:document-statistic meta:table-count="3" meta:cell-count="18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171cm" svg:height="9.005cm" xlink:href=".." xlink:type="simple" chart:class="chart:scatter" chart:style-name="ch1">
        <chart:legend chart:legend-position="end" svg:x="16.121cm" svg:y="3.691cm" style:legend-expansion="high" chart:style-name="ch2"/>
        <chart:plot-area chart:style-name="ch3" table:cell-range-address="Sheet3.I81:Sheet3.J85 Sheet3.J93:Sheet3.J97 Sheet3.J87:Sheet3.J91" svg:x="0.363cm" svg:y="0.18cm" svg:width="15.395cm" svg:height="8.645cm">
          <chartooo:coordinate-region svg:x="1.02cm" svg:y="0.384cm" svg:width="14.635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J81:Sheet3.J85" chart:class="chart:scatter">
            <chart:domain table:cell-range-address="Sheet3.I81:Sheet3.I85"/>
            <chart:data-point chart:repeated="5"/>
          </chart:series>
          <chart:series chart:style-name="ch7" chart:values-cell-range-address="Sheet3.J93:Sheet3.J97" chart:class="chart:scatter">
            <chart:domain table:cell-range-address="Sheet3.I93:Sheet3.I97"/>
            <chart:data-point chart:repeated="5"/>
          </chart:series>
          <chart:series chart:style-name="ch8" chart:values-cell-range-address="Sheet3.J87:Sheet3.J91" chart:class="chart:scatter">
            <chart:domain table:cell-range-address="Sheet3.I87:Sheet3.I91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75">
                <text:p>1.375</text:p>
                <draw:g>
                  <svg:desc>Sheet3.I81:Sheet3.I85</svg:desc>
                </draw:g>
              </table:table-cell>
              <table:table-cell office:value-type="float" office:value="15.1372102012498">
                <text:p>15.1372102012498</text:p>
                <draw:g>
                  <svg:desc>Sheet3.J81:Sheet3.J85</svg:desc>
                </draw:g>
              </table:table-cell>
              <table:table-cell office:value-type="float" office:value="1.1">
                <text:p>1.1</text:p>
                <draw:g>
                  <svg:desc>Sheet3.I93:Sheet3.I97</svg:desc>
                </draw:g>
              </table:table-cell>
              <table:table-cell office:value-type="float" office:value="8.3149022987204">
                <text:p>8.3149022987204</text:p>
                <draw:g>
                  <svg:desc>Sheet3.J93:Sheet3.J97</svg:desc>
                </draw:g>
              </table:table-cell>
              <table:table-cell office:value-type="float" office:value="1.21">
                <text:p>1.21</text:p>
                <draw:g>
                  <svg:desc>Sheet3.I87:Sheet3.I91</svg:desc>
                </draw:g>
              </table:table-cell>
              <table:table-cell office:value-type="float" office:value="25.6361808255986">
                <text:p>25.6361808255986</text:p>
                <draw:g>
                  <svg:desc>Sheet3.J87:Sheet3.J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5.00644194249802">
                <text:p>5.00644194249802</text:p>
              </table:table-cell>
              <table:table-cell office:value-type="float" office:value="1.2">
                <text:p>1.2</text:p>
              </table:table-cell>
              <table:table-cell office:value-type="float" office:value="4.68114746476758">
                <text:p>4.68114746476758</text:p>
              </table:table-cell>
              <table:table-cell office:value-type="float" office:value="1.32">
                <text:p>1.32</text:p>
              </table:table-cell>
              <table:table-cell office:value-type="float" office:value="7.26971892143843">
                <text:p>7.269718921438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25">
                <text:p>1.625</text:p>
              </table:table-cell>
              <table:table-cell office:value-type="float" office:value="3.33183253303896">
                <text:p>3.33183253303896</text:p>
              </table:table-cell>
              <table:table-cell office:value-type="float" office:value="1.3">
                <text:p>1.3</text:p>
              </table:table-cell>
              <table:table-cell office:value-type="float" office:value="3.48435089729132">
                <text:p>3.48435089729132</text:p>
              </table:table-cell>
              <table:table-cell office:value-type="float" office:value="1.43">
                <text:p>1.43</text:p>
              </table:table-cell>
              <table:table-cell office:value-type="float" office:value="4.4223558993298">
                <text:p>4.42235589932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5">
                <text:p>1.75</text:p>
              </table:table-cell>
              <table:table-cell office:value-type="float" office:value="2.62133623926815">
                <text:p>2.62133623926815</text:p>
              </table:table-cell>
              <table:table-cell office:value-type="float" office:value="1.4">
                <text:p>1.4</text:p>
              </table:table-cell>
              <table:table-cell office:value-type="float" office:value="2.89457862653751">
                <text:p>2.89457862653751</text:p>
              </table:table-cell>
              <table:table-cell office:value-type="float" office:value="1.54">
                <text:p>1.54</text:p>
              </table:table-cell>
              <table:table-cell office:value-type="float" office:value="3.33544458656888">
                <text:p>3.335444586568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75">
                <text:p>1.875</text:p>
              </table:table-cell>
              <table:table-cell office:value-type="float" office:value="2.2306269356673">
                <text:p>2.2306269356673</text:p>
              </table:table-cell>
              <table:table-cell office:value-type="float" office:value="1.5">
                <text:p>1.5</text:p>
              </table:table-cell>
              <table:table-cell office:value-type="float" office:value="2.5432556076237">
                <text:p>2.5432556076237</text:p>
              </table:table-cell>
              <table:table-cell office:value-type="float" office:value="1.65">
                <text:p>1.65</text:p>
              </table:table-cell>
              <table:table-cell office:value-type="float" office:value="2.76344551163606">
                <text:p>2.763445511636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87cm" svg:y="3.943cm" style:legend-expansion="high" chart:style-name="ch2"/>
        <chart:plot-area chart:style-name="ch3" table:cell-range-address="Sheet3.V80:Sheet3.W85" svg:x="0.32cm" svg:y="0.18cm" svg:width="13.747cm" svg:height="8.64cm">
          <chartooo:coordinate-region svg:x="2.4cm" svg:y="0.384cm" svg:width="11.667cm" svg:height="7.7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V80:Sheet3.V85" chart:class="chart:bar">
            <chart:data-point chart:repeated="6"/>
          </chart:series>
          <chart:series chart:style-name="ch8" chart:values-cell-range-address="Sheet3.W80:Sheet3.W85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V</text:p>
              </table:table-cell>
              <table:table-cell office:value-type="string">
                <text:p>列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.V80:Sheet3.V85</svg:desc>
                </draw:g>
              </table:table-cell>
              <table:table-cell office:value-type="float" office:value="136678562">
                <text:p>136678562</text:p>
                <draw:g>
                  <svg:desc>Sheet3.W80:Sheet3.W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">
                <text:p>1.1</text:p>
              </table:table-cell>
              <table:table-cell office:value-type="float" office:value="735365893">
                <text:p>7353658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">
                <text:p>1.2</text:p>
              </table:table-cell>
              <table:table-cell office:value-type="float" office:value="270618022">
                <text:p>270618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">
                <text:p>1.3</text:p>
              </table:table-cell>
              <table:table-cell office:value-type="float" office:value="178579949">
                <text:p>1785799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">
                <text:p>1.4</text:p>
              </table:table-cell>
              <table:table-cell office:value-type="float" office:value="139856196">
                <text:p>139856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118810343">
                <text:p>1188103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